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102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1" manifest:media-type=""/>
  <manifest:file-entry manifest:full-path="ObjectReplacements/Obj102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Pictures/1000020100000104000000C7FE028EA1DB55D505.png" manifest:media-type="image/png"/>
  <manifest:file-entry manifest:full-path="Pictures/100002010000000400000097EBA0C4B988BFFE9F.png" manifest:media-type="image/png"/>
  <manifest:file-entry manifest:full-path="Pictures/10000201000007D80000003125151B6DA2F68A48.png" manifest:media-type="image/png"/>
  <manifest:file-entry manifest:full-path="Pictures/100002010000081300000031E4F56E7EBAAF8260.png" manifest:media-type="image/png"/>
  <manifest:file-entry manifest:full-path="Obj101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ourier New1" svg:font-family="'Courier New'" style:font-adornments="obyčejné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ulka1" style:family="table">
      <style:table-properties style:width="17.002cm" fo:margin-left="0cm" fo:margin-top="0cm" fo:margin-bottom="0cm" table:align="left" style:writing-mode="lr-tb"/>
    </style:style>
    <style:style style:name="Tabulka1.A" style:family="table-column">
      <style:table-column-properties style:column-width="2.999cm"/>
    </style:style>
    <style:style style:name="Tabulka1.B" style:family="table-column">
      <style:table-column-properties style:column-width="14.002cm"/>
    </style:style>
    <style:style style:name="Tabulka1.1" style:family="table-row">
      <style:table-row-properties style:min-row-height="0.24cm" fo:keep-together="auto"/>
    </style:style>
    <style:style style:name="Tabulka1.A1" style:family="table-cell">
      <style:table-cell-properties style:vertical-align="middle" fo:padding="0cm" fo:border-left="none" fo:border-right="none" fo:border-top="1pt solid #000000" fo:border-bottom="0.25pt solid #000000"/>
    </style:style>
    <style:style style:name="Tabulka1.A2" style:family="table-cell">
      <style:table-cell-properties style:vertical-align="middle" fo:padding="0cm" fo:border-left="none" fo:border-right="none" fo:border-top="0.25pt solid #000000" fo:border-bottom="0.25pt solid #000000"/>
    </style:style>
    <style:style style:name="Tabulka1.A6" style:family="table-cell">
      <style:table-cell-properties style:vertical-align="middle" fo:padding="0cm" fo:border-left="none" fo:border-right="none" fo:border-top="0.25pt solid #000000" fo:border-bottom="1pt solid #000000"/>
    </style:style>
    <style:style style:name="Tabulka2" style:family="table">
      <style:table-properties style:width="17.253cm" fo:margin-left="-0.377cm" fo:margin-top="0cm" fo:margin-bottom="0cm" table:align="left" style:writing-mode="lr-tb"/>
    </style:style>
    <style:style style:name="Tabulka2.A" style:family="table-column">
      <style:table-column-properties style:column-width="1.499cm"/>
    </style:style>
    <style:style style:name="Tabulka2.B" style:family="table-column">
      <style:table-column-properties style:column-width="2.252cm"/>
    </style:style>
    <style:style style:name="Tabulka2.C" style:family="table-column">
      <style:table-column-properties style:column-width="4.62cm"/>
    </style:style>
    <style:style style:name="Tabulka2.D" style:family="table-column">
      <style:table-column-properties style:column-width="4.879cm"/>
    </style:style>
    <style:style style:name="Tabulka2.E" style:family="table-column">
      <style:table-column-properties style:column-width="4.002cm"/>
    </style:style>
    <style:style style:name="Tabulka2.1" style:family="table-row">
      <style:table-row-properties style:min-row-height="0.713cm" fo:keep-together="auto"/>
    </style:style>
    <style:style style:name="Tabulka2.A1" style:family="table-cell">
      <style:table-cell-properties fo:padding-left="0.123cm" fo:padding-right="0.123cm" fo:padding-top="0cm" fo:padding-bottom="0cm" fo:border-left="0.25pt solid #000000" fo:border-right="none" fo:border-top="0.25pt solid #000000" fo:border-bottom="0.25pt solid #000000"/>
    </style:style>
    <style:style style:name="Tabulka2.E1" style:family="table-cell">
      <style:table-cell-properties fo:padding-left="0.123cm" fo:padding-right="0.123cm" fo:padding-top="0cm" fo:padding-bottom="0cm" fo:border="0.25pt solid #000000"/>
    </style:style>
    <style:style style:name="Tabulka2.2" style:family="table-row">
      <style:table-row-properties style:min-row-height="1.531cm" fo:keep-together="auto"/>
    </style:style>
    <style:style style:name="Tabulka2.A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0.5pt solid #000000" fo:border-bottom="0.5pt solid #000000"/>
    </style:style>
    <style:style style:name="Tabulka3" style:family="table">
      <style:table-properties style:width="17cm" fo:margin-left="-0.023cm" fo:margin-top="0cm" fo:margin-bottom="0cm" table:align="left" style:writing-mode="lr-tb"/>
    </style:style>
    <style:style style:name="Tabulka3.A" style:family="table-column">
      <style:table-column-properties style:column-width="1.55cm"/>
    </style:style>
    <style:style style:name="Tabulka3.B" style:family="table-column">
      <style:table-column-properties style:column-width="15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3.B1" style:family="table-cell">
      <style:table-cell-properties fo:padding="0.097cm" fo:border="0.25pt solid #000000"/>
    </style:style>
    <style:style style:name="Tabulka3.A2" style:family="table-cell">
      <style:table-cell-properties fo:padding="0.097cm" fo:border-left="0.25pt solid #000000" fo:border-right="none" fo:border-top="none" fo:border-bottom="0.25pt solid #000000"/>
    </style:style>
    <style:style style:name="Tabulk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4" style:family="table">
      <style:table-properties style:width="17cm" fo:margin-left="-0.023cm" fo:margin-top="0cm" fo:margin-bottom="0cm" table:align="left" style:writing-mode="lr-tb"/>
    </style:style>
    <style:style style:name="Tabulka4.A" style:family="table-column">
      <style:table-column-properties style:column-width="2.679cm"/>
    </style:style>
    <style:style style:name="Tabulka4.B" style:family="table-column">
      <style:table-column-properties style:column-width="14.319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4.B1" style:family="table-cell">
      <style:table-cell-properties fo:padding="0.097cm" fo:border="0.25pt solid #000000"/>
    </style:style>
    <style:style style:name="Tabulka4.A2" style:family="table-cell">
      <style:table-cell-properties fo:padding="0.097cm" fo:border-left="0.25pt solid #000000" fo:border-right="none" fo:border-top="none" fo:border-bottom="0.25pt solid #000000"/>
    </style:style>
    <style:style style:name="Tabulka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5" style:family="table">
      <style:table-properties style:width="17cm" fo:margin-left="-0.023cm" fo:margin-top="0cm" fo:margin-bottom="0cm" table:align="left" style:writing-mode="lr-tb"/>
    </style:style>
    <style:style style:name="Tabulka5.A" style:family="table-column">
      <style:table-column-properties style:column-width="2.858cm"/>
    </style:style>
    <style:style style:name="Tabulka5.B" style:family="table-column">
      <style:table-column-properties style:column-width="14.141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5.B1" style:family="table-cell">
      <style:table-cell-properties fo:padding="0.097cm" fo:border="0.25pt solid #000000"/>
    </style:style>
    <style:style style:name="Tabulka5.A2" style:family="table-cell">
      <style:table-cell-properties fo:padding="0.097cm" fo:border-left="0.25pt solid #000000" fo:border-right="none" fo:border-top="none" fo:border-bottom="0.25pt solid #000000"/>
    </style:style>
    <style:style style:name="Tabulka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6" style:family="table">
      <style:table-properties style:width="17cm" fo:margin-left="-0.023cm" fo:margin-top="0cm" fo:margin-bottom="0cm" table:align="left" style:writing-mode="lr-tb"/>
    </style:style>
    <style:style style:name="Tabulka6.A" style:family="table-column">
      <style:table-column-properties style:column-width="5.71cm"/>
    </style:style>
    <style:style style:name="Tabulka6.B" style:family="table-column">
      <style:table-column-properties style:column-width="2.579cm"/>
    </style:style>
    <style:style style:name="Tabulka6.C" style:family="table-column">
      <style:table-column-properties style:column-width="1.909cm"/>
    </style:style>
    <style:style style:name="Tabulka6.D" style:family="table-column">
      <style:table-column-properties style:column-width="6.802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6.D1" style:family="table-cell">
      <style:table-cell-properties fo:padding="0.097cm" fo:border="0.25pt solid #000000"/>
    </style:style>
    <style:style style:name="Tabulka6.A2" style:family="table-cell">
      <style:table-cell-properties fo:padding="0.097cm" fo:border-left="0.25pt solid #000000" fo:border-right="none" fo:border-top="none" fo:border-bottom="0.25pt solid #000000"/>
    </style:style>
    <style:style style:name="Tabulka6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7" style:family="table">
      <style:table-properties style:width="16.443cm" fo:margin-left="-0.199cm" fo:margin-top="0cm" fo:margin-bottom="0cm" table:align="left" style:writing-mode="lr-tb"/>
    </style:style>
    <style:style style:name="Tabulka7.A" style:family="table-column">
      <style:table-column-properties style:column-width="9.693cm"/>
    </style:style>
    <style:style style:name="Tabulka7.B" style:family="table-column">
      <style:table-column-properties style:column-width="6.749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99cm" fo:padding-right="0.191cm" fo:padding-top="0cm" fo:padding-bottom="0cm" fo:border="0.5pt solid #00000a"/>
    </style:style>
    <style:style style:name="Tabulka7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8" style:family="table">
      <style:table-properties style:width="17cm" fo:margin-left="-0.023cm" fo:margin-top="0cm" fo:margin-bottom="0cm" table:align="left" style:writing-mode="lr-tb"/>
    </style:style>
    <style:style style:name="Tabulka8.A" style:family="table-column">
      <style:table-column-properties style:column-width="2.858cm"/>
    </style:style>
    <style:style style:name="Tabulka8.B" style:family="table-column">
      <style:table-column-properties style:column-width="14.141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8.B1" style:family="table-cell">
      <style:table-cell-properties fo:padding="0.097cm" fo:border="0.25pt solid #000000"/>
    </style:style>
    <style:style style:name="Tabulka8.A2" style:family="table-cell">
      <style:table-cell-properties fo:padding="0.097cm" fo:border-left="0.25pt solid #000000" fo:border-right="none" fo:border-top="none" fo:border-bottom="0.25pt solid #000000"/>
    </style:style>
    <style:style style:name="Tabulk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9" style:family="table">
      <style:table-properties style:width="17cm" fo:margin-left="-0.023cm" fo:margin-top="0cm" fo:margin-bottom="0cm" table:align="left" style:writing-mode="lr-tb"/>
    </style:style>
    <style:style style:name="Tabulka9.A" style:family="table-column">
      <style:table-column-properties style:column-width="5.71cm"/>
    </style:style>
    <style:style style:name="Tabulka9.B" style:family="table-column">
      <style:table-column-properties style:column-width="2.581cm"/>
    </style:style>
    <style:style style:name="Tabulka9.C" style:family="table-column">
      <style:table-column-properties style:column-width="1.909cm"/>
    </style:style>
    <style:style style:name="Tabulka9.D" style:family="table-column">
      <style:table-column-properties style:column-width="6.8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9.D1" style:family="table-cell">
      <style:table-cell-properties fo:padding="0.097cm" fo:border="0.25pt solid #000000"/>
    </style:style>
    <style:style style:name="Tabulka9.A2" style:family="table-cell">
      <style:table-cell-properties fo:padding="0.097cm" fo:border-left="0.25pt solid #000000" fo:border-right="none" fo:border-top="none" fo:border-bottom="0.25pt solid #000000"/>
    </style:style>
    <style:style style:name="Tabulka9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0" style:family="table">
      <style:table-properties style:width="16.443cm" fo:margin-left="-0.199cm" fo:margin-top="0cm" fo:margin-bottom="0cm" table:align="left" style:writing-mode="lr-tb"/>
    </style:style>
    <style:style style:name="Tabulka10.A" style:family="table-column">
      <style:table-column-properties style:column-width="9.693cm"/>
    </style:style>
    <style:style style:name="Tabulka10.B" style:family="table-column">
      <style:table-column-properties style:column-width="6.749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99cm" fo:padding-right="0.191cm" fo:padding-top="0cm" fo:padding-bottom="0cm" fo:border="0.5pt solid #00000a"/>
    </style:style>
    <style:style style:name="Tabulka10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11" style:family="table">
      <style:table-properties style:width="17cm" fo:margin-left="-0.023cm" fo:margin-top="0cm" fo:margin-bottom="0cm" table:align="left" style:writing-mode="lr-tb"/>
    </style:style>
    <style:style style:name="Tabulka11.A" style:family="table-column">
      <style:table-column-properties style:column-width="2.858cm"/>
    </style:style>
    <style:style style:name="Tabulka11.B" style:family="table-column">
      <style:table-column-properties style:column-width="14.141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1.B1" style:family="table-cell">
      <style:table-cell-properties fo:padding="0.097cm" fo:border="0.25pt solid #000000"/>
    </style:style>
    <style:style style:name="Tabulka11.A2" style:family="table-cell">
      <style:table-cell-properties fo:padding="0.097cm" fo:border-left="0.25pt solid #000000" fo:border-right="none" fo:border-top="none" fo:border-bottom="0.25pt solid #000000"/>
    </style:style>
    <style:style style:name="Tabulka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2" style:family="table">
      <style:table-properties style:width="17cm" fo:margin-left="-0.023cm" fo:margin-top="0cm" fo:margin-bottom="0cm" table:align="left" style:writing-mode="lr-tb"/>
    </style:style>
    <style:style style:name="Tabulka12.A" style:family="table-column">
      <style:table-column-properties style:column-width="5.71cm"/>
    </style:style>
    <style:style style:name="Tabulka12.B" style:family="table-column">
      <style:table-column-properties style:column-width="2.581cm"/>
    </style:style>
    <style:style style:name="Tabulka12.C" style:family="table-column">
      <style:table-column-properties style:column-width="1.909cm"/>
    </style:style>
    <style:style style:name="Tabulka12.D" style:family="table-column">
      <style:table-column-properties style:column-width="6.8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2.D1" style:family="table-cell">
      <style:table-cell-properties fo:padding="0.097cm" fo:border="0.25pt solid #000000"/>
    </style:style>
    <style:style style:name="Tabulka12.A2" style:family="table-cell">
      <style:table-cell-properties fo:padding="0.097cm" fo:border-left="0.25pt solid #000000" fo:border-right="none" fo:border-top="none" fo:border-bottom="0.25pt solid #000000"/>
    </style:style>
    <style:style style:name="Tabulka12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3" style:family="table">
      <style:table-properties style:width="17cm" fo:margin-left="-0.023cm" fo:margin-top="0cm" fo:margin-bottom="0cm" table:align="left" style:writing-mode="lr-tb"/>
    </style:style>
    <style:style style:name="Tabulka13.A" style:family="table-column">
      <style:table-column-properties style:column-width="5.71cm"/>
    </style:style>
    <style:style style:name="Tabulka13.B" style:family="table-column">
      <style:table-column-properties style:column-width="2.579cm"/>
    </style:style>
    <style:style style:name="Tabulka13.C" style:family="table-column">
      <style:table-column-properties style:column-width="1.919cm"/>
    </style:style>
    <style:style style:name="Tabulka13.D" style:family="table-column">
      <style:table-column-properties style:column-width="6.791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3.D1" style:family="table-cell">
      <style:table-cell-properties fo:padding="0.097cm" fo:border="0.25pt solid #000000"/>
    </style:style>
    <style:style style:name="Tabulka13.A2" style:family="table-cell">
      <style:table-cell-properties fo:padding="0.097cm" fo:border-left="0.25pt solid #000000" fo:border-right="none" fo:border-top="none" fo:border-bottom="0.25pt solid #000000"/>
    </style:style>
    <style:style style:name="Tabulka13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4" style:family="table">
      <style:table-properties style:width="17cm" fo:margin-left="-0.023cm" fo:margin-top="0cm" fo:margin-bottom="0cm" table:align="left" style:writing-mode="lr-tb"/>
    </style:style>
    <style:style style:name="Tabulka14.A" style:family="table-column">
      <style:table-column-properties style:column-width="2.858cm"/>
    </style:style>
    <style:style style:name="Tabulka14.B" style:family="table-column">
      <style:table-column-properties style:column-width="14.141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4.B1" style:family="table-cell">
      <style:table-cell-properties fo:padding="0.097cm" fo:border="0.25pt solid #000000"/>
    </style:style>
    <style:style style:name="Tabulka14.A2" style:family="table-cell">
      <style:table-cell-properties fo:padding="0.097cm" fo:border-left="0.25pt solid #000000" fo:border-right="none" fo:border-top="none" fo:border-bottom="0.25pt solid #000000"/>
    </style:style>
    <style:style style:name="Tabulk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5" style:family="table">
      <style:table-properties style:width="17cm" fo:margin-left="-0.023cm" fo:margin-top="0cm" fo:margin-bottom="0cm" table:align="left" style:writing-mode="lr-tb"/>
    </style:style>
    <style:style style:name="Tabulka15.A" style:family="table-column">
      <style:table-column-properties style:column-width="5.71cm"/>
    </style:style>
    <style:style style:name="Tabulka15.B" style:family="table-column">
      <style:table-column-properties style:column-width="2.581cm"/>
    </style:style>
    <style:style style:name="Tabulka15.C" style:family="table-column">
      <style:table-column-properties style:column-width="1.909cm"/>
    </style:style>
    <style:style style:name="Tabulka15.D" style:family="table-column">
      <style:table-column-properties style:column-width="6.8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5.D1" style:family="table-cell">
      <style:table-cell-properties fo:padding="0.097cm" fo:border="0.25pt solid #000000"/>
    </style:style>
    <style:style style:name="Tabulka15.A2" style:family="table-cell">
      <style:table-cell-properties fo:padding="0.097cm" fo:border-left="0.25pt solid #000000" fo:border-right="none" fo:border-top="none" fo:border-bottom="0.25pt solid #000000"/>
    </style:style>
    <style:style style:name="Tabulka15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6" style:family="table">
      <style:table-properties style:width="16.443cm" fo:margin-left="-0.199cm" fo:margin-top="0cm" fo:margin-bottom="0cm" table:align="left" style:writing-mode="lr-tb"/>
    </style:style>
    <style:style style:name="Tabulka16.A" style:family="table-column">
      <style:table-column-properties style:column-width="9.691cm"/>
    </style:style>
    <style:style style:name="Tabulka16.B" style:family="table-column">
      <style:table-column-properties style:column-width="6.75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99cm" fo:padding-right="0.191cm" fo:padding-top="0cm" fo:padding-bottom="0cm" fo:border="0.5pt solid #00000a"/>
    </style:style>
    <style:style style:name="Tabulka17" style:family="table">
      <style:table-properties style:width="17cm" fo:margin-left="-0.023cm" fo:margin-top="0cm" fo:margin-bottom="0cm" table:align="left" style:writing-mode="lr-tb"/>
    </style:style>
    <style:style style:name="Tabulka17.A" style:family="table-column">
      <style:table-column-properties style:column-width="5.71cm"/>
    </style:style>
    <style:style style:name="Tabulka17.B" style:family="table-column">
      <style:table-column-properties style:column-width="2.579cm"/>
    </style:style>
    <style:style style:name="Tabulka17.C" style:family="table-column">
      <style:table-column-properties style:column-width="1.919cm"/>
    </style:style>
    <style:style style:name="Tabulka17.D" style:family="table-column">
      <style:table-column-properties style:column-width="6.791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7.D1" style:family="table-cell">
      <style:table-cell-properties fo:padding="0.097cm" fo:border="0.25pt solid #000000"/>
    </style:style>
    <style:style style:name="Tabulka17.A2" style:family="table-cell">
      <style:table-cell-properties fo:padding="0.097cm" fo:border-left="0.25pt solid #000000" fo:border-right="none" fo:border-top="none" fo:border-bottom="0.25pt solid #000000"/>
    </style:style>
    <style:style style:name="Tabulka17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8" style:family="table">
      <style:table-properties style:width="16.443cm" fo:margin-left="-0.199cm" fo:margin-top="0cm" fo:margin-bottom="0cm" table:align="left" style:writing-mode="lr-tb"/>
    </style:style>
    <style:style style:name="Tabulka18.A" style:family="table-column">
      <style:table-column-properties style:column-width="9.691cm"/>
    </style:style>
    <style:style style:name="Tabulka18.B" style:family="table-column">
      <style:table-column-properties style:column-width="6.75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99cm" fo:padding-right="0.191cm" fo:padding-top="0cm" fo:padding-bottom="0cm" fo:border="0.5pt solid #00000a"/>
    </style:style>
    <style:style style:name="Tabulka18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19" style:family="table">
      <style:table-properties style:width="17cm" fo:margin-left="-0.023cm" fo:margin-top="0cm" fo:margin-bottom="0cm" table:align="left" style:writing-mode="lr-tb"/>
    </style:style>
    <style:style style:name="Tabulka19.A" style:family="table-column">
      <style:table-column-properties style:column-width="2.858cm"/>
    </style:style>
    <style:style style:name="Tabulka19.B" style:family="table-column">
      <style:table-column-properties style:column-width="14.141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9.B1" style:family="table-cell">
      <style:table-cell-properties fo:padding="0.097cm" fo:border="0.25pt solid #000000"/>
    </style:style>
    <style:style style:name="Tabulka19.A2" style:family="table-cell">
      <style:table-cell-properties fo:padding="0.097cm" fo:border-left="0.25pt solid #000000" fo:border-right="none" fo:border-top="none" fo:border-bottom="0.25pt solid #000000"/>
    </style:style>
    <style:style style:name="Tabulk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0" style:family="table">
      <style:table-properties style:width="17cm" fo:margin-left="-0.023cm" fo:margin-top="0cm" fo:margin-bottom="0cm" table:align="left" style:writing-mode="lr-tb"/>
    </style:style>
    <style:style style:name="Tabulka20.A" style:family="table-column">
      <style:table-column-properties style:column-width="5.369cm"/>
    </style:style>
    <style:style style:name="Tabulka20.B" style:family="table-column">
      <style:table-column-properties style:column-width="2.501cm"/>
    </style:style>
    <style:style style:name="Tabulka20.C" style:family="table-column">
      <style:table-column-properties style:column-width="1.75cm"/>
    </style:style>
    <style:style style:name="Tabulka20.D" style:family="table-column">
      <style:table-column-properties style:column-width="7.378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20.D1" style:family="table-cell">
      <style:table-cell-properties fo:padding="0.097cm" fo:border="0.25pt solid #000000"/>
    </style:style>
    <style:style style:name="Tabulka20.A2" style:family="table-cell">
      <style:table-cell-properties fo:padding="0.097cm" fo:border-left="0.25pt solid #000000" fo:border-right="none" fo:border-top="none" fo:border-bottom="0.25pt solid #000000"/>
    </style:style>
    <style:style style:name="Tabulka20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1" style:family="table">
      <style:table-properties style:width="16.443cm" fo:margin-left="-0.199cm" fo:margin-top="0cm" fo:margin-bottom="0cm" table:align="left" style:writing-mode="lr-tb"/>
    </style:style>
    <style:style style:name="Tabulka21.A" style:family="table-column">
      <style:table-column-properties style:column-width="9.693cm"/>
    </style:style>
    <style:style style:name="Tabulka21.B" style:family="table-column">
      <style:table-column-properties style:column-width="6.749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99cm" fo:padding-right="0.191cm" fo:padding-top="0cm" fo:padding-bottom="0cm" fo:border="0.5pt solid #00000a"/>
    </style:style>
    <style:style style:name="Tabulka22" style:family="table">
      <style:table-properties style:width="17cm" fo:margin-left="-0.023cm" fo:margin-top="0cm" fo:margin-bottom="0cm" table:align="left" style:writing-mode="lr-tb"/>
    </style:style>
    <style:style style:name="Tabulka22.A" style:family="table-column">
      <style:table-column-properties style:column-width="5.369cm"/>
    </style:style>
    <style:style style:name="Tabulka22.B" style:family="table-column">
      <style:table-column-properties style:column-width="2.501cm"/>
    </style:style>
    <style:style style:name="Tabulka22.C" style:family="table-column">
      <style:table-column-properties style:column-width="1.75cm"/>
    </style:style>
    <style:style style:name="Tabulka22.D" style:family="table-column">
      <style:table-column-properties style:column-width="7.378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22.D1" style:family="table-cell">
      <style:table-cell-properties fo:padding="0.097cm" fo:border="0.25pt solid #000000"/>
    </style:style>
    <style:style style:name="Tabulka22.A2" style:family="table-cell">
      <style:table-cell-properties fo:padding="0.097cm" fo:border-left="0.25pt solid #000000" fo:border-right="none" fo:border-top="none" fo:border-bottom="0.25pt solid #000000"/>
    </style:style>
    <style:style style:name="Tabulka22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3" style:family="table">
      <style:table-properties style:width="16.443cm" fo:margin-left="-0.199cm" fo:margin-top="0cm" fo:margin-bottom="0cm" table:align="left" style:writing-mode="lr-tb"/>
    </style:style>
    <style:style style:name="Tabulka23.A" style:family="table-column">
      <style:table-column-properties style:column-width="9.693cm"/>
    </style:style>
    <style:style style:name="Tabulka23.B" style:family="table-column">
      <style:table-column-properties style:column-width="6.749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text-properties style:font-name-complex="Tahoma1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orphans="2" fo:widows="2" fo:hyphenation-ladder-count="no-limit" style:vertical-align="auto"/>
      <style:text-properties fo:hyphenate="true" fo:hyphenation-remain-char-count="2" fo:hyphenation-push-char-count="2"/>
    </style:style>
    <style:style style:name="P5" style:family="paragraph" style:parent-style-name="Standard"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left="3cm" fo:margin-right="0cm" fo:text-indent="0cm" style:auto-text-indent="false"/>
    </style:style>
    <style:style style:name="P8" style:family="paragraph" style:parent-style-name="Standard">
      <style:paragraph-properties fo:margin-top="0.635cm" fo:margin-bottom="0cm" loext:contextual-spacing="false"/>
    </style:style>
    <style:style style:name="P9" style:family="paragraph" style:parent-style-name="Heading_20_4" style:list-style-name="WWNum1"/>
    <style:style style:name="P10" style:family="paragraph" style:parent-style-name="Heading_20_4" style:list-style-name=""/>
    <style:style style:name="P11" style:family="paragraph" style:parent-style-name="Heading_20_1" style:list-style-name=""/>
    <style:style style:name="P12" style:family="paragraph" style:parent-style-name="Heading_20_1" style:list-style-name="WWNum1"/>
    <style:style style:name="P13" style:family="paragraph" style:parent-style-name="Heading_20_1" style:list-style-name="WWNum1">
      <style:paragraph-properties fo:break-before="column"/>
    </style:style>
    <style:style style:name="P14" style:family="paragraph" style:parent-style-name="Heading_20_1" style:list-style-name="WWNum1">
      <style:paragraph-properties fo:margin-left="0.635cm" fo:margin-right="0cm" fo:margin-top="0.423cm" fo:margin-bottom="0.106cm" loext:contextual-spacing="false" fo:line-height="100%" fo:text-align="justify" style:justify-single-word="false" fo:keep-together="auto" fo:hyphenation-ladder-count="no-limit" fo:text-indent="-0.635cm" style:auto-text-indent="false" fo:break-before="column" text:number-lines="true" text:line-number="0" style:vertical-align="auto">
        <style:tab-stops>
          <style:tab-stop style:position="0.635cm"/>
          <style:tab-stop style:position="1cm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Heading_20_1" style:list-style-name="">
      <style:paragraph-properties fo:margin-left="0.7cm" fo:margin-right="0cm" fo:text-indent="-0.7cm" style:auto-text-indent="false"/>
    </style:style>
    <style:style style:name="P16" style:family="paragraph" style:parent-style-name="Heading_20_3" style:list-style-name="WWNum1"/>
    <style:style style:name="P17" style:family="paragraph" style:parent-style-name="Heading_20_3" style:list-style-name=""/>
    <style:style style:name="P18" style:family="paragraph" style:parent-style-name="Heading_20_2" style:list-style-name=""/>
    <style:style style:name="P19" style:family="paragraph" style:parent-style-name="Standard_20__28_user_29_" style:list-style-name="WWNum34"/>
    <style:style style:name="P20" style:family="paragraph" style:parent-style-name="Standard_20__28_user_29_" style:list-style-name="WWNum35"/>
    <style:style style:name="P21" style:family="paragraph" style:parent-style-name="Standard_20__28_user_29_" style:list-style-name="WWNum36"/>
    <style:style style:name="P22" style:family="paragraph" style:parent-style-name="Standard_20__28_user_29_" style:list-style-name="WWNum37"/>
    <style:style style:name="P23" style:family="paragraph" style:parent-style-name="Standard_20__28_user_29_" style:list-style-name="WWNum38"/>
    <style:style style:name="P24" style:family="paragraph" style:parent-style-name="Standard_20__28_user_29_" style:list-style-name="WWNum40"/>
    <style:style style:name="P25" style:family="paragraph" style:parent-style-name="Standard_20__28_user_29_">
      <style:paragraph-properties>
        <style:tab-stops>
          <style:tab-stop style:position="1.931cm"/>
        </style:tab-stops>
      </style:paragraph-properties>
    </style:style>
    <style:style style:name="P26" style:family="paragraph" style:parent-style-name="Standard_20__28_user_29_">
      <style:paragraph-properties fo:margin-left="0cm" fo:margin-right="0cm" fo:text-indent="-0.635cm" style:auto-text-indent="false"/>
    </style:style>
    <style:style style:name="P27" style:family="paragraph" style:parent-style-name="Standard_20__28_user_29_" style:list-style-name="WWNum33">
      <style:paragraph-properties fo:margin-left="0cm" fo:margin-right="0cm" fo:text-indent="-0.635cm" style:auto-text-indent="false"/>
    </style:style>
    <style:style style:name="P28" style:family="paragraph" style:parent-style-name="Standard_20__28_user_29_">
      <style:paragraph-properties fo:margin-left="1.367cm" fo:margin-right="0cm" fo:text-indent="0cm" style:auto-text-indent="false"/>
    </style:style>
    <style:style style:name="P29" style:family="paragraph" style:parent-style-name="Contents_20_3">
      <style:paragraph-properties>
        <style:tab-stops>
          <style:tab-stop style:position="2.328cm"/>
          <style:tab-stop style:position="16.981cm" style:type="right" style:leader-style="dotted" style:leader-text="."/>
        </style:tab-stops>
      </style:paragraph-properties>
    </style:style>
    <style:style style:name="P30" style:family="paragraph" style:parent-style-name="Header">
      <style:paragraph-properties fo:margin-left="3cm" fo:margin-right="0cm" fo:margin-top="0.459cm" fo:margin-bottom="0cm" loext:contextual-spacing="false" fo:text-indent="0cm" style:auto-text-indent="false">
        <style:tab-stops>
          <style:tab-stop style:position="3.011cm" style:type="center"/>
        </style:tab-stops>
      </style:paragraph-properties>
    </style:style>
    <style:style style:name="P31" style:family="paragraph" style:parent-style-name="Footer">
      <style:paragraph-properties fo:padding-left="0cm" fo:padding-right="0cm" fo:padding-top="0.141cm" fo:padding-bottom="0.141cm" fo:border-left="none" fo:border-right="none" fo:border-top="0.99pt solid #000000" fo:border-bottom="0.26pt solid #000000"/>
    </style:style>
    <style:style style:name="P32" style:family="paragraph" style:parent-style-name="Footer">
      <style:paragraph-properties fo:margin-top="0.141cm" fo:margin-bottom="0cm" loext:contextual-spacing="false"/>
    </style:style>
    <style:style style:name="P33" style:family="paragraph" style:parent-style-name="cp_5f_Normal_5f_2">
      <style:paragraph-properties fo:margin-left="0cm" fo:margin-right="0cm" fo:text-indent="0cm" style:auto-text-indent="false"/>
    </style:style>
    <style:style style:name="P34" style:family="paragraph" style:parent-style-name="cp_5f_Normal_5f_1" style:master-page-name="First_20_Page">
      <style:paragraph-properties fo:margin-top="6.421cm" fo:margin-bottom="0cm" loext:contextual-spacing="false" style:line-height-at-least="0.423cm" fo:text-align="center" style:justify-single-word="false" style:page-number="auto"/>
      <style:text-properties fo:color="#2d55ab" style:font-name="Arial" fo:font-size="18pt" style:font-size-asian="18pt" style:font-name-complex="Arial1" style:font-size-complex="18pt"/>
    </style:style>
    <style:style style:name="P35" style:family="paragraph" style:parent-style-name="cp_5f_Normal_5f_1">
      <style:paragraph-properties fo:margin-left="3cm" fo:margin-right="0cm" fo:margin-top="6.421cm" fo:margin-bottom="0cm" loext:contextual-spacing="false" style:line-height-at-least="0.423cm" fo:text-align="center" style:justify-single-word="false" fo:text-indent="0cm" style:auto-text-indent="false"/>
    </style:style>
    <style:style style:name="P36" style:family="paragraph" style:parent-style-name="Table_20_Contents" style:list-style-name="WWNum44"/>
    <style:style style:name="P37" style:family="paragraph" style:parent-style-name="Table_20_Contents">
      <style:text-properties fo:color="#ff0000" fo:font-weight="bold" style:font-weight-asian="bold"/>
    </style:style>
    <style:style style:name="P38" style:family="paragraph" style:parent-style-name="Table_20_Contents" style:list-style-name="WWNum45"/>
    <style:style style:name="P39" style:family="paragraph" style:parent-style-name="Table_20_Contents" style:list-style-name="WWNum43"/>
    <style:style style:name="P40" style:family="paragraph" style:parent-style-name="Table_20_Contents">
      <style:paragraph-properties fo:margin-left="3cm" fo:margin-right="0cm" fo:text-indent="0cm" style:auto-text-indent="false">
        <style:tab-stops>
          <style:tab-stop style:position="6.001cm"/>
        </style:tab-stops>
      </style:paragraph-properties>
      <style:text-properties fo:color="#000000"/>
    </style:style>
    <style:style style:name="P41" style:family="paragraph" style:parent-style-name="Tabulkový">
      <style:paragraph-properties style:snap-to-layout-grid="false"/>
    </style:style>
    <style:style style:name="P42" style:family="paragraph" style:parent-style-name="Tabulkový">
      <style:paragraph-properties fo:text-align="start" style:justify-single-word="false" style:snap-to-layout-grid="false"/>
    </style:style>
    <style:style style:name="P43" style:family="paragraph" style:parent-style-name="Contents_20_4">
      <style:paragraph-properties>
        <style:tab-stops>
          <style:tab-stop style:position="3.104cm"/>
          <style:tab-stop style:position="16.98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981cm" style:type="right" style:leader-style="dotted" style:leader-text="."/>
        </style:tab-stops>
      </style:paragraph-properties>
    </style:style>
    <style:style style:name="P45" style:family="paragraph" style:parent-style-name="List_20_Paragraph" style:list-style-name="WWNum42"/>
    <style:style style:name="P46" style:family="paragraph" style:parent-style-name="List_20_Paragraph" style:list-style-name="WWNum43"/>
    <style:style style:name="T1" style:family="text">
      <style:text-properties fo:color="#002776" style:font-name="Arial" fo:font-size="18pt" fo:language="en" fo:country="US" style:font-size-asian="18pt" style:language-asian="zh" style:country-asian="TW" style:font-name-complex="Arial1" style:font-size-complex="18pt"/>
    </style:style>
    <style:style style:name="T2" style:family="text">
      <style:text-properties style:font-name="Arial" fo:font-size="6pt" fo:font-weight="bold" style:font-size-asian="6pt" style:font-weight-asian="bold" style:font-name-complex="Arial1" style:font-size-complex="6pt"/>
    </style:style>
    <style:style style:name="T3" style:family="text">
      <style:text-properties fo:language="de" fo:country="DE"/>
    </style:style>
    <style:style style:name="T4" style:family="text">
      <style:text-properties style:font-name-complex="Tahoma1"/>
    </style:style>
    <style:style style:name="T5" style:family="text">
      <style:text-properties style:font-name="Calibri" fo:font-weight="normal" style:letter-kerning="false" style:font-name-asian="F" style:font-weight-asian="normal" style:font-name-complex="F" style:font-weight-complex="normal"/>
    </style:style>
    <style:style style:name="T6" style:family="text">
      <style:text-properties style:font-name="Calibri" fo:font-size="11pt" style:letter-kerning="false" style:font-name-asian="F" style:font-size-asian="11pt" style:font-name-complex="F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Tahoma1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name-complex="Tahoma1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language="en" fo:country="US" style:font-size-asian="10pt" style:font-size-complex="10pt" style:font-weight-complex="bold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weight-complex="bold"/>
    </style:style>
    <style:style style:name="T17" style:family="text">
      <style:text-properties fo:font-style="italic" style:letter-kerning="false" style:font-style-asian="italic" style:font-name-complex="Times New Roman1"/>
    </style:style>
    <style:style style:name="T18" style:family="text">
      <style:text-properties fo:color="#ff0000" fo:font-weight="bold" style:font-weight-asian="bold"/>
    </style:style>
    <style:style style:name="T19" style:family="text">
      <style:text-properties fo:color="#ff0000"/>
    </style:style>
    <style:style style:name="T20" style:family="text">
      <style:text-properties fo:color="#00b8ff"/>
    </style:style>
    <style:style style:name="T21" style:family="text">
      <style:text-properties fo:color="#00b0f0"/>
    </style:style>
    <style:style style:name="T22" style:family="text">
      <style:text-properties style:font-weight-complex="bold"/>
    </style:style>
    <style:style style:name="T23" style:family="text">
      <style:text-properties fo:color="#008080" style:font-name="Courier New" fo:font-size="10pt" style:letter-kerning="false" style:font-size-asian="10pt" style:font-name-complex="Courier New2" style:font-size-complex="10pt"/>
    </style:style>
    <style:style style:name="T24" style:family="text">
      <style:text-properties fo:color="#3f7f7f" style:font-name="Courier New" fo:font-size="10pt" style:letter-kerning="false" style:font-size-asian="10pt" style:font-name-complex="Courier New2" style:font-size-complex="10pt"/>
    </style:style>
    <style:style style:name="T25" style:family="text">
      <style:text-properties style:font-name="Courier New" fo:font-size="10pt" style:letter-kerning="false" style:font-size-asian="10pt" style:font-name-complex="Courier New2" style:font-size-complex="10pt"/>
    </style:style>
    <style:style style:name="T26" style:family="text">
      <style:text-properties style:font-name="Courier New" fo:font-size="10pt" fo:font-style="italic" style:letter-kerning="false" style:font-size-asian="10pt" style:font-style-asian="italic" style:font-name-complex="Courier New2" style:font-size-complex="10pt" style:font-style-complex="italic"/>
    </style:style>
    <style:style style:name="T27" style:family="text">
      <style:text-properties fo:color="#7f007f" style:font-name="Courier New" fo:font-size="10pt" style:letter-kerning="false" style:font-size-asian="10pt" style:font-name-complex="Courier New2" style:font-size-complex="10pt"/>
    </style:style>
    <style:style style:name="T28" style:family="text">
      <style:text-properties fo:color="#000000" style:font-name="Courier New" fo:font-size="10pt" style:letter-kerning="false" style:font-size-asian="10pt" style:font-name-complex="Courier New2" style:font-size-complex="10pt"/>
    </style:style>
    <style:style style:name="T29" style:family="text">
      <style:text-properties fo:color="#000000" style:font-name="Courier New" fo:font-size="10pt" style:text-underline-style="solid" style:text-underline-width="auto" style:text-underline-color="font-color" style:letter-kerning="false" style:font-size-asian="10pt" style:font-name-complex="Courier New2" style:font-size-complex="10pt"/>
    </style:style>
    <style:style style:name="T30" style:family="text">
      <style:text-properties fo:color="#2a00ff" style:font-name="Courier New" fo:font-size="10pt" fo:font-style="italic" style:letter-kerning="false" style:font-size-asian="10pt" style:font-style-asian="italic" style:font-name-complex="Courier New2" style:font-size-complex="10pt" style:font-style-complex="italic"/>
    </style:style>
    <style:style style:name="T31" style:family="text">
      <style:text-properties fo:color="#808080"/>
    </style:style>
    <style:style style:name="T32" style:family="text">
      <style:text-properties fo:color="#569cd6"/>
    </style:style>
    <style:style style:name="T33" style:family="text">
      <style:text-properties fo:color="#9cdcfe"/>
    </style:style>
    <style:style style:name="T34" style:family="text">
      <style:text-properties fo:color="#ce9178"/>
    </style:style>
    <style:style style:name="fr1" style:family="graphic" style:parent-style-name="Graphics">
      <style:graphic-properties fo:margin-left="0.37cm" fo:margin-right="0.33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-0.092cm, 0cm, -0.0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cm" fo:margin-top="0cm" fo:margin-bottom="0.014cm" style:run-through="background" style:wrap="run-through" style:number-wrapped-paragraphs="no-limit" style:vertical-pos="from-top" style:vertical-rel="pag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4" draw:visible-area-top="0cm" draw:visible-area-width="1.528cm" draw:visible-area-height="0.99cm"/>
    </style:style>
    <style:style style:name="fr6" style:family="graphic" style:parent-style-name="OLE">
      <style:graphic-properties style:wrap="run-through" style:number-wrapped-paragraphs="no-limit" style:vertical-pos="from-top" style:vertical-rel="paragraph-content" style:horizontal-pos="from-left" style:horizontal-rel="paragraph-content" draw:ole-draw-aspect="4" draw:visible-area-top="0cm" draw:visible-area-width="1.546cm" draw:visible-area-height="0.991cm"/>
    </style:style>
    <style:style style:name="fr7" style:family="graphic" style:parent-style-name="OLE">
      <style:graphic-properties style:wrap="run-through" style:number-wrapped-paragraphs="no-limit" style:vertical-pos="from-top" style:vertical-rel="paragraph-content" style:horizontal-pos="from-left" style:horizontal-rel="paragraph-content" draw:ole-draw-aspect="4" draw:visible-area-top="0cm" draw:visible-area-width="1.546cm" draw:visible-area-height="0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7"><text:span text:style-name="T1">Technická dokumentace</text:span></text:p>
      <text:p text:style-name="P8"><text:span text:style-name="T1"><text:s text:c="17"/>B2B – WS PodáníOnline</text:span></text:p>
      <text:p text:style-name="P35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Standard"><text:span text:style-name="T2">Zpracoval</text:span></text:p>
          </table:table-cell>
          <table:table-cell table:style-name="Tabulka1.A1" office:value-type="string">
            <text:p text:style-name="P1">VICT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Útvar</text:span></text:p>
          </table:table-cell>
          <table:table-cell table:style-name="Tabulka1.A2" office:value-type="string">
            <text:p text:style-name="P1">KC2, KC1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Datum vytvoření</text:span></text:p>
          </table:table-cell>
          <table:table-cell table:style-name="Tabulka1.A2" office:value-type="string">
            <text:p text:style-name="P1">25.06.2015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Datum aktualizace</text:span></text:p>
          </table:table-cell>
          <table:table-cell table:style-name="Tabulka1.A2" office:value-type="string">
            <text:p text:style-name="P1"><text:span text:style-name="T3">22.05.2019_verze 1.15</text:span>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Počet stran</text:span></text:p>
          </table:table-cell>
          <table:table-cell table:style-name="Tabulka1.A2" office:value-type="string">
            <text:p text:style-name="P1">29</text:p>
          </table:table-cell>
        </table:table-row>
        <table:table-row table:style-name="Tabulka1.1">
          <table:table-cell table:style-name="Tabulka1.A6" office:value-type="string">
            <text:p text:style-name="Standard"><text:span text:style-name="T2">Počet příloh</text:span></text:p>
          </table:table-cell>
          <table:table-cell table:style-name="Tabulka1.A6" office:value-type="string">
            <text:p text:style-name="P1">3</text:p>
          </table:table-cell>
        </table:table-row>
      </table:table>
      <text:p text:style-name="Title"><text:soft-page-break/>Obsah</text:p>
      <text:p text:style-name="Contents_20_1"/>
      <text:table-of-content text:style-name="Sect1" text:protected="true" text:name="Obsah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96533156" text:style-name="Index_20_Link" text:visited-style-name="Index_20_Link"><text:span text:style-name="T4">1.</text:span></text:a><text:a xlink:type="simple" xlink:href="#_Toc496533156" text:style-name="Index_20_Link" text:visited-style-name="Index_20_Link"><text:span text:style-name="T5"><text:tab/></text:span></text:a><text:a xlink:type="simple" xlink:href="#_Toc496533156" text:style-name="Index_20_Link" text:visited-style-name="Index_20_Link"><text:span text:style-name="T4">Změnové řízení dokumentu</text:span></text:a><text:a xlink:type="simple" xlink:href="#_Toc496533156" text:style-name="Index_20_Link" text:visited-style-name="Index_20_Link"><text:tab/>4</text:a></text:p>
          <text:p text:style-name="Contents_20_1"><text:a xlink:type="simple" xlink:href="#_Toc496533157" text:style-name="Index_20_Link" text:visited-style-name="Index_20_Link">2.</text:a><text:a xlink:type="simple" xlink:href="#_Toc496533157" text:style-name="Index_20_Link" text:visited-style-name="Index_20_Link"><text:span text:style-name="T5"><text:tab/></text:span></text:a><text:a xlink:type="simple" xlink:href="#_Toc496533157" text:style-name="Index_20_Link" text:visited-style-name="Index_20_Link">Úvod<text:tab/>5</text:a></text:p>
          <text:p text:style-name="Contents_20_1"><text:a xlink:type="simple" xlink:href="#_Toc496533158" text:style-name="Index_20_Link" text:visited-style-name="Index_20_Link">3.</text:a><text:a xlink:type="simple" xlink:href="#_Toc496533158" text:style-name="Index_20_Link" text:visited-style-name="Index_20_Link"><text:span text:style-name="T5"><text:tab/></text:span></text:a><text:a xlink:type="simple" xlink:href="#_Toc496533158" text:style-name="Index_20_Link" text:visited-style-name="Index_20_Link">Terminologie<text:tab/>5</text:a></text:p>
          <text:p text:style-name="Contents_20_1"><text:a xlink:type="simple" xlink:href="#_Toc496533159" text:style-name="Index_20_Link" text:visited-style-name="Index_20_Link">4.</text:a><text:a xlink:type="simple" xlink:href="#_Toc496533159" text:style-name="Index_20_Link" text:visited-style-name="Index_20_Link"><text:span text:style-name="T5"><text:tab/></text:span></text:a><text:a xlink:type="simple" xlink:href="#_Toc496533159" text:style-name="Index_20_Link" text:visited-style-name="Index_20_Link">Definice WS PodáníOnline<text:tab/>6</text:a></text:p>
          <text:p text:style-name="P29"><text:a xlink:type="simple" xlink:href="#_Toc496533160" text:style-name="Index_20_Link" text:visited-style-name="Index_20_Link">4.1.1.</text:a><text:a xlink:type="simple" xlink:href="#_Toc496533160" text:style-name="Index_20_Link" text:visited-style-name="Index_20_Link"><text:span text:style-name="T6"><text:tab/></text:span></text:a><text:a xlink:type="simple" xlink:href="#_Toc496533160" text:style-name="Index_20_Link" text:visited-style-name="Index_20_Link">Operace - sendParcels<text:tab/>6</text:a></text:p>
          <text:p text:style-name="P43"><text:a xlink:type="simple" xlink:href="#_Toc496533161" text:style-name="Index_20_Link" text:visited-style-name="Index_20_Link">4.1.1.1.</text:a><text:a xlink:type="simple" xlink:href="#_Toc496533161" text:style-name="Index_20_Link" text:visited-style-name="Index_20_Link"><text:span text:style-name="T6"><text:tab/></text:span></text:a><text:a xlink:type="simple" xlink:href="#_Toc496533161" text:style-name="Index_20_Link" text:visited-style-name="Index_20_Link">sendParcels - request<text:tab/>7</text:a></text:p>
          <text:p text:style-name="P43"><text:a xlink:type="simple" xlink:href="#_Toc496533162" text:style-name="Index_20_Link" text:visited-style-name="Index_20_Link">4.1.1.2.</text:a><text:a xlink:type="simple" xlink:href="#_Toc496533162" text:style-name="Index_20_Link" text:visited-style-name="Index_20_Link"><text:span text:style-name="T6"><text:tab/></text:span></text:a><text:a xlink:type="simple" xlink:href="#_Toc496533162" text:style-name="Index_20_Link" text:visited-style-name="Index_20_Link">Počet opakování objektů<text:tab/>11</text:a></text:p>
          <text:p text:style-name="P43"><text:a xlink:type="simple" xlink:href="#_Toc496533163" text:style-name="Index_20_Link" text:visited-style-name="Index_20_Link">4.1.1.3.</text:a><text:a xlink:type="simple" xlink:href="#_Toc496533163" text:style-name="Index_20_Link" text:visited-style-name="Index_20_Link"><text:span text:style-name="T6"><text:tab/></text:span></text:a><text:a xlink:type="simple" xlink:href="#_Toc496533163" text:style-name="Index_20_Link" text:visited-style-name="Index_20_Link">Příklad request:<text:tab/>11</text:a></text:p>
          <text:p text:style-name="P29"><text:a xlink:type="simple" xlink:href="#_Toc496533164" text:style-name="Index_20_Link" text:visited-style-name="Index_20_Link">4.1.2.</text:a><text:a xlink:type="simple" xlink:href="#_Toc496533164" text:style-name="Index_20_Link" text:visited-style-name="Index_20_Link"><text:span text:style-name="T6"><text:tab/></text:span></text:a><text:a xlink:type="simple" xlink:href="#_Toc496533164" text:style-name="Index_20_Link" text:visited-style-name="Index_20_Link">Operace - getResultParcels<text:tab/>13</text:a></text:p>
          <text:p text:style-name="P43"><text:a xlink:type="simple" xlink:href="#_Toc496533165" text:style-name="Index_20_Link" text:visited-style-name="Index_20_Link">4.1.2.1.</text:a><text:a xlink:type="simple" xlink:href="#_Toc496533165" text:style-name="Index_20_Link" text:visited-style-name="Index_20_Link"><text:span text:style-name="T6"><text:tab/></text:span></text:a><text:a xlink:type="simple" xlink:href="#_Toc496533165" text:style-name="Index_20_Link" text:visited-style-name="Index_20_Link">getResultParcels – response<text:tab/>13</text:a></text:p>
          <text:p text:style-name="P43"><text:a xlink:type="simple" xlink:href="#_Toc496533166" text:style-name="Index_20_Link" text:visited-style-name="Index_20_Link">4.1.2.2.</text:a><text:a xlink:type="simple" xlink:href="#_Toc496533166" text:style-name="Index_20_Link" text:visited-style-name="Index_20_Link"><text:span text:style-name="T6"><text:tab/></text:span></text:a><text:a xlink:type="simple" xlink:href="#_Toc496533166" text:style-name="Index_20_Link" text:visited-style-name="Index_20_Link">Počet opakování objektů<text:tab/>14</text:a></text:p>
          <text:p text:style-name="P43"><text:a xlink:type="simple" xlink:href="#_Toc496533167" text:style-name="Index_20_Link" text:visited-style-name="Index_20_Link">4.1.2.3.</text:a><text:a xlink:type="simple" xlink:href="#_Toc496533167" text:style-name="Index_20_Link" text:visited-style-name="Index_20_Link"><text:span text:style-name="T6"><text:tab/></text:span></text:a><text:a xlink:type="simple" xlink:href="#_Toc496533167" text:style-name="Index_20_Link" text:visited-style-name="Index_20_Link">Příklad request:<text:tab/>14</text:a></text:p>
          <text:p text:style-name="P43"><text:a xlink:type="simple" xlink:href="#_Toc496533168" text:style-name="Index_20_Link" text:visited-style-name="Index_20_Link">4.1.2.4.</text:a><text:a xlink:type="simple" xlink:href="#_Toc496533168" text:style-name="Index_20_Link" text:visited-style-name="Index_20_Link"><text:span text:style-name="T6"><text:tab/></text:span></text:a><text:a xlink:type="simple" xlink:href="#_Toc496533168" text:style-name="Index_20_Link" text:visited-style-name="Index_20_Link">Příklad response:<text:tab/>14</text:a></text:p>
          <text:p text:style-name="P29"><text:a xlink:type="simple" xlink:href="#_Toc496533169" text:style-name="Index_20_Link" text:visited-style-name="Index_20_Link">4.1.3.</text:a><text:a xlink:type="simple" xlink:href="#_Toc496533169" text:style-name="Index_20_Link" text:visited-style-name="Index_20_Link"><text:span text:style-name="T6"><text:tab/></text:span></text:a><text:a xlink:type="simple" xlink:href="#_Toc496533169" text:style-name="Index_20_Link" text:visited-style-name="Index_20_Link">Operace - getStats<text:tab/>15</text:a></text:p>
          <text:p text:style-name="P43"><text:a xlink:type="simple" xlink:href="#_Toc496533170" text:style-name="Index_20_Link" text:visited-style-name="Index_20_Link">4.1.3.1.</text:a><text:a xlink:type="simple" xlink:href="#_Toc496533170" text:style-name="Index_20_Link" text:visited-style-name="Index_20_Link"><text:span text:style-name="T6"><text:tab/></text:span></text:a><text:a xlink:type="simple" xlink:href="#_Toc496533170" text:style-name="Index_20_Link" text:visited-style-name="Index_20_Link">getStats - request<text:tab/>15</text:a></text:p>
          <text:p text:style-name="P43"><text:a xlink:type="simple" xlink:href="#_Toc496533171" text:style-name="Index_20_Link" text:visited-style-name="Index_20_Link">4.1.3.2.</text:a><text:a xlink:type="simple" xlink:href="#_Toc496533171" text:style-name="Index_20_Link" text:visited-style-name="Index_20_Link"><text:span text:style-name="T6"><text:tab/></text:span></text:a><text:a xlink:type="simple" xlink:href="#_Toc496533171" text:style-name="Index_20_Link" text:visited-style-name="Index_20_Link">getStats - response<text:tab/>15</text:a></text:p>
          <text:p text:style-name="P43"><text:a xlink:type="simple" xlink:href="#_Toc496533172" text:style-name="Index_20_Link" text:visited-style-name="Index_20_Link">4.1.3.3.</text:a><text:a xlink:type="simple" xlink:href="#_Toc496533172" text:style-name="Index_20_Link" text:visited-style-name="Index_20_Link"><text:span text:style-name="T6"><text:tab/></text:span></text:a><text:a xlink:type="simple" xlink:href="#_Toc496533172" text:style-name="Index_20_Link" text:visited-style-name="Index_20_Link">Příklad request:<text:tab/>15</text:a></text:p>
          <text:p text:style-name="P43"><text:a xlink:type="simple" xlink:href="#_Toc496533173" text:style-name="Index_20_Link" text:visited-style-name="Index_20_Link">4.1.3.4.</text:a><text:a xlink:type="simple" xlink:href="#_Toc496533173" text:style-name="Index_20_Link" text:visited-style-name="Index_20_Link"><text:span text:style-name="T6"><text:tab/></text:span></text:a><text:a xlink:type="simple" xlink:href="#_Toc496533173" text:style-name="Index_20_Link" text:visited-style-name="Index_20_Link">Příklad response:<text:tab/>16</text:a></text:p>
          <text:p text:style-name="P29"><text:a xlink:type="simple" xlink:href="#_Toc496533174" text:style-name="Index_20_Link" text:visited-style-name="Index_20_Link">4.1.4.</text:a><text:a xlink:type="simple" xlink:href="#_Toc496533174" text:style-name="Index_20_Link" text:visited-style-name="Index_20_Link"><text:span text:style-name="T6"><text:tab/></text:span></text:a><text:a xlink:type="simple" xlink:href="#_Toc496533174" text:style-name="Index_20_Link" text:visited-style-name="Index_20_Link">Operace – getParcelState<text:tab/>17</text:a></text:p>
          <text:p text:style-name="P43"><text:a xlink:type="simple" xlink:href="#_Toc496533175" text:style-name="Index_20_Link" text:visited-style-name="Index_20_Link">4.1.4.1.</text:a><text:a xlink:type="simple" xlink:href="#_Toc496533175" text:style-name="Index_20_Link" text:visited-style-name="Index_20_Link"><text:span text:style-name="T6"><text:tab/></text:span></text:a><text:a xlink:type="simple" xlink:href="#_Toc496533175" text:style-name="Index_20_Link" text:visited-style-name="Index_20_Link">getParcelState - request<text:tab/>17</text:a></text:p>
          <text:p text:style-name="P43"><text:a xlink:type="simple" xlink:href="#_Toc496533176" text:style-name="Index_20_Link" text:visited-style-name="Index_20_Link">4.1.4.2.</text:a><text:a xlink:type="simple" xlink:href="#_Toc496533176" text:style-name="Index_20_Link" text:visited-style-name="Index_20_Link"><text:span text:style-name="T6"><text:tab/></text:span></text:a><text:a xlink:type="simple" xlink:href="#_Toc496533176" text:style-name="Index_20_Link" text:visited-style-name="Index_20_Link">Počet opakování objektů<text:tab/>17</text:a></text:p>
          <text:p text:style-name="P43"><text:a xlink:type="simple" xlink:href="#_Toc496533177" text:style-name="Index_20_Link" text:visited-style-name="Index_20_Link">4.1.4.3.</text:a><text:a xlink:type="simple" xlink:href="#_Toc496533177" text:style-name="Index_20_Link" text:visited-style-name="Index_20_Link"><text:span text:style-name="T6"><text:tab/></text:span></text:a><text:a xlink:type="simple" xlink:href="#_Toc496533177" text:style-name="Index_20_Link" text:visited-style-name="Index_20_Link">getParcelState - response<text:tab/>17</text:a></text:p>
          <text:p text:style-name="P43"><text:a xlink:type="simple" xlink:href="#_Toc496533178" text:style-name="Index_20_Link" text:visited-style-name="Index_20_Link">4.1.4.4.</text:a><text:a xlink:type="simple" xlink:href="#_Toc496533178" text:style-name="Index_20_Link" text:visited-style-name="Index_20_Link"><text:span text:style-name="T6"><text:tab/></text:span></text:a><text:a xlink:type="simple" xlink:href="#_Toc496533178" text:style-name="Index_20_Link" text:visited-style-name="Index_20_Link">Počet opakování objektů<text:tab/>18</text:a></text:p>
          <text:p text:style-name="P43"><text:a xlink:type="simple" xlink:href="#_Toc496533179" text:style-name="Index_20_Link" text:visited-style-name="Index_20_Link">4.1.4.5.</text:a><text:a xlink:type="simple" xlink:href="#_Toc496533179" text:style-name="Index_20_Link" text:visited-style-name="Index_20_Link"><text:span text:style-name="T6"><text:tab/></text:span></text:a><text:a xlink:type="simple" xlink:href="#_Toc496533179" text:style-name="Index_20_Link" text:visited-style-name="Index_20_Link">Příklad request:<text:tab/>18</text:a></text:p>
          <text:p text:style-name="P43"><text:a xlink:type="simple" xlink:href="#_Toc496533180" text:style-name="Index_20_Link" text:visited-style-name="Index_20_Link">4.1.4.6.</text:a><text:a xlink:type="simple" xlink:href="#_Toc496533180" text:style-name="Index_20_Link" text:visited-style-name="Index_20_Link"><text:span text:style-name="T6"><text:tab/></text:span></text:a><text:a xlink:type="simple" xlink:href="#_Toc496533180" text:style-name="Index_20_Link" text:visited-style-name="Index_20_Link">Příklad response:<text:tab/>18</text:a></text:p>
          <text:p text:style-name="P29"><text:a xlink:type="simple" xlink:href="#_Toc496533181" text:style-name="Index_20_Link" text:visited-style-name="Index_20_Link">4.1.5.</text:a><text:a xlink:type="simple" xlink:href="#_Toc496533181" text:style-name="Index_20_Link" text:visited-style-name="Index_20_Link"><text:span text:style-name="T6"><text:tab/></text:span></text:a><text:a xlink:type="simple" xlink:href="#_Toc496533181" text:style-name="Index_20_Link" text:visited-style-name="Index_20_Link">Operace – getParcelsPrinting<text:tab/>21</text:a></text:p>
          <text:p text:style-name="P43"><text:a xlink:type="simple" xlink:href="#_Toc496533182" text:style-name="Index_20_Link" text:visited-style-name="Index_20_Link">4.1.5.1.</text:a><text:a xlink:type="simple" xlink:href="#_Toc496533182" text:style-name="Index_20_Link" text:visited-style-name="Index_20_Link"><text:span text:style-name="T6"><text:tab/></text:span></text:a><text:a xlink:type="simple" xlink:href="#_Toc496533182" text:style-name="Index_20_Link" text:visited-style-name="Index_20_Link">getParcelsPrinting - request<text:tab/>22</text:a></text:p>
          <text:p text:style-name="P43"><text:a xlink:type="simple" xlink:href="#_Toc496533183" text:style-name="Index_20_Link" text:visited-style-name="Index_20_Link">4.1.5.2.</text:a><text:a xlink:type="simple" xlink:href="#_Toc496533183" text:style-name="Index_20_Link" text:visited-style-name="Index_20_Link"><text:span text:style-name="T6"><text:tab/></text:span></text:a><text:a xlink:type="simple" xlink:href="#_Toc496533183" text:style-name="Index_20_Link" text:visited-style-name="Index_20_Link">Počet opakování objektů<text:tab/>23</text:a></text:p>
          <text:p text:style-name="P43"><text:a xlink:type="simple" xlink:href="#_Toc496533184" text:style-name="Index_20_Link" text:visited-style-name="Index_20_Link">4.1.5.3.</text:a><text:a xlink:type="simple" xlink:href="#_Toc496533184" text:style-name="Index_20_Link" text:visited-style-name="Index_20_Link"><text:span text:style-name="T6"><text:tab/></text:span></text:a><text:a xlink:type="simple" xlink:href="#_Toc496533184" text:style-name="Index_20_Link" text:visited-style-name="Index_20_Link">getParcelsPrinting - response<text:tab/>23</text:a></text:p>
          <text:p text:style-name="P43"><text:a xlink:type="simple" xlink:href="#_Toc496533185" text:style-name="Index_20_Link" text:visited-style-name="Index_20_Link">4.1.5.4.</text:a><text:a xlink:type="simple" xlink:href="#_Toc496533185" text:style-name="Index_20_Link" text:visited-style-name="Index_20_Link"><text:span text:style-name="T6"><text:tab/></text:span></text:a><text:a xlink:type="simple" xlink:href="#_Toc496533185" text:style-name="Index_20_Link" text:visited-style-name="Index_20_Link">Počet opakování objektů<text:tab/>25</text:a></text:p>
          <text:p text:style-name="P43"><text:a xlink:type="simple" xlink:href="#_Toc496533186" text:style-name="Index_20_Link" text:visited-style-name="Index_20_Link">4.1.5.5.</text:a><text:a xlink:type="simple" xlink:href="#_Toc496533186" text:style-name="Index_20_Link" text:visited-style-name="Index_20_Link"><text:span text:style-name="T6"><text:tab/></text:span></text:a><text:a xlink:type="simple" xlink:href="#_Toc496533186" text:style-name="Index_20_Link" text:visited-style-name="Index_20_Link">Příklad request:<text:tab/>25</text:a></text:p>
          <text:p text:style-name="P43"><text:a xlink:type="simple" xlink:href="#_Toc496533187" text:style-name="Index_20_Link" text:visited-style-name="Index_20_Link">4.1.5.6.</text:a><text:a xlink:type="simple" xlink:href="#_Toc496533187" text:style-name="Index_20_Link" text:visited-style-name="Index_20_Link"><text:span text:style-name="T6"><text:tab/></text:span></text:a><text:a xlink:type="simple" xlink:href="#_Toc496533187" text:style-name="Index_20_Link" text:visited-style-name="Index_20_Link">Příklad response:<text:tab/>26</text:a></text:p>
          <text:p text:style-name="Contents_20_1"><text:a xlink:type="simple" xlink:href="#_Toc496533188" text:style-name="Index_20_Link" text:visited-style-name="Index_20_Link">5.</text:a><text:a xlink:type="simple" xlink:href="#_Toc496533188" text:style-name="Index_20_Link" text:visited-style-name="Index_20_Link"><text:span text:style-name="T5"><text:tab/></text:span></text:a><text:a xlink:type="simple" xlink:href="#_Toc496533188" text:style-name="Index_20_Link" text:visited-style-name="Index_20_Link">Přílohy<text:tab/>27</text:a></text:p>
          <text:p text:style-name="P44"><text:soft-page-break/><text:a xlink:type="simple" xlink:href="#_Toc496533189" text:style-name="Index_20_Link" text:visited-style-name="Index_20_Link">Příloha č. 1 Definice XSD – B2BCommon<text:tab/>27</text:a></text:p>
          <text:p text:style-name="P44"><text:a xlink:type="simple" xlink:href="#_Toc496533190" text:style-name="Index_20_Link" text:visited-style-name="Index_20_Link">Příloha č. 2 Definice XSD – B2B-POL Services<text:tab/>27</text:a></text:p>
          <text:p text:style-name="P44"><text:a xlink:type="simple" xlink:href="#_Toc496533191" text:style-name="Index_20_Link" text:visited-style-name="Index_20_Link">Příloha č. 3 Definice návratových hodnot operace<text:tab/>27</text:a></text:p>
          <text:h text:style-name="P11" text:outline-level="1"/>
        </text:index-body>
      </text:table-of-content>
      <text:p text:style-name="cp_5f_Normal_5f_1"/>
      <text:list xml:id="list1040842823" text:style-name="WWNum1">
        <text:list-item>
          <text:h text:style-name="P14" text:outline-level="1"><text:bookmark-start text:name="_Toc444210091"/><text:bookmark-start text:name="__RefHeading__4110_1408838183"/><text:bookmark-start text:name="_Toc496533156"/><text:span text:style-name="T4">Změnové řízení dokumentu</text:span><text:bookmark-end text:name="_Toc444210091"/><text:bookmark-end text:name="_Toc496533156"/></text:h>
        </text:list-item>
      </text:list>
      <text:p text:style-name="P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3"><text:span text:style-name="T8">Verze</text:span></text:p>
          </table:table-cell>
          <table:table-cell table:style-name="Tabulka2.A1" office:value-type="string">
            <text:p text:style-name="P3"><text:span text:style-name="T8">Datum uvolnění</text:span></text:p>
          </table:table-cell>
          <table:table-cell table:style-name="Tabulka2.A1" office:value-type="string">
            <text:p text:style-name="P3"><text:span text:style-name="T8">Autor</text:span></text:p>
          </table:table-cell>
          <table:table-cell table:style-name="Tabulka2.A1" office:value-type="string">
            <text:p text:style-name="P3"><text:span text:style-name="T8">Popis či komentář změny</text:span></text:p>
          </table:table-cell>
          <table:table-cell table:style-name="Tabulka2.E1" office:value-type="string">
            <text:p text:style-name="P3"><text:span text:style-name="T8">Elektronický</text:span></text:p>
            <text:p text:style-name="P3"><text:span text:style-name="T8">soubor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0</text:span></text:p>
          </table:table-cell>
          <table:table-cell table:style-name="Tabulka2.A2" office:value-type="string">
            <text:p text:style-name="P41"><text:span text:style-name="T10">25.6.2015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Úvodní verze dokumentu</text:span></text:p>
          </table:table-cell>
          <table:table-cell table:style-name="Tabulka2.A2" office:value-type="string">
            <text:p text:style-name="P41"><text:span text:style-name="T10">CP-B2B-WS-POL-v1.0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</text:span></text:p>
          </table:table-cell>
          <table:table-cell table:style-name="Tabulka2.A2" office:value-type="string">
            <text:p text:style-name="P41"><text:span text:style-name="T10">5.2.2016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Aktualizace schématu</text:span></text:p>
          </table:table-cell>
          <table:table-cell table:style-name="Tabulka2.A2" office:value-type="string">
            <text:p text:style-name="P41"><text:span text:style-name="T10">CP-B2B-WS-POL-v1.1.docx </text:span><text:span text:style-name="T10"><text:file-name text:display="name-and-extension">CP-B2B-WS-POL-v1.15.docx</text:file-name>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2</text:span></text:p>
          </table:table-cell>
          <table:table-cell table:style-name="Tabulka2.A2" office:value-type="string">
            <text:p text:style-name="P41"><text:span text:style-name="T10">26.2.2016</text:span></text:p>
          </table:table-cell>
          <table:table-cell table:style-name="Tabulka2.A2" office:value-type="string">
            <text:p text:style-name="P41"><text:span text:style-name="T10">KC2, KC1</text:span></text:p>
          </table:table-cell>
          <table:table-cell table:style-name="Tabulka2.A2" office:value-type="string">
            <text:p text:style-name="P42"><text:span text:style-name="T10">Doplnění popisu operací, request, response a příkladů</text:span></text:p>
          </table:table-cell>
          <table:table-cell table:style-name="Tabulka2.A2" office:value-type="string">
            <text:p text:style-name="P41"><text:span text:style-name="T10">CP-B2B-WS-POL-v1.2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3</text:span></text:p>
          </table:table-cell>
          <table:table-cell table:style-name="Tabulka2.A2" office:value-type="string">
            <text:p text:style-name="P41"><text:span text:style-name="T10">10.3.2016</text:span></text:p>
          </table:table-cell>
          <table:table-cell table:style-name="Tabulka2.A2" office:value-type="string">
            <text:p text:style-name="P41"><text:span text:style-name="T10">KC2, KC1</text:span></text:p>
          </table:table-cell>
          <table:table-cell table:style-name="Tabulka2.A2" office:value-type="string">
            <text:p text:style-name="P42"><text:span text:style-name="T10">Změna povinnosti položky note v objektu </text:span><text:span text:style-name="T12">doParcelData.doParcelCustomsDeclaration</text:span></text:p>
          </table:table-cell>
          <table:table-cell table:style-name="Tabulka2.A2" office:value-type="string">
            <text:p text:style-name="P41"><text:span text:style-name="T10">CP-B2B-WS-POL-v1.3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4</text:span></text:p>
          </table:table-cell>
          <table:table-cell table:style-name="Tabulka2.A2" office:value-type="string">
            <text:p text:style-name="P41"><text:span text:style-name="T10">13.06.2016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Nová operace getParcelsPrinting, aktualize schématu</text:span></text:p>
          </table:table-cell>
          <table:table-cell table:style-name="Tabulka2.A2" office:value-type="string">
            <text:p text:style-name="P41"><text:span text:style-name="T10">CP-B2B-WS-POL-v1.4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5</text:span></text:p>
          </table:table-cell>
          <table:table-cell table:style-name="Tabulka2.A2" office:value-type="string">
            <text:p text:style-name="P41"><text:span text:style-name="T10">21.06.2016</text:span></text:p>
          </table:table-cell>
          <table:table-cell table:style-name="Tabulka2.A2" office:value-type="string">
            <text:p text:style-name="P41"><text:span text:style-name="T10">KC1</text:span></text:p>
          </table:table-cell>
          <table:table-cell table:style-name="Tabulka2.A2" office:value-type="string">
            <text:p text:style-name="P42"><text:span text:style-name="T10">Změna povinnosti položky </text:span><text:span text:style-name="T9">doParcelHeader.senderAddress</text:span><text:span text:style-name="T10"> v </text:span><text:span text:style-name="T11">sendParcels, nová položka </text:span>locationNumber <text:span text:style-name="T10">v </text:span><text:span text:style-name="T11">sendParcels, doplnění Popisu</text:span> <text:span text:style-name="T10">v operaci </text:span><text:span text:style-name="T11">sendParcels</text:span></text:p>
          </table:table-cell>
          <table:table-cell table:style-name="Tabulka2.A2" office:value-type="string">
            <text:p text:style-name="P41"><text:span text:style-name="T10">CP-B2B-WS-POL-v1.5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6</text:span></text:p>
          </table:table-cell>
          <table:table-cell table:style-name="Tabulka2.A2" office:value-type="string">
            <text:p text:style-name="P41"><text:span text:style-name="T10">01.09.2016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getParcelsPrinting – response:</text:span></text:p>
            <text:p text:style-name="P42"><text:span text:style-name="T10">úprava seznamu povolených hodnot idForm (ID formuláře)</text:span></text:p>
          </table:table-cell>
          <table:table-cell table:style-name="Tabulka2.A2" office:value-type="string">
            <text:p text:style-name="P41"><text:span text:style-name="T10">CP-B2B-WS-POL-v1.6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7</text:span></text:p>
          </table:table-cell>
          <table:table-cell table:style-name="Tabulka2.A2" office:value-type="string">
            <text:p text:style-name="P41"><text:span text:style-name="T10">17.10.2016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Aktualizace přílohy č.3 (seznam chybových/info návratových hodnot)</text:span></text:p>
          </table:table-cell>
          <table:table-cell table:style-name="Tabulka2.A2" office:value-type="string">
            <text:p text:style-name="P41"><text:span text:style-name="T10">CP-B2B-WS-POL-v1.7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8</text:span></text:p>
          </table:table-cell>
          <table:table-cell table:style-name="Tabulka2.A2" office:value-type="string">
            <text:p text:style-name="P41"><text:span text:style-name="T10">22.11.2016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Aktualizace přílohy č.3 (responseCode 182,183)</text:span></text:p>
          </table:table-cell>
          <table:table-cell table:style-name="Tabulka2.A2" office:value-type="string">
            <text:p text:style-name="P41"><text:span text:style-name="T10">CP-B2B-WS-POL-v1.8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9</text:span></text:p>
          </table:table-cell>
          <table:table-cell table:style-name="Tabulka2.A2" office:value-type="string">
            <text:p text:style-name="P41"><text:span text:style-name="T10">23.10.2017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Aktualizace přílohy č. 2</text:span></text:p>
            <text:p text:style-name="P42"><text:span text:style-name="T10">Doplnění requestu sendparcels</text:span></text:p>
            <text:p text:style-name="P42"><text:span text:style-name="T10">Úprava response u getResultParcels</text:span></text:p>
          </table:table-cell>
          <table:table-cell table:style-name="Tabulka2.A2" office:value-type="string">
            <text:p text:style-name="P41"><text:span text:style-name="T10">CP-B2B-WS-POL-v1.9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0</text:span></text:p>
          </table:table-cell>
          <table:table-cell table:style-name="Tabulka2.A2" office:value-type="string">
            <text:p text:style-name="P41"><text:span text:style-name="T10">30.11.2017</text:span></text:p>
          </table:table-cell>
          <table:table-cell table:style-name="Tabulka2.A2" office:value-type="string">
            <text:p text:style-name="P41"><text:span text:style-name="T10">KC1</text:span></text:p>
          </table:table-cell>
          <table:table-cell table:style-name="Tabulka2.A2" office:value-type="string">
            <text:p text:style-name="P42"><text:span text:style-name="T10">Aktualizace přílohy č.3 (seznam chybových/info návratových hodnot)</text:span></text:p>
          </table:table-cell>
          <table:table-cell table:style-name="Tabulka2.A2" office:value-type="string">
            <text:p text:style-name="P41"><text:span text:style-name="T10">CP-B2B-WS-POL-v1.10.docx</text:span></text:p>
          </table:table-cell>
        </table:table-row>
        <text:soft-page-break/>
        <table:table-row table:style-name="Tabulka2.2">
          <table:table-cell table:style-name="Tabulka2.A2" office:value-type="string">
            <text:p text:style-name="P41"><text:span text:style-name="T10">1.11</text:span></text:p>
          </table:table-cell>
          <table:table-cell table:style-name="Tabulka2.A2" office:value-type="string">
            <text:p text:style-name="P41"><text:span text:style-name="T10">8.12.2017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Doplnění maximálního denního počtu volání</text:span></text:p>
          </table:table-cell>
          <table:table-cell table:style-name="Tabulka2.A2" office:value-type="string">
            <text:p text:style-name="P41"><text:span text:style-name="T10">CP-B2B-WS-POL-v1.11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2</text:span></text:p>
          </table:table-cell>
          <table:table-cell table:style-name="Tabulka2.A2" office:value-type="string">
            <text:p text:style-name="P41"><text:span text:style-name="T10">21.02.2018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<text:span text:style-name="T10">Doplnění transmissionEnd, obnovení přílohy Definice návratových hodnot operace</text:span></text:p>
          </table:table-cell>
          <table:table-cell table:style-name="Tabulka2.A2" office:value-type="string">
            <text:p text:style-name="P41"><text:span text:style-name="T10">CP-B2B-WS-POL-v1.12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3</text:span></text:p>
          </table:table-cell>
          <table:table-cell table:style-name="Tabulka2.A2" office:value-type="string">
            <text:p text:style-name="P41"><text:span text:style-name="T10">23.10.2018</text:span></text:p>
          </table:table-cell>
          <table:table-cell table:style-name="Tabulka2.A2" office:value-type="string">
            <text:p text:style-name="P41"><text:span text:style-name="T10">KC1</text:span></text:p>
          </table:table-cell>
          <table:table-cell table:style-name="Tabulka2.A2" office:value-type="string">
            <text:p text:style-name="P42">Do getParcelsPrinting doplněny dva nové formuláře ID 72 a 73.</text:p>
            <text:p text:style-name="P42">Aktualizace přílohy <text:span text:style-name="T10">Definice návratových hodnot operace</text:span></text:p>
          </table:table-cell>
          <table:table-cell table:style-name="Tabulka2.A2" office:value-type="string">
            <text:p text:style-name="P41"><text:span text:style-name="T10">CP-B2B-WS-POL-v1.13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4</text:span></text:p>
          </table:table-cell>
          <table:table-cell table:style-name="Tabulka2.A2" office:value-type="string">
            <text:p text:style-name="P41"><text:span text:style-name="T10">19.2.2019</text:span></text:p>
          </table:table-cell>
          <table:table-cell table:style-name="Tabulka2.A2" office:value-type="string">
            <text:p text:style-name="P41"><text:span text:style-name="T10">KC2</text:span></text:p>
          </table:table-cell>
          <table:table-cell table:style-name="Tabulka2.A2" office:value-type="string">
            <text:p text:style-name="P42">Upraveny maximální počty volání pro jednotlivé operace</text:p>
          </table:table-cell>
          <table:table-cell table:style-name="Tabulka2.A2" office:value-type="string">
            <text:p text:style-name="P41"><text:span text:style-name="T10">CP-B2B-WS-POL-v1.14.docx</text:span></text:p>
          </table:table-cell>
        </table:table-row>
        <table:table-row table:style-name="Tabulka2.2">
          <table:table-cell table:style-name="Tabulka2.A2" office:value-type="string">
            <text:p text:style-name="P41"><text:span text:style-name="T10">1.15</text:span></text:p>
          </table:table-cell>
          <table:table-cell table:style-name="Tabulka2.A2" office:value-type="string">
            <text:p text:style-name="P41"><text:span text:style-name="T10">22.5.2019</text:span></text:p>
          </table:table-cell>
          <table:table-cell table:style-name="Tabulka2.A2" office:value-type="string">
            <text:p text:style-name="P41"><text:span text:style-name="T10">KC1</text:span></text:p>
          </table:table-cell>
          <table:table-cell table:style-name="Tabulka2.A2" office:value-type="string">
            <text:p text:style-name="P42">Odstaněn pattern pro validaci emailu. Do doPrintingHeader doplněny nové formuláře ID 100,101,102,103,200,201 a 202.</text:p>
            <text:p text:style-name="P42">Aktualizace přílohy <text:span text:style-name="T10">Definice návratových hodnot operace</text:span></text:p>
          </table:table-cell>
          <table:table-cell table:style-name="Tabulka2.A2" office:value-type="string">
            <text:p text:style-name="P41"><text:span text:style-name="T10">CP-B2B-WS-POL-v1.15.docx</text:span></text:p>
          </table:table-cell>
        </table:table-row>
      </table:table>
      <text:list xml:id="list92920352708724" text:continue-numbering="true" text:style-name="WWNum1">
        <text:list-item>
          <text:h text:style-name="P13" text:outline-level="1"><text:bookmark-start text:name="_Toc496533157"/>Úvod<text:bookmark-end text:name="_Toc496533157"/><text:bookmark-end text:name="__RefHeading__4110_1408838183"/></text:h>
        </text:list-item>
      </text:list>
      <text:p text:style-name="Standard_20__28_user_29_">Dokument obsahuje popis SW rozhraní webové služby pro komunikaci se systémem PodáníOnline na úrovni dvou informačních systémů v režimu B2B. Je určen pro vývojáře SW informačního systému na straně zákazníka České pošty.</text:p>
      <text:p text:style-name="Standard_20__28_user_29_"/>
      <text:p text:style-name="Standard_20__28_user_29_"/>
      <text:list xml:id="list92920673741318" text:continue-numbering="true" text:style-name="WWNum1">
        <text:list-item>
          <text:h text:style-name="P12" text:outline-level="1"><text:bookmark-start text:name="__RefHeading__4112_1408838183"/><text:bookmark-start text:name="_Toc496533158"/>Terminologie<text:bookmark-end text:name="__RefHeading__4112_1408838183"/><text:bookmark-end text:name="_Toc496533158"/></text:h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Table_20_Contents">ČP</text:p>
          </table:table-cell>
          <table:table-cell table:style-name="Tabulka3.B1" office:value-type="string">
            <text:p text:style-name="Table_20_Contents">Česká pošta s.p.</text:p>
          </table:table-cell>
        </table:table-row>
        <table:table-row table:style-name="Tabulka3.1">
          <table:table-cell table:style-name="Tabulka3.A2" office:value-type="string">
            <text:p text:style-name="Table_20_Contents">WS</text:p>
          </table:table-cell>
          <table:table-cell table:style-name="Tabulka3.B2" office:value-type="string">
            <text:p text:style-name="Table_20_Contents">Webová služba</text:p>
          </table:table-cell>
        </table:table-row>
        <table:table-row table:style-name="Tabulka3.1">
          <table:table-cell table:style-name="Tabulka3.A2" office:value-type="string">
            <text:p text:style-name="Table_20_Contents">POL</text:p>
          </table:table-cell>
          <table:table-cell table:style-name="Tabulka3.B2" office:value-type="string">
            <text:p text:style-name="Table_20_Contents">Aplikace PodáníOnline</text:p>
          </table:table-cell>
        </table:table-row>
      </table:table>
      <text:p text:style-name="Standard_20__28_user_29_"/>
      <text:p text:style-name="Standard_20__28_user_29_"/>
      <text:list xml:id="list92921250266361" text:continue-numbering="true" text:style-name="WWNum1">
        <text:list-item>
          <text:h text:style-name="P13" text:outline-level="1"><text:bookmark-start text:name="__RefHeading__28994_527117222"/><text:bookmark-start text:name="_Toc496533159"/>Definice WS PodáníOnline<text:bookmark-end text:name="__RefHeading__28994_527117222"/><text:bookmark-end text:name="_Toc496533159"/></text:h>
        </text:list-item>
      </text:list>
      <table:table table:name="Tabulka4" table:style-name="Tabulka4">
        <table:table-column table:style-name="Tabulka4.A"/>
        <table:table-column table:style-name="Tabulka4.B"/>
        <table:table-row table:style-name="Tabulka4.1">
          <table:table-cell table:style-name="Tabulka4.A1" office:value-type="string">
            <text:p text:style-name="Table_20_Contents"><text:span text:style-name="T9">Název</text:span></text:p>
          </table:table-cell>
          <table:table-cell table:style-name="Tabulka4.B1" office:value-type="string">
            <text:p text:style-name="Table_20_Contents">POLServices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Popis</text:span></text:p>
          </table:table-cell>
          <table:table-cell table:style-name="Tabulka4.B2" office:value-type="string">
            <text:p text:style-name="Table_20_Contents">Služba pro komunikaci mezi systémy externích subjektů a aplikací PodáníOnline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Typ</text:span></text:p>
          </table:table-cell>
          <table:table-cell table:style-name="Tabulka4.B2" office:value-type="string">
            <text:p text:style-name="Standard_20__28_user_29_">REST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Protokol</text:span></text:p>
          </table:table-cell>
          <table:table-cell table:style-name="Tabulka4.B2" office:value-type="string">
            <text:p text:style-name="Table_20_Contents">https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Zabezpečení</text:span></text:p>
          </table:table-cell>
          <table:table-cell table:style-name="Tabulka4.B2" office:value-type="string">
            <text:p text:style-name="Table_20_Contents">Komerční certifikát PostSignum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Endpoint</text:span></text:p>
          </table:table-cell>
          <table:table-cell table:style-name="Tabulka4.B2" office:value-type="string">
            <text:p text:style-name="Table_20_Contents"><text:a xlink:type="simple" xlink:href="https://b2b.postaonline.cz/services/POLServices/v1" text:style-name="ListLabel_20_75" text:visited-style-name="ListLabel_20_75"><text:span text:style-name="T13">https://b2b.postaonline.cz/services/POLService/v1</text:span></text:a>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XSD</text:span></text:p>
          </table:table-cell>
          <table:table-cell table:style-name="Tabulka4.B2" office:value-type="string">
            <text:p text:style-name="Table_20_Contents">B2BCommon-v1.1.xsd</text:p>
            <text:p text:style-name="Table_20_Contents">B2B-POLServices-vX.xsd (kde X je číslo verze)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sendParcels</text:span> – uloží data k zásilkám pro zpracování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ResultParcels</text:span> – vrací výsledky zpracování dat k podaným zásilkám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Stats</text:span> - vrátí statistické informace o podáních za období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ParcelState</text:span> – vrátí stavy zásilek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ParcelsPrinting</text:span> – vrácí adresní štítky </text:p>
          </table:table-cell>
        </table:table-row>
      </table:table>
      <text:p text:style-name="cp_5f_Normal_5f_2"/>
      <text:list xml:id="list92920313031378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29054_527117222"/><text:bookmark-start text:name="_Toc496533160"/>Operace - sendParcels<text:bookmark-end text:name="__RefHeading__29054_527117222"/><text:bookmark-end text:name="_Toc496533160"/></text:h>
                </text:list-item>
              </text:list>
            </text:list-item>
          </text:list>
        </text:list-item>
      </text:list>
      <table:table table:name="Tabulka5" table:style-name="Tabulka5">
        <table:table-column table:style-name="Tabulka5.A"/>
        <table:table-column table:style-name="Tabulka5.B"/>
        <table:table-row table:style-name="Tabulka5.1">
          <table:table-cell table:style-name="Tabulka5.A1" office:value-type="string">
            <text:p text:style-name="Table_20_Contents"><text:span text:style-name="T9">Endpoint</text:span></text:p>
          </table:table-cell>
          <table:table-cell table:style-name="Tabulka5.B1" office:value-type="string">
            <text:p text:style-name="Table_20_Contents"><text:a xlink:type="simple" xlink:href="https://b2b.postaonline.cz/services/POLService/v1/sendParcels" text:style-name="ListLabel_20_75" text:visited-style-name="ListLabel_20_75"><text:span text:style-name="T13">https://b2b.postaonline.cz/services/POLServic</text:span></text:a><text:a xlink:type="simple" xlink:href="https://b2b.postaonline.cz/services/POLService/v1/sendParcels" text:style-name="ListLabel_20_75" text:visited-style-name="ListLabel_20_75"><text:span text:style-name="T13">e/v1/</text:span></text:a><text:a xlink:type="simple" xlink:href="https://b2b.postaonline.cz/services/POLService/v1/sendParcels" text:style-name="ListLabel_20_75" text:visited-style-name="ListLabel_20_75"><text:span text:style-name="T13">send</text:span></text:a><text:a xlink:type="simple" xlink:href="https://b2b.postaonline.cz/services/POLService/v1/sendParcels" text:style-name="ListLabel_20_75" text:visited-style-name="ListLabel_20_75"><text:span text:style-name="T13">Parcels</text:span></text:a>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Popis</text:span></text:p>
          </table:table-cell>
          <table:table-cell table:style-name="Tabulka5.B2" office:value-type="string">
            <text:p text:style-name="Table_20_Contents">Operace slouží k předání dat k zásilkám do dalšího zpracování . V případě, že zpracování proběhlo úspěšně, jsou data automaticky předána na podací poštu. (Takto přijatá data k zásilkám je možno zobrazit prostřednictvím web aplikace POL.) V případě, že při zpracování byla zaznamenána chyba v datech, není do dalšího zpracování přijata ani jedna zásilka.</text:p>
            <text:p text:style-name="Table_20_Contents">Výstupem této operace je element <text:span text:style-name="T9">b2bASyncResponse</text:span>, který obsahuje jednoznačné ID (<text:span text:style-name="T9">idTransaction</text:span>) potřebné pro zjištění výsledku zpracování operací <text:span text:style-name="T9">getResultParcels</text:span>.</text:p>
            <text:p text:style-name="Table_20_Contents"><text:span text:style-name="T14">Pozn. </text:span></text:p>
            <text:list xml:id="list2045166408" text:style-name="WWNum44">
              <text:list-item>
                <text:p text:style-name="P36"><text:span text:style-name="T14">V případě, že je podací místo identifikováno prostřednictvím locationNumber, není nutná identifikace odesílatele prostřednictvím </text:span><text:span text:style-name="T16">doParcelHeader.senderAddress </text:span></text:p>
              </text:list-item>
              <text:list-item>
                <text:p text:style-name="P36"><text:span text:style-name="T14">Do ukončení zpracování předaných dat vrací operace getResultParcels chybový kód </text:span><text:span text:style-name="T17">10 UNFINISHED_PROCESS <text:s/>- Zpracování není ještě ukončeno</text:span></text:p>
              </text:list-item>
            </text:list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Typ</text:span></text:p>
          </table:table-cell>
          <table:table-cell table:style-name="Tabulka5.B2" office:value-type="string">
            <text:p text:style-name="Table_20_Contents">Asynchronní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Vstupní objekt</text:span></text:p>
          </table:table-cell>
          <table:table-cell table:style-name="Tabulka5.B2" office:value-type="string">
            <text:p text:style-name="Standard_20__28_user_29_">Element <text:span text:style-name="T9">b2bRequest</text:span>:</text:p>
            <text:list xml:id="list4290748342" text:style-name="WWNum34">
              <text:list-item>
                <text:p text:style-name="P19">element <text:span text:style-name="T9">header</text:span> <text:s/>- data hlavičky požadavku</text:p>
              </text:list-item>
              <text:list-item>
                <text:p text:style-name="P19">element <text:span text:style-name="T9">serviceData</text:span> - vlastní data požadavku obsahující element <text:span text:style-name="T9">sendParcel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sendParcels</text:span> je uveden v příloze <text:span text:style-name="T15">„B2B-POLServices-vX.xsd“</text:span>.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Výstupní objekt</text:span></text:p>
          </table:table-cell>
          <table:table-cell table:style-name="Tabulka5.B2" office:value-type="string">
            <text:p text:style-name="Standard_20__28_user_29_">Element <text:span text:style-name="T9">b2bASyncResponse </text:span>nebo <text:span text:style-name="T9">B2BFaultMessage</text:span></text:p>
            <text:p text:style-name="Standard_20__28_user_29_">Popis uvedených elementů je uveden v příloze <text:span text:style-name="T15">„B2BCommon-v1.1.xsd“</text:span>.</text:p>
          </table:table-cell>
        </table:table-row>
        <text:soft-page-break/>
        <table:table-row table:style-name="Tabulka5.1">
          <table:table-cell table:style-name="Tabulka5.A2" office:value-type="string">
            <text:p text:style-name="Table_20_Contents"><text:span text:style-name="T9">Omezení</text:span></text:p>
          </table:table-cell>
          <table:table-cell table:style-name="Tabulka5.B2" office:value-type="string">
            <text:p text:style-name="Table_20_Contents">Velikost odesílaných dat maximálně 3MB, max. 15000 volání denně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list xml:id="list92921140426999" text:continue-list="list92920313031378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0_1756983612"/><text:bookmark-start text:name="_Toc496533161"/>sendParcels - request<text:bookmark-end text:name="__RefHeading__15620_1756983612"/><text:bookmark-end text:name="_Toc496533161"/></text:h>
                    </text:list-item>
                  </text:list>
                </text:list-item>
              </text:list>
            </text:list-item>
          </text:list>
        </text:list-item>
      </text:list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 table:style-name="Tabulka6.1">
          <table:table-cell table:style-name="Tabulka6.A1" office:value-type="string">
            <text:p text:style-name="Table_20_Contents"><text:span text:style-name="T9">Položka</text:span></text:p>
          </table:table-cell>
          <table:table-cell table:style-name="Tabulka6.A1" office:value-type="string">
            <text:p text:style-name="Table_20_Contents"><text:span text:style-name="T9">Datový typ</text:span></text:p>
          </table:table-cell>
          <table:table-cell table:style-name="Tabulka6.A1" office:value-type="string">
            <text:p text:style-name="Table_20_Contents"><text:span text:style-name="T9">Povinná</text:span></text:p>
          </table:table-cell>
          <table:table-cell table:style-name="Tabulka6.D1" office:value-type="string">
            <text:p text:style-name="Table_20_Contents"><text:span text:style-name="T9">Komentář</text:span>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Data o odesílateli a podání</text:p>
          </table:table-cell>
        </table:table-row>
        <table:table-row table:style-name="Tabulka6.1">
          <table:table-cell table:style-name="Tabulka6.A2" office:value-type="string">
            <text:p text:style-name="Table_20_Contents">transmissionDa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ředpokládané datum podání</text:p>
          </table:table-cell>
        </table:table-row>
        <table:table-row table:style-name="Tabulka6.1">
          <table:table-cell table:style-name="Tabulka6.A2" office:value-type="string">
            <text:p text:style-name="Table_20_Contents">customer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Technologické číslo podavatele</text:p>
          </table:table-cell>
        </table:table-row>
        <table:table-row table:style-name="Tabulka6.1">
          <table:table-cell table:style-name="Tabulka6.A2" office:value-type="string">
            <text:p text:style-name="Table_20_Contents">post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 podací pošty</text:p>
          </table:table-cell>
        </table:table-row>
        <table:table-row table:style-name="Tabulka6.1">
          <table:table-cell table:style-name="Tabulka6.A2" office:value-type="string">
            <text:p text:style-name="Table_20_Contents">contract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akázky</text:p>
          </table:table-cell>
        </table:table-row>
        <table:table-row table:style-name="Tabulka6.1">
          <table:table-cell table:style-name="Tabulka6.A2" office:value-type="string">
            <text:p text:style-name="Table_20_Contents">franking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výplatního stroje</text:p>
          </table:table-cell>
        </table:table-row>
        <table:table-row table:style-name="Tabulka6.1">
          <table:table-cell table:style-name="Tabulka6.A2" office:value-type="string">
            <text:p text:style-name="Table_20_Contents">transmissionEnd</text:p>
          </table:table-cell>
          <table:table-cell table:style-name="Tabulka6.A2" office:value-type="string">
            <text:p text:style-name="Table_20_Contents">Boolean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<text:span text:style-name="T18">Indikace, zda uzavřít podání:</text:span></text:p>
            <text:p text:style-name="P37"/>
            <text:list xml:id="list3644026392" text:style-name="WWNum45">
              <text:list-item>
                <text:p text:style-name="P38"><text:span text:style-name="T18">V případě, kdy není vůbec uvedeno, je podání pro všechna data předaná v rámci tohoto requestu automaticky uzavřeno</text:span></text:p>
              </text:list-item>
            </text:list>
            <text:p text:style-name="P37"/>
            <text:list xml:id="list92921287308001" text:continue-numbering="true" text:style-name="WWNum45">
              <text:list-item>
                <text:p text:style-name="P38"><text:span text:style-name="T18">0 </text:span><text:span text:style-name="T19">– data tohoto requestu jsou přijata, ale podání není uzavřeno (slouží pro průběžné zasílání dat jednotlivými requesty, které bude na závěr ukončeno předáním requestu s indikací o uzavření podání)</text:span></text:p>
              </text:list-item>
            </text:list>
            <text:p text:style-name="P37"/>
            <text:list xml:id="list92920980140077" text:continue-numbering="true" text:style-name="WWNum45">
              <text:list-item>
                <text:p text:style-name="P38"><text:span text:style-name="T18">1 </text:span><text:span text:style-name="T19">– data tohoto requestu jsou přijata a podání všech předchozích dat (zaslaných v rámci requestů s indikací transmissionEnd=0) je uzavřeno</text:span></text:p>
              </text:list-item>
            </text:list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a odesílatele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Název odesílatele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podavatele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, default CZ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cod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a adresáta dobírkové částky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Název odesílatele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podavatele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, default CZ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codBank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Bankovní spojení adresáta dobírkové částky</text:p>
          </table:table-cell>
        </table:table-row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edčíslí k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účtu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Contact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ontakní údaje odesílatele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Contact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/>
          </table:table-cell>
          <table:table-cell table:style-name="Tabulka6.D2" office:value-type="string">
            <text:p text:style-name="Table_20_Contents">Konec elementu</text:p>
          </table:table-cell>
        </table:table-row>
        <table:table-row table:style-name="Tabulka6.1">
          <table:table-cell table:style-name="Tabulka6.A2" office:value-type="string">
            <text:p text:style-name="Table_20_Contents">sender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 odesílatele</text:p>
          </table:table-cell>
        </table:table-row>
        <table:table-row table:style-name="Tabulka6.1">
          <table:table-cell table:style-name="Tabulka6.A2" office:value-type="string">
            <text:p text:style-name="Table_20_Contents">locationNumber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dacího místa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ata zásilek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Param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arametry zásilky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Unikátní ID záznamu</text:p>
          </table:table-cell>
        </table:table-row>
        <table:table-row table:style-name="Tabulka6.1">
          <table:table-cell table:style-name="Tabulka6.A2" office:value-type="string">
            <text:p text:style-name="Table_20_Contents">parcel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D zásilky</text:p>
          </table:table-cell>
        </table:table-row>
        <table:table-row table:style-name="Tabulka6.1">
          <table:table-cell table:style-name="Tabulka6.A2" office:value-type="string">
            <text:p text:style-name="Table_20_Contents">prefixParcel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Typ zásilky (prefix)</text:p>
          </table:table-cell>
        </table:table-row>
        <table:table-row table:style-name="Tabulka6.1">
          <table:table-cell table:style-name="Tabulka6.A2" office:value-type="string">
            <text:p text:style-name="Table_20_Contents">weigh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Hmotnost</text:p>
          </table:table-cell>
        </table:table-row>
        <table:table-row table:style-name="Tabulka6.1">
          <table:table-cell table:style-name="Tabulka6.A2" office:value-type="string">
            <text:p text:style-name="Table_20_Contents">insuredValue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daná cena</text:p>
          </table:table-cell>
        </table:table-row>
        <table:table-row table:style-name="Tabulka6.1">
          <table:table-cell table:style-name="Tabulka6.A2" office:value-type="string">
            <text:p text:style-name="Table_20_Contents">amoun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bírka</text:p>
          </table:table-cell>
        </table:table-row>
        <table:table-row table:style-name="Tabulka6.1">
          <table:table-cell table:style-name="Tabulka6.A2" office:value-type="string">
            <text:p text:style-name="Table_20_Contents">currenc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měny dobírky, defaul CZK</text:p>
          </table:table-cell>
        </table:table-row>
        <table:table-row table:style-name="Tabulka6.1">
          <table:table-cell table:style-name="Tabulka6.A2" office:value-type="string">
            <text:p text:style-name="Table_20_Contents">vsVoucher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ariabilní symbol - poukázka</text:p>
          </table:table-cell>
        </table:table-row>
        <table:table-row table:style-name="Tabulka6.1">
          <table:table-cell table:style-name="Tabulka6.A2" office:value-type="string">
            <text:p text:style-name="Table_20_Contents">vsParcel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ariabilní symbol - zásilka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sequenceParcel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řadí v rámci vícekusové zásilky</text:p>
          </table:table-cell>
        </table:table-row>
        <table:table-row table:style-name="Tabulka6.1">
          <table:table-cell table:style-name="Tabulka6.A2" office:value-type="string">
            <text:p text:style-name="Table_20_Contents">quantityParcel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Celkový počet zásilkek vícekusové zásilky</text:p>
          </table:table-cell>
        </table:table-row>
        <table:table-row table:style-name="Tabulka6.1">
          <table:table-cell table:style-name="Tabulka6.A2" office:value-type="string">
            <text:p text:style-name="Table_20_Contents">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</text:p>
          </table:table-cell>
        </table:table-row>
        <table:table-row table:style-name="Tabulka6.1">
          <table:table-cell table:style-name="Tabulka6.A2" office:value-type="string">
            <text:p text:style-name="Table_20_Contents">notePri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pro tisk</text:p>
          </table:table-cell>
        </table:table-row>
        <table:table-row table:style-name="Tabulka6.1">
          <table:table-cell table:style-name="Tabulka6.A2" office:value-type="string">
            <text:p text:style-name="Table_20_Contents">length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élka</text:p>
          </table:table-cell>
        </table:table-row>
        <table:table-row table:style-name="Tabulka6.1">
          <table:table-cell table:style-name="Tabulka6.A2" office:value-type="string">
            <text:p text:style-name="Table_20_Contents">width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Šířka</text:p>
          </table:table-cell>
        </table:table-row>
        <table:table-row table:style-name="Tabulka6.1">
          <table:table-cell table:style-name="Tabulka6.A2" office:value-type="string">
            <text:p text:style-name="Table_20_Contents">heigh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ýška</text:p>
          </table:table-cell>
        </table:table-row>
        <table:table-row table:style-name="Tabulka6.1">
          <table:table-cell table:style-name="Tabulka6.A2" office:value-type="string">
            <text:p text:style-name="Table_20_Contents">mr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MRN</text:p>
          </table:table-cell>
        </table:table-row>
        <table:table-row table:style-name="Tabulka6.1">
          <table:table-cell table:style-name="Tabulka6.A2" office:value-type="string">
            <text:p text:style-name="Table_20_Contents">refer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jednací</text:p>
          </table:table-cell>
        </table:table-row>
        <table:table-row table:style-name="Tabulka6.1">
          <table:table-cell table:style-name="Tabulka6.A2" office:value-type="string">
            <text:p text:style-name="Table_20_Contents">pallets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palet</text:p>
          </table:table-cell>
        </table:table-row>
        <table:table-row table:style-name="Tabulka6.1">
          <table:table-cell table:style-name="Tabulka6.A2" office:value-type="string">
            <text:p text:style-name="Table_20_Contents">specSy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cký symbol</text:p>
          </table:table-cell>
        </table:table-row>
        <table:table-row table:style-name="Tabulka6.1">
          <table:table-cell table:style-name="Tabulka6.A2" office:value-type="string">
            <text:p text:style-name="Table_20_Contents">note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2</text:p>
          </table:table-cell>
        </table:table-row>
        <table:table-row table:style-name="Tabulka6.1">
          <table:table-cell table:style-name="Tabulka6.A2" office:value-type="string">
            <text:p text:style-name="Table_20_Contents">numSig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dokumentů</text:p>
          </table:table-cell>
        </table:table-row>
        <table:table-row table:style-name="Tabulka6.1">
          <table:table-cell table:style-name="Tabulka6.A2" office:value-type="string">
            <text:p text:style-name="Table_20_Contents">scor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počet ceny služby</text:p>
          </table:table-cell>
        </table:table-row>
        <table:table-row table:style-name="Tabulka6.1">
          <table:table-cell table:style-name="Tabulka6.A2" office:value-type="string">
            <text:p text:style-name="Table_20_Contents">orderNumberZPRO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bjednávky ZPRO</text:p>
          </table:table-cell>
        </table:table-row>
        <table:table-row table:style-name="Tabulka6.1">
          <table:table-cell table:style-name="Tabulka6.A2" office:value-type="string">
            <text:p text:style-name="Table_20_Contents">returnNumDay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dní pro vrácení zásilk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Service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žadované doplňkové služby</text:p>
          </table:table-cell>
        </table:table-row>
        <table:table-row table:style-name="Tabulka6.1">
          <table:table-cell table:style-name="Tabulka6.A2" office:value-type="string">
            <text:p text:style-name="Table_20_Contents">servic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žadovaná doplňková služba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Adresát zásilky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terní označení adresáta</text:p>
          </table:table-cell>
        </table:table-row>
        <table:table-row table:style-name="Tabulka6.1">
          <table:table-cell table:style-name="Tabulka6.A2" office:value-type="string">
            <text:p text:style-name="Table_20_Contents">first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Jméno</text:p>
          </table:table-cell>
        </table:table-row>
        <table:table-row table:style-name="Tabulka6.1">
          <table:table-cell table:style-name="Tabulka6.A2" office:value-type="string">
            <text:p text:style-name="Table_20_Contents">sur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íjmení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zev společnosti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adresáta</text:p>
          </table:table-cell>
        </table:table-row>
        <table:table-row table:style-name="Tabulka6.1">
          <table:table-cell table:style-name="Tabulka6.A2" office:value-type="string">
            <text:p text:style-name="Table_20_Contents">subjec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yp adresáta</text:p>
          </table:table-cell>
        </table:table-row>
        <table:table-row table:style-name="Tabulka6.1">
          <table:table-cell table:style-name="Tabulka6.A2" office:value-type="string">
            <text:p text:style-name="Table_20_Contents">ic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ČO</text:p>
          </table:table-cell>
        </table:table-row>
        <table:table-row table:style-name="Tabulka6.1">
          <table:table-cell table:style-name="Tabulka6.A2" office:value-type="string">
            <text:p text:style-name="Table_20_Contents">dic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IČ</text:p>
          </table:table-cell>
        </table:table-row>
        <table:table-row table:style-name="Tabulka6.1">
          <table:table-cell table:style-name="Tabulka6.A2" office:value-type="string">
            <text:p text:style-name="Table_20_Contents">specificatio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kace např. Datum narození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refix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Účet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1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1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2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3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3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4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4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5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5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6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6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k dodejce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AddressDocument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át dokumentů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terní označení adresáta</text:p>
          </table:table-cell>
        </table:table-row>
        <table:table-row table:style-name="Tabulka6.1">
          <table:table-cell table:style-name="Tabulka6.A2" office:value-type="string">
            <text:p text:style-name="Table_20_Contents">first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Jméno</text:p>
          </table:table-cell>
        </table:table-row>
        <table:table-row table:style-name="Tabulka6.1">
          <table:table-cell table:style-name="Tabulka6.A2" office:value-type="string">
            <text:p text:style-name="Table_20_Contents">sur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íjmení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zev společnosti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adresáta</text:p>
          </table:table-cell>
        </table:table-row>
        <table:table-row table:style-name="Tabulka6.1">
          <table:table-cell table:style-name="Tabulka6.A2" office:value-type="string">
            <text:p text:style-name="Table_20_Contents">subjec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yp adresáta</text:p>
          </table:table-cell>
        </table:table-row>
        <table:table-row table:style-name="Tabulka6.1">
          <table:table-cell table:style-name="Tabulka6.A2" office:value-type="string">
            <text:p text:style-name="Table_20_Contents">ic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ČO</text:p>
          </table:table-cell>
        </table:table-row>
        <table:table-row table:style-name="Tabulka6.1">
          <table:table-cell table:style-name="Tabulka6.A2" office:value-type="string">
            <text:p text:style-name="Table_20_Contents">dic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IČ</text:p>
          </table:table-cell>
        </table:table-row>
        <table:table-row table:style-name="Tabulka6.1">
          <table:table-cell table:style-name="Tabulka6.A2" office:value-type="string">
            <text:p text:style-name="Table_20_Contents">specificatio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kace např. Datum narození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refix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Účet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1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1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2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3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3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4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4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5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5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6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6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k dodejce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CustomsDeclaration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ata celní prohlášky</text:p>
          </table:table-cell>
        </table:table-row>
        <table:table-row table:style-name="Tabulka6.1">
          <table:table-cell table:style-name="Tabulka6.A2" office:value-type="string">
            <text:p text:style-name="Table_20_Contents">catego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Kategorie zásilky</text:p>
          </table:table-cell>
        </table:table-row>
        <table:table-row table:style-name="Tabulka6.1">
          <table:table-cell table:style-name="Tabulka6.A2" office:value-type="string">
            <text:p text:style-name="Table_20_Contents">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</text:p>
          </table:table-cell>
        </table:table-row>
        <table:table-row table:style-name="Tabulka6.1">
          <table:table-cell table:style-name="Tabulka6.A2" office:value-type="string">
            <text:p text:style-name="Table_20_Contents">customValCu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ISO kód měny celní hodnot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CustomsDeclaration.doParcelCustomsGood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pis obsahu zásilky</text:p>
          </table:table-cell>
        </table:table-row>
        <table:table-row table:style-name="Tabulka6.1">
          <table:table-cell table:style-name="Tabulka6.A2" office:value-type="string">
            <text:p text:style-name="Table_20_Contents">sequence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řadí</text:p>
          </table:table-cell>
        </table:table-row>
        <table:table-row table:style-name="Tabulka6.1">
          <table:table-cell table:style-name="Tabulka6.A2" office:value-type="string">
            <text:p text:style-name="Table_20_Contents">customCo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pis zboží</text:p>
          </table:table-cell>
        </table:table-row>
        <table:table-row table:style-name="Tabulka6.1">
          <table:table-cell table:style-name="Tabulka6.A2" office:value-type="string">
            <text:p text:style-name="Table_20_Contents">quant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Množství</text:p>
          </table:table-cell>
        </table:table-row>
        <table:table-row table:style-name="Tabulka6.1">
          <table:table-cell table:style-name="Tabulka6.A2" office:value-type="string">
            <text:p text:style-name="Table_20_Contents">weigh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Hmotnost</text:p>
          </table:table-cell>
        </table:table-row>
        <table:table-row table:style-name="Tabulka6.1">
          <table:table-cell table:style-name="Tabulka6.A2" office:value-type="string">
            <text:p text:style-name="Table_20_Contents">customVal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Celní hodnota</text:p>
          </table:table-cell>
        </table:table-row>
        <table:table-row table:style-name="Tabulka6.1">
          <table:table-cell table:style-name="Tabulka6.A2" office:value-type="string">
            <text:p text:style-name="Table_20_Contents">hs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HS kód</text:p>
          </table:table-cell>
        </table:table-row>
        <table:table-row table:style-name="Tabulka6.1">
          <table:table-cell table:style-name="Tabulka6.A2" office:value-type="string">
            <text:p text:style-name="Table_20_Contents">iso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Země původu zboží</text:p>
          </table:table-cell>
        </table:table-row>
      </table:table>
      <text:p text:style-name="Standard_20__28_user_29_"/>
      <text:list xml:id="list92921910702262" text:continue-list="list92921140426999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2_1756983612"/><text:bookmark-start text:name="_Toc496533162"/>Počet opakování objektů<text:bookmark-end text:name="__RefHeading__15622_1756983612"/><text:bookmark-end text:name="_Toc496533162"/></text:h>
                    </text:list-item>
                  </text:list>
                </text:list-item>
              </text:list>
            </text:list-item>
          </text:list>
        </text:list-item>
      </text:list>
      <table:table table:name="Tabulka7" table:style-name="Tabulka7">
        <table:table-column table:style-name="Tabulka7.A"/>
        <table:table-column table:style-name="Tabulka7.B"/>
        <table:table-row table:style-name="Tabulka7.1">
          <table:table-cell table:style-name="Tabulka7.A1" office:value-type="string">
            <text:p text:style-name="Standard_20__28_user_29_">Položka</text:p>
          </table:table-cell>
          <table:table-cell table:style-name="Tabulka7.A1" office:value-type="string">
            <text:p text:style-name="Standard_20__28_user_29_">Počet opakování</text:p>
          </table:table-cell>
        </table:table-row>
        <table:table-row table:style-name="Tabulka7.1">
          <table:table-cell table:style-name="Tabulka7.A1" office:value-type="string">
            <text:p text:style-name="Table_20_Contents"><text:span text:style-name="T9">doParcelHeader</text:span></text:p>
          </table:table-cell>
          <table:table-cell table:style-name="Tabulka7.A1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1" office:value-type="string">
            <text:p text:style-name="Table_20_Contents"><text:span text:style-name="T9">senderAddress</text:span></text:p>
          </table:table-cell>
          <table:table-cell table:style-name="Tabulka7.A1" office:value-type="string">
            <text:p text:style-name="Standard_20__28_user_29_"><text:span text:style-name="T14">0,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codAddress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codBank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senderContacts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Data</text:span></text:p>
          </table:table-cell>
          <table:table-cell table:style-name="Tabulka7.A4" office:value-type="string">
            <text:p text:style-name="Standard_20__28_user_29_"><text:span text:style-name="T14">1,1000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Params</text:span></text:p>
          </table:table-cell>
          <table:table-cell table:style-name="Tabulka7.A4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Services</text:span></text:p>
          </table:table-cell>
          <table:table-cell table:style-name="Tabulka7.A4" office:value-type="string">
            <text:p text:style-name="Standard_20__28_user_29_"><text:span text:style-name="T14">0,n</text:span> záznamů</text:p>
          </table:table-cell>
        </table:table-row>
        <text:soft-page-break/>
        <table:table-row table:style-name="Tabulka7.1">
          <table:table-cell table:style-name="Tabulka7.A4" office:value-type="string">
            <text:p text:style-name="Table_20_Contents"><text:span text:style-name="T9">doParcelAddress</text:span></text:p>
          </table:table-cell>
          <table:table-cell table:style-name="Tabulka7.A4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AddressDocument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CustomsDeclaration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CustomsGoods</text:span></text:p>
          </table:table-cell>
          <table:table-cell table:style-name="Tabulka7.A4" office:value-type="string">
            <text:p text:style-name="Standard_20__28_user_29_"><text:span text:style-name="T14">0,20</text:span> záznamů</text:p>
          </table:table-cell>
        </table:table-row>
      </table:table>
      <text:h text:style-name="P10" text:outline-level="4"/>
      <text:list xml:id="list9292098026150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4_1756983612"/><text:bookmark-start text:name="_Toc496533163"/>Příklad request:<text:bookmark-end text:name="__RefHeading__15624_1756983612"/><text:bookmark-end text:name="_Toc49653316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&lt;header&gt;</text:p>
      <text:p text:style-name="Standard_20__28_user_29_"><text:tab/>&lt;idExtTransaction&gt;<text:span text:style-name="T20">1</text:span>&lt;/idExtTransaction&gt;</text:p>
      <text:p text:style-name="Standard_20__28_user_29_"><text:tab/>&lt;timeStamp&gt;<text:span text:style-name="T20">2016-01-22T10:00:34.573+01:00</text:span>&lt;/timeStamp&gt;</text:p>
      <text:p text:style-name="Standard_20__28_user_29_"><text:tab/>&lt;idContract&gt;<text:span text:style-name="T20">2511327004</text:span>&lt;/idContract&gt;</text:p>
      <text:p text:style-name="Standard_20__28_user_29_">&lt;/header&gt;</text:p>
      <text:p text:style-name="Standard_20__28_user_29_">&lt;serviceData&gt;</text:p>
      <text:p text:style-name="Standard_20__28_user_29_">&lt;ns2:sendParcels&gt;</text:p>
      <text:p text:style-name="Standard_20__28_user_29_"><text:tab/>&lt;ns2:doParcelHeader&gt;</text:p>
      <text:p text:style-name="Standard_20__28_user_29_"><text:tab/><text:tab/>&lt;ns2:transmissionDate&gt;<text:span text:style-name="T20">12.02.2016</text:span>&lt;/ns2:transmissionDate&gt;</text:p>
      <text:p text:style-name="Standard_20__28_user_29_"><text:tab/><text:tab/>&lt;ns2:customerID&gt;<text:span text:style-name="T20">U219</text:span>&lt;/ns2:customerID&gt;</text:p>
      <text:p text:style-name="Standard_20__28_user_29_"><text:tab/><text:tab/>&lt;ns2:postCode&gt;<text:span text:style-name="T20">28002</text:span>&lt;/ns2:postCode&gt;</text:p>
      <text:p text:style-name="Standard_20__28_user_29_"><text:tab/><text:tab/>&lt;ns2:senderAddress&gt;</text:p>
      <text:p text:style-name="Standard_20__28_user_29_"><text:tab/><text:tab/><text:tab/>&lt;ns2:companyName&gt;<text:span text:style-name="T20">Oriflame</text:span>&lt;/ns2:companyName&gt;</text:p>
      <text:p text:style-name="Standard_20__28_user_29_"><text:tab/><text:tab/><text:tab/>&lt;ns2:street&gt;<text:span text:style-name="T20">V olšinách</text:span>&lt;/ns2:street&gt;</text:p>
      <text:p text:style-name="Standard_20__28_user_29_"><text:tab/><text:tab/><text:tab/>&lt;ns2:houseNumber&gt;<text:span text:style-name="T20">16</text:span>&lt;/ns2:houseNumber&gt;</text:p>
      <text:p text:style-name="Standard_20__28_user_29_"><text:tab/><text:tab/><text:tab/>&lt;ns2:sequenceNumber&gt;<text:span text:style-name="T20">82</text:span>&lt;/ns2:sequenceNumber&gt;</text:p>
      <text:p text:style-name="Standard_20__28_user_29_"><text:tab/><text:tab/><text:tab/>&lt;ns2:partCity&gt;<text:span text:style-name="T20">Strašnice</text:span>&lt;/ns2:partCity&gt;</text:p>
      <text:p text:style-name="Standard_20__28_user_29_"><text:tab/><text:tab/><text:tab/>&lt;ns2:city&gt;<text:span text:style-name="T20">Praha</text:span>&lt;/ns2:city&gt;</text:p>
      <text:p text:style-name="Standard_20__28_user_29_"><text:tab/><text:tab/><text:tab/>&lt;ns2:zipCode&gt;<text:span text:style-name="T20">10000</text:span>&lt;/ns2:zipCode&gt;</text:p>
      <text:p text:style-name="Standard_20__28_user_29_"><text:tab/><text:tab/><text:tab/>&lt;ns2:isoCountry&gt;<text:span text:style-name="T20">CZ</text:span>&lt;/ns2:isoCountry&gt;</text:p>
      <text:p text:style-name="Standard_20__28_user_29_"><text:tab/><text:tab/>&lt;/ns2:senderAddress&gt;</text:p>
      <text:p text:style-name="Standard_20__28_user_29_"><text:tab/><text:tab/>&lt;ns2:codAddress&gt;</text:p>
      <text:p text:style-name="Standard_20__28_user_29_"><text:tab/><text:tab/><text:tab/>&lt;ns2:companyName&gt;<text:span text:style-name="T20">Oriflame</text:span>&lt;/ns2:companyName&gt;</text:p>
      <text:p text:style-name="Standard_20__28_user_29_"><text:tab/><text:tab/><text:tab/>&lt;ns2:street&gt;<text:span text:style-name="T20">V olšinách</text:span>&lt;/ns2:street&gt;</text:p>
      <text:p text:style-name="Standard_20__28_user_29_"><text:tab/><text:tab/><text:tab/>&lt;ns2:houseNumber&gt;<text:span text:style-name="T20">16</text:span>&lt;/ns2:houseNumber&gt;</text:p>
      <text:p text:style-name="Standard_20__28_user_29_"><text:tab/><text:tab/><text:tab/>&lt;ns2:sequenceNumber&gt;<text:span text:style-name="T20">82</text:span>&lt;/ns2:sequenceNumber&gt;</text:p>
      <text:p text:style-name="Standard_20__28_user_29_"><text:tab/><text:tab/><text:tab/>&lt;ns2:partCity&gt;<text:span text:style-name="T20">Strašnice</text:span>&lt;/ns2:partCity&gt;</text:p>
      <text:p text:style-name="Standard_20__28_user_29_"><text:tab/><text:tab/><text:tab/>&lt;ns2:city&gt;<text:span text:style-name="T20">Praha</text:span>&lt;/ns2:city&gt;</text:p>
      <text:p text:style-name="Standard_20__28_user_29_"><text:tab/><text:tab/><text:tab/>&lt;ns2:zipCode&gt;<text:span text:style-name="T20">10000</text:span>&lt;/ns2:zipCode&gt;</text:p>
      <text:p text:style-name="Standard_20__28_user_29_"><text:tab/><text:tab/><text:tab/>&lt;ns2:isoCountry&gt;<text:span text:style-name="T20">CZ</text:span>&lt;/ns2:isoCountry&gt;</text:p>
      <text:p text:style-name="Standard_20__28_user_29_"><text:tab/><text:tab/>&lt;/ns2:codAddress&gt;</text:p>
      <text:p text:style-name="Standard_20__28_user_29_"><text:tab/><text:tab/>&lt;ns2:senderContacts&gt;</text:p>
      <text:p text:style-name="Standard_20__28_user_29_"><text:tab/><text:tab/><text:tab/>&lt;ns2:emailAddress&gt;<text:span text:style-name="T20">rehor.jan@cpost.cz</text:span>&lt;/ns2:emailAddress&gt;</text:p>
      <text:p text:style-name="Standard_20__28_user_29_"><text:tab/><text:tab/>&lt;/ns2:senderContacts&gt;<text:tab/><text:tab/><text:tab/></text:p>
      <text:p text:style-name="Standard_20__28_user_29_"><text:tab/>&lt;/ns2:doParcelHeader&gt;</text:p>
      <text:p text:style-name="Standard_20__28_user_29_"><text:tab/>&lt;ns2:doParcelData&gt;</text:p>
      <text:p text:style-name="Standard_20__28_user_29_"><text:tab/><text:tab/>&lt;ns2:doParcelParams&gt;</text:p>
      <text:p text:style-name="Standard_20__28_user_29_"><text:tab/><text:tab/><text:tab/>&lt;ns2:recordID&gt;<text:span text:style-name="T20">1</text:span>&lt;/ns2:recordID&gt;</text:p>
      <text:p text:style-name="Standard_20__28_user_29_"><text:tab/><text:tab/><text:tab/>&lt;ns2:prefixParcelCode&gt;<text:span text:style-name="T20">RR</text:span>&lt;/ns2:prefixParcelCode&gt;</text:p>
      <text:p text:style-name="Standard_20__28_user_29_"><text:tab/><text:tab/><text:tab/>&lt;ns2:weight&gt;<text:span text:style-name="T20">1</text:span>&lt;/ns2:weight&gt;</text:p>
      <text:p text:style-name="Standard_20__28_user_29_"><text:tab/><text:tab/><text:tab/>&lt;ns2:mrn&gt;<text:span text:style-name="T20">15CZ65000021QMDZN0</text:span>&lt;/ns2:mrn&gt;</text:p>
      <text:p text:style-name="Standard_20__28_user_29_"><text:soft-page-break/><text:tab/><text:tab/><text:tab/>&lt;ns2:currency&gt;<text:span text:style-name="T20">CZK</text:span>&lt;/ns2:currency&gt;</text:p>
      <text:p text:style-name="Standard_20__28_user_29_"><text:tab/><text:tab/>&lt;/ns2:doParcelParams&gt;</text:p>
      <text:p text:style-name="Standard_20__28_user_29_"><text:tab/><text:tab/>&lt;ns2:doParcelServices&gt;</text:p>
      <text:p text:style-name="Standard_20__28_user_29_"><text:tab/><text:tab/><text:tab/>&lt;ns2:service&gt;<text:span text:style-name="T20">43</text:span>&lt;/ns2:service&gt;</text:p>
      <text:p text:style-name="Standard_20__28_user_29_"><text:tab/><text:tab/>&lt;/ns2:doParcelServices&gt;</text:p>
      <text:p text:style-name="Standard_20__28_user_29_"><text:tab/><text:tab/>&lt;ns2:doParcelServices&gt;</text:p>
      <text:p text:style-name="Standard_20__28_user_29_"><text:tab/><text:tab/><text:tab/>&lt;ns2:service&gt;<text:span text:style-name="T20">44</text:span>&lt;/ns2:service&gt;</text:p>
      <text:p text:style-name="Standard_20__28_user_29_"><text:tab/><text:tab/>&lt;/ns2:doParcelServices&gt;<text:tab/></text:p>
      <text:p text:style-name="Standard_20__28_user_29_"><text:tab/><text:tab/>&lt;ns2:doParcelServices&gt;</text:p>
      <text:p text:style-name="Standard_20__28_user_29_"><text:tab/><text:tab/><text:tab/>&lt;ns2:service&gt;<text:span text:style-name="T20">53</text:span>&lt;/ns2:service&gt;</text:p>
      <text:p text:style-name="Standard_20__28_user_29_"><text:tab/><text:tab/>&lt;/ns2:doParcelServices&gt;<text:tab/><text:tab/></text:p>
      <text:p text:style-name="Standard_20__28_user_29_"><text:tab/><text:tab/>&lt;ns2:doParcelAddress&gt;</text:p>
      <text:p text:style-name="Standard_20__28_user_29_"><text:tab/><text:tab/><text:tab/>&lt;ns2:recordID&gt;<text:span text:style-name="T20">2</text:span>&lt;/ns2:recordID&gt;</text:p>
      <text:p text:style-name="Standard_20__28_user_29_"><text:tab/><text:tab/><text:tab/>&lt;ns2:firstName&gt;<text:span text:style-name="T20">Ján</text:span>&lt;/ns2:firstName&gt;</text:p>
      <text:p text:style-name="Standard_20__28_user_29_"><text:tab/><text:tab/><text:tab/>&lt;ns2:surname&gt;<text:span text:style-name="T20">Nový</text:span>&lt;/ns2:surname&gt;<text:tab/> <text:s/></text:p>
      <text:p text:style-name="Standard_20__28_user_29_"><text:tab/><text:tab/><text:tab/>&lt;ns2:subject&gt;<text:span text:style-name="T20">F</text:span>&lt;/ns2:subject&gt;</text:p>
      <text:p text:style-name="Standard_20__28_user_29_"><text:tab/><text:tab/><text:tab/>&lt;ns2:street&gt;<text:span text:style-name="T20">Hlavná</text:span>&lt;/ns2:street&gt;</text:p>
      <text:p text:style-name="Standard_20__28_user_29_"><text:tab/><text:tab/><text:tab/>&lt;ns2:houseNumber&gt;<text:span text:style-name="T20">2</text:span>&lt;/ns2:houseNumber&gt;</text:p>
      <text:p text:style-name="Standard_20__28_user_29_"><text:tab/><text:tab/><text:tab/>&lt;ns2:sequenceNumber&gt;<text:span text:style-name="T20">1</text:span>&lt;/ns2:sequenceNumber&gt;</text:p>
      <text:p text:style-name="Standard_20__28_user_29_"><text:tab/><text:tab/><text:tab/>&lt;ns2:partCity&gt;<text:span text:style-name="T20">Modřany</text:span>&lt;/ns2:partCity&gt;</text:p>
      <text:p text:style-name="Standard_20__28_user_29_"><text:tab/><text:tab/><text:tab/>&lt;ns2:city&gt;<text:span text:style-name="T20">Bratislava</text:span>&lt;/ns2:city&gt;</text:p>
      <text:p text:style-name="Standard_20__28_user_29_"><text:tab/><text:tab/><text:tab/>&lt;ns2:zipCode&gt;<text:span text:style-name="T20">99555</text:span>&lt;/ns2:zipCode&gt;</text:p>
      <text:p text:style-name="Standard_20__28_user_29_"><text:tab/><text:tab/><text:tab/>&lt;ns2:isoCountry&gt;<text:span text:style-name="T20">SK</text:span>&lt;/ns2:isoCountry&gt;</text:p>
      <text:p text:style-name="Standard_20__28_user_29_"><text:tab/><text:tab/><text:tab/>&lt;ns2:mobileNumber&gt;<text:span text:style-name="T20">+420732222163</text:span>&lt;/ns2:mobileNumber&gt;</text:p>
      <text:p text:style-name="Standard_20__28_user_29_"><text:tab/><text:tab/><text:tab/>&lt;ns2:phoneNumber&gt;<text:span text:style-name="T20">+420221132060</text:span>&lt;/ns2:phoneNumber&gt;</text:p>
      <text:p text:style-name="Standard_20__28_user_29_"><text:tab/><text:tab/><text:tab/>&lt;ns2:emailAddress&gt;danek.michal@cpost.cz&lt;/ns2:emailAddress&gt;</text:p>
      <text:p text:style-name="Standard_20__28_user_29_"><text:tab/><text:tab/>&lt;/ns2:doParcelAddress&gt;</text:p>
      <text:p text:style-name="Standard_20__28_user_29_"><text:tab/>&lt;/ns2:doParcelData&gt;</text:p>
      <text:p text:style-name="Standard_20__28_user_29_">&lt;/ns2:sendParcels&gt; <text:s text:c="3"/></text:p>
      <text:p text:style-name="Standard_20__28_user_29_">&lt;/serviceData&gt;</text:p>
      <text:p text:style-name="Standard_20__28_user_29_">&lt;/b2bRequest&gt; <text:s text:c="8"/></text:p>
      <text:list xml:id="list92922004489840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13_1056414631"/><text:bookmark-start text:name="_Toc496533164"/>Operace - getResultParcels<text:bookmark-end text:name="__RefHeading__513_1056414631"/><text:bookmark-end text:name="_Toc496533164"/></text:h>
                </text:list-item>
              </text:list>
            </text:list-item>
          </text:list>
        </text:list-item>
      </text:list>
      <table:table table:name="Tabulka8" table:style-name="Tabulka8">
        <table:table-column table:style-name="Tabulka8.A"/>
        <table:table-column table:style-name="Tabulka8.B"/>
        <table:table-row table:style-name="Tabulka8.1">
          <table:table-cell table:style-name="Tabulka8.A1" office:value-type="string">
            <text:p text:style-name="Table_20_Contents"><text:span text:style-name="T9">Endpoint</text:span></text:p>
          </table:table-cell>
          <table:table-cell table:style-name="Tabulka8.B1" office:value-type="string">
            <text:p text:style-name="Table_20_Contents"><text:a xlink:type="simple" xlink:href="https://b2b.postaonline.cz/services/POLService/v1/getResultParcels" text:style-name="ListLabel_20_76" text:visited-style-name="ListLabel_20_76">https://b2b.postaonline.cz/services/POLService/v</text:a><text:a xlink:type="simple" xlink:href="https://b2b.postaonline.cz/services/POLService/v1/getResultParcels" text:style-name="ListLabel_20_75" text:visited-style-name="ListLabel_20_75"><text:span text:style-name="T13">1/</text:span></text:a><text:a xlink:type="simple" xlink:href="https://b2b.postaonline.cz/services/POLService/v1/getResultParcels" text:style-name="ListLabel_20_75" text:visited-style-name="ListLabel_20_75"><text:span text:style-name="T13">getResultParcels</text:span></text:a>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Popis</text:span></text:p>
          </table:table-cell>
          <table:table-cell table:style-name="Tabulka8.B2" office:value-type="string">
            <text:p text:style-name="Table_20_Contents">Operace slouží ke zjištění výsledku zpracování dat předaných prostřednictvím operace <text:span text:style-name="T9">sendParcels</text:span>.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Typ</text:span></text:p>
          </table:table-cell>
          <table:table-cell table:style-name="Tabulka8.B2" office:value-type="string">
            <text:p text:style-name="Table_20_Contents">Synchronní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Vstupní objekt</text:span></text:p>
          </table:table-cell>
          <table:table-cell table:style-name="Tabulka8.B2" office:value-type="string">
            <text:p text:style-name="Standard_20__28_user_29_">Element <text:span text:style-name="T9">b2bRequest</text:span>:</text:p>
            <text:list xml:id="list3743235102" text:style-name="WWNum35">
              <text:list-item>
                <text:p text:style-name="P20">element <text:span text:style-name="T9">header</text:span> <text:s/>- data hlavičky požadavku</text:p>
              </text:list-item>
              <text:list-item>
                <text:p text:style-name="P20">element <text:span text:style-name="T9">idTransaction</text:span> – hodnota <text:span text:style-name="T9">idTransaction</text:span>, která byla předána na výstupu z operace <text:span text:style-name="T9">sendParcel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Výstupní objekt</text:span></text:p>
          </table:table-cell>
          <table:table-cell table:style-name="Tabulka8.B2" office:value-type="string">
            <text:p text:style-name="Standard_20__28_user_29_">Element <text:bookmark-start text:name="__DdeLink__517_1056414631"/><text:span text:style-name="T9">b2bSyncResponse</text:span><text:bookmark-end text:name="__DdeLink__517_1056414631"/>:</text:p>
            <text:list xml:id="list4261425615" text:style-name="WWNum36">
              <text:list-item>
                <text:p text:style-name="P21">element <text:span text:style-name="T9">header</text:span> <text:s/>- data hlavičky odpovědi</text:p>
              </text:list-item>
              <text:list-item>
                <text:p text:style-name="P21">element <text:span text:style-name="T9">serviceData</text:span> – data odpovědi obsahující element <text:span text:style-name="T9">getResultParcelsResponse</text:span></text:p>
              </text:list-item>
            </text:list>
            <text:p text:style-name="Standard_20__28_user_29_">nebo</text:p>
            <text:p text:style-name="Standard_20__28_user_29_"><text:span text:style-name="T9">B2BFaultMessage</text:span></text:p>
            <text:p text:style-name="Standard_20__28_user_29_"><text:soft-page-break/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ResultParcelsResponse</text:span> je uveden v příloze <text:span text:style-name="T15">„B2B-POLServices-vX.xsd“</text:span>.</text:p>
            <text:p text:style-name="Standard_20__28_user_29_">Seznam možných <text:span text:style-name="T9">responseCode</text:span> je uveden v příloze „ResponseCode.xls“.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Omezení</text:span></text:p>
          </table:table-cell>
          <table:table-cell table:style-name="Tabulka8.B2" office:value-type="string">
            <text:p text:style-name="Table_20_Contents">max. 1000000 volání denně</text:p>
          </table:table-cell>
        </table:table-row>
      </table:table>
      <text:h text:style-name="P17" text:outline-level="3"/>
      <text:list xml:id="list92922132523967" text:continue-list="list92922004489840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17_1756983612"/><text:bookmark-start text:name="_Toc496533165"/>getResultParcels – response<text:bookmark-end text:name="__RefHeading__15717_1756983612"/><text:bookmark-end text:name="_Toc49653316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9" table:style-name="Tabulka9">
        <table:table-column table:style-name="Tabulka9.A"/>
        <table:table-column table:style-name="Tabulka9.B"/>
        <table:table-column table:style-name="Tabulka9.C"/>
        <table:table-column table:style-name="Tabulka9.D"/>
        <table:table-row table:style-name="Tabulka9.1">
          <table:table-cell table:style-name="Tabulka9.A1" office:value-type="string">
            <text:p text:style-name="Standard_20__28_user_29_"><text:span text:style-name="T7">Položka</text:span></text:p>
          </table:table-cell>
          <table:table-cell table:style-name="Tabulka9.A1" office:value-type="string">
            <text:p text:style-name="Standard_20__28_user_29_"><text:span text:style-name="T7">Datový typ</text:span></text:p>
          </table:table-cell>
          <table:table-cell table:style-name="Tabulka9.A1" office:value-type="string">
            <text:p text:style-name="Standard_20__28_user_29_"><text:span text:style-name="T7">Povinná</text:span></text:p>
          </table:table-cell>
          <table:table-cell table:style-name="Tabulka9.D1" office:value-type="string">
            <text:p text:style-name="Standard_20__28_user_29_"><text:span text:style-name="T7">Komentář</text:span></text:p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.doParcelParamResult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recordNumber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Unikátní ID záznamu</text:p>
          </table:table-cell>
        </table:table-row>
        <table:table-row table:style-name="Tabulka9.1">
          <table:table-cell table:style-name="Tabulka9.A2" office:value-type="string">
            <text:p text:style-name="Table_20_Contents">parcelCode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ID zásilky</text:p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.doParcelParamResult.doParcelStateResponse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responseCode</text:p>
          </table:table-cell>
          <table:table-cell table:style-name="Tabulka9.A2" office:value-type="string">
            <text:p text:style-name="Table_20_Contents">Integer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Kód chyby</text:p>
          </table:table-cell>
        </table:table-row>
        <table:table-row table:style-name="Tabulka9.1">
          <table:table-cell table:style-name="Tabulka9.A2" office:value-type="string">
            <text:p text:style-name="Table_20_Contents">responseText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Popis chyby</text:p>
          </table:table-cell>
        </table:table-row>
      </table:table>
      <text:list xml:id="list9292024688905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19_1756983612"/><text:bookmark-start text:name="_Toc496533166"/>Počet opakování objektů<text:bookmark-end text:name="__RefHeading__15719_1756983612"/><text:bookmark-end text:name="_Toc496533166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0" table:style-name="Tabulka10">
        <table:table-column table:style-name="Tabulka10.A"/>
        <table:table-column table:style-name="Tabulka10.B"/>
        <table:table-row table:style-name="Tabulka10.1">
          <table:table-cell table:style-name="Tabulka10.A1" office:value-type="string">
            <text:p text:style-name="Standard_20__28_user_29_">Položka</text:p>
          </table:table-cell>
          <table:table-cell table:style-name="Tabulka10.A1" office:value-type="string">
            <text:p text:style-name="Standard_20__28_user_29_">Počet opakování</text:p>
          </table:table-cell>
        </table:table-row>
        <table:table-row table:style-name="Tabulka10.1">
          <table:table-cell table:style-name="Tabulka10.A1" office:value-type="string">
            <text:p text:style-name="Table_20_Contents"><text:span text:style-name="T9">getResultParcelsResponse</text:span></text:p>
          </table:table-cell>
          <table:table-cell table:style-name="Tabulka10.A1" office:value-type="string">
            <text:p text:style-name="Standard_20__28_user_29_"><text:span text:style-name="T14">1</text:span> záznam</text:p>
          </table:table-cell>
        </table:table-row>
        <table:table-row table:style-name="Tabulka10.1">
          <table:table-cell table:style-name="Tabulka10.A3" office:value-type="string">
            <text:p text:style-name="Table_20_Contents"><text:span text:style-name="T9">doParcelParamResult</text:span></text:p>
          </table:table-cell>
          <table:table-cell table:style-name="Tabulka10.A3" office:value-type="string">
            <text:p text:style-name="Standard_20__28_user_29_"><text:span text:style-name="T14">1,1000</text:span> záznamů</text:p>
          </table:table-cell>
        </table:table-row>
        <table:table-row table:style-name="Tabulka10.1">
          <table:table-cell table:style-name="Tabulka10.A3" office:value-type="string">
            <text:p text:style-name="Table_20_Contents"><text:span text:style-name="T9">doParcelStateResponse</text:span></text:p>
          </table:table-cell>
          <table:table-cell table:style-name="Tabulka10.A3" office:value-type="string">
            <text:p text:style-name="Standard_20__28_user_29_"><text:span text:style-name="T14">1,n</text:span> záznamů</text:p>
          </table:table-cell>
        </table:table-row>
      </table:table>
      <text:list xml:id="list9292194932345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673_1756983612"/><text:bookmark-start text:name="_Toc496533167"/>Příklad request:<text:bookmark-end text:name="__RefHeading__19673_1756983612"/><text:bookmark-end text:name="_Toc49653316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<text:tab/>&lt;header&gt;</text:p>
      <text:p text:style-name="Standard_20__28_user_29_"><text:tab/><text:tab/>&lt;idExtTransaction&gt;<text:span text:style-name="T20">1</text:span>&lt;/idExtTransaction&gt;</text:p>
      <text:p text:style-name="Standard_20__28_user_29_"><text:tab/><text:tab/>&lt;timeStamp&gt;<text:span text:style-name="T20">2014-03-12T13:33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idTransaction&gt;<text:span text:style-name="T20">1C6921F2-0153-4000-E000-21F00AA06329</text:span>&lt;/idTransaction&gt;</text:p>
      <text:p text:style-name="Standard_20__28_user_29_">&lt;/b2bRequest&gt;</text:p>
      <text:p text:style-name="Standard_20__28_user_29_"/>
      <text:list xml:id="list9292131013973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21_1756983612"/><text:bookmark-start text:name="_Toc496533168"/>Příklad response:<text:bookmark-end text:name="__RefHeading__15721_1756983612"/><text:bookmark-end text:name="_Toc496533168"/></text:h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31">&lt;?</text:span><text:span text:style-name="T32">xml</text:span><text:span text:style-name="T33"> version</text:span><text:span text:style-name="T34">="1.0"</text:span><text:span text:style-name="T33"> encoding</text:span><text:span text:style-name="T34">="UTF-8"</text:span><text:span text:style-name="T31">?&gt;</text:span></text:p>
      <text:p text:style-name="P6"><text:span text:style-name="T31">&lt;</text:span><text:span text:style-name="T32">p:b2bSyncResponse</text:span><text:span text:style-name="T34"> </text:span><text:span text:style-name="T33">xmlns:p</text:span><text:span text:style-name="T34">="https://b2b.postaonline.cz/schema/B2BCommon-v1" </text:span><text:span text:style-name="T33">xmlns:PO</text:span><text:span text:style-name="T34">="https://b2b.postaonline.cz/schema/POLServices-v1"</text:span><text:span text:style-name="T31">&gt;</text:span></text:p>
      <text:p text:style-name="P6"><text:span text:style-name="T31">&lt;</text:span><text:span text:style-name="T32">p:header</text:span><text:span text:style-name="T31">&gt;</text:span></text:p>
      <text:p text:style-name="P6"><text:span text:style-name="T31">&lt;</text:span><text:span text:style-name="T32">p:timeStamp</text:span><text:span text:style-name="T31">&gt;</text:span><text:span text:style-name="T34">2016-02-18T16:00:34.913Z</text:span><text:span text:style-name="T31">&lt;/</text:span><text:span text:style-name="T32">p:timeStamp</text:span><text:span text:style-name="T31">&gt;</text:span></text:p>
      <text:p text:style-name="P6"><text:soft-page-break/><text:span text:style-name="T31">&lt;</text:span><text:span text:style-name="T32">p:b2bRequestHeader</text:span><text:span text:style-name="T31">&gt;</text:span></text:p>
      <text:p text:style-name="P6"><text:span text:style-name="T31">&lt;</text:span><text:span text:style-name="T32">p:idExtTransaction</text:span><text:span text:style-name="T31">&gt;</text:span><text:span text:style-name="T34">64</text:span><text:span text:style-name="T31">&lt;/</text:span><text:span text:style-name="T32">p:idExtTransaction</text:span><text:span text:style-name="T31">&gt;</text:span></text:p>
      <text:p text:style-name="P6"><text:span text:style-name="T31">&lt;</text:span><text:span text:style-name="T32">p:timeStamp</text:span><text:span text:style-name="T31">&gt;</text:span><text:span text:style-name="T34">2016-03-12T10:00:34.573Z</text:span><text:span text:style-name="T31">&lt;/</text:span><text:span text:style-name="T32">p:timeStamp</text:span><text:span text:style-name="T31">&gt;</text:span></text:p>
      <text:p text:style-name="P6"><text:span text:style-name="T31">&lt;</text:span><text:span text:style-name="T32">p:idContract</text:span><text:span text:style-name="T31">&gt;</text:span><text:span text:style-name="T34">25195667001</text:span><text:span text:style-name="T31">&lt;/</text:span><text:span text:style-name="T32">p:idContract</text:span><text:span text:style-name="T31">&gt;</text:span></text:p>
      <text:p text:style-name="P6"><text:span text:style-name="T31">&lt;/</text:span><text:span text:style-name="T32">p:b2bRequestHeader</text:span><text:span text:style-name="T31">&gt;</text:span></text:p>
      <text:p text:style-name="P6"><text:span text:style-name="T31">&lt;/</text:span><text:span text:style-name="T32">p:header</text:span><text:span text:style-name="T31">&gt;</text:span></text:p>
      <text:p text:style-name="P6"><text:span text:style-name="T31">&lt;</text:span><text:span text:style-name="T32">p:serviceData</text:span><text:span text:style-name="T31">&gt;</text:span></text:p>
      <text:p text:style-name="P6"><text:span text:style-name="T31">&lt;</text:span><text:span text:style-name="T32">PO:getParcelStateResponse</text:span><text:span text:style-name="T31">&gt;</text:span></text:p>
      <text:h text:style-name="Heading_20_4" text:outline-level="4"/>
      <text:h text:style-name="Heading_20_4" text:outline-level="4" text:is-list-header="true"/>
      <text:h text:style-name="Heading_20_4" text:outline-level="4" text:is-list-header="true"/>
      <text:h text:style-name="Heading_20_4" text:outline-level="4" text:is-list-header="true"/>
      <text:p text:style-name="Standard_20__28_user_29_"/>
      <text:p text:style-name="Standard_20__28_user_29_">&lt;?xml version="1.0" encoding="UTF-8"?&gt;</text:p>
      <text:p text:style-name="Standard_20__28_user_29_">&lt;p:doExtensions xsi:type="p:doExtensions" xmlns:xsi="http://www.w3.org/2001/XMLSchema-instance" xmlns:PO="https://b2b.postaonline.cz/schema/POLServices-v1" xmlns:p="https://b2b.postaonline.cz/schema/B2BCommon-v1"&gt;</text:p>
      <text:p text:style-name="Standard_20__28_user_29_"><text:s text:c="2"/>&lt;PO:getResultParcelsResponse&gt;</text:p>
      <text:p text:style-name="Standard_20__28_user_29_"><text:s text:c="4"/>&lt;PO:doParcelHeaderResult&gt;</text:p>
      <text:p text:style-name="Standard_20__28_user_29_"><text:s text:c="6"/>&lt;PO:doParcelStateResponse&gt;</text:p>
      <text:p text:style-name="Standard_20__28_user_29_"><text:s text:c="8"/>&lt;PO:responseCode&gt;<text:span text:style-name="T21">1</text:span>&lt;/PO:responseCode&gt;</text:p>
      <text:p text:style-name="Standard_20__28_user_29_"><text:s text:c="8"/>&lt;PO:responseText&gt;<text:span text:style-name="T21">OK</text:span>&lt;/PO:responseText&gt;</text:p>
      <text:p text:style-name="Standard_20__28_user_29_"><text:s text:c="6"/>&lt;/PO:doParcelStateResponse&gt;</text:p>
      <text:p text:style-name="Standard_20__28_user_29_"><text:s text:c="4"/>&lt;/PO:doParcelHeaderResult&gt;</text:p>
      <text:p text:style-name="Standard_20__28_user_29_"><text:s text:c="4"/>&lt;PO:doParcelParamResult&gt;</text:p>
      <text:p text:style-name="Standard_20__28_user_29_"><text:s text:c="6"/>&lt;PO:recordNumber&gt;<text:span text:style-name="T21">12345</text:span>&lt;/PO:recordNumber&gt;</text:p>
      <text:p text:style-name="Standard_20__28_user_29_"><text:s text:c="6"/>&lt;PO:parcelCode&gt;<text:span text:style-name="T21">DR1010101010B</text:span>&lt;/PO:parcelCode&gt;</text:p>
      <text:p text:style-name="Standard_20__28_user_29_"><text:s text:c="6"/>&lt;PO:doParcelStateResponse&gt;</text:p>
      <text:p text:style-name="Standard_20__28_user_29_"><text:s text:c="8"/>&lt;PO:responseCode&gt;<text:span text:style-name="T21">1</text:span>&lt;/PO:responseCode&gt;</text:p>
      <text:p text:style-name="Standard_20__28_user_29_"><text:s text:c="8"/>&lt;PO:responseText&gt;<text:span text:style-name="T21">OK</text:span>&lt;/PO:responseText&gt;</text:p>
      <text:p text:style-name="Standard_20__28_user_29_"><text:s text:c="6"/>&lt;/PO:doParcelStateResponse&gt;</text:p>
      <text:p text:style-name="Standard_20__28_user_29_"><text:s text:c="4"/>&lt;/PO:doParcelParamResult&gt;</text:p>
      <text:p text:style-name="Standard_20__28_user_29_"><text:s text:c="2"/>&lt;/PO:getResultParcelsResponse&gt;</text:p>
      <text:p text:style-name="Standard_20__28_user_29_">&lt;/p:doExtensions&gt;</text:p>
      <text:p text:style-name="cp_5f_Normal_5f_2"/>
      <text:p text:style-name="cp_5f_Normal_5f_2"/>
      <text:p text:style-name="cp_5f_Normal_5f_2"/>
      <text:p text:style-name="cp_5f_Normal_5f_2"/>
      <text:p text:style-name="cp_5f_Normal_5f_2"/>
      <text:p text:style-name="cp_5f_Normal_5f_2"/>
      <text:list xml:id="list92921247384561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35_1056414631"/><text:bookmark-start text:name="_Toc496533169"/><text:soft-page-break/>Operace - getStats<text:bookmark-end text:name="__RefHeading__535_1056414631"/><text:bookmark-end text:name="_Toc496533169"/></text:h>
                </text:list-item>
              </text:list>
            </text:list-item>
          </text:list>
        </text:list-item>
      </text:list>
      <table:table table:name="Tabulka11" table:style-name="Tabulka11">
        <table:table-column table:style-name="Tabulka11.A"/>
        <table:table-column table:style-name="Tabulka11.B"/>
        <table:table-row table:style-name="Tabulka11.1">
          <table:table-cell table:style-name="Tabulka11.A1" office:value-type="string">
            <text:p text:style-name="Table_20_Contents"><text:span text:style-name="T9">Endpoint</text:span></text:p>
          </table:table-cell>
          <table:table-cell table:style-name="Tabulka11.B1" office:value-type="string">
            <text:p text:style-name="Table_20_Contents"><text:a xlink:type="simple" xlink:href="https://b2b.postaonline.cz/services/POLService/v1/sendParcels" text:style-name="ListLabel_20_76" text:visited-style-name="ListLabel_20_76">https://b2b.postaonline.cz/services/POLService/v1</text:a><text:a xlink:type="simple" xlink:href="https://b2b.postaonline.cz/services/POLService/v1/sendParcels" text:style-name="ListLabel_20_75" text:visited-style-name="ListLabel_20_75"><text:span text:style-name="T13">/</text:span></text:a><text:span text:style-name="T13">getStats</text:span>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Popis</text:span></text:p>
          </table:table-cell>
          <table:table-cell table:style-name="Tabulka11.B2" office:value-type="string">
            <text:p text:style-name="Table_20_Contents">Operace slouží ke zjištění statistických informací o datech předaných prostřednictvím operace <text:span text:style-name="T9">sendParcels</text:span>.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Typ</text:span></text:p>
          </table:table-cell>
          <table:table-cell table:style-name="Tabulka11.B2" office:value-type="string">
            <text:p text:style-name="Table_20_Contents">Synchronní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Vstupní objekt</text:span></text:p>
          </table:table-cell>
          <table:table-cell table:style-name="Tabulka11.B2" office:value-type="string">
            <text:p text:style-name="Standard_20__28_user_29_">Element <text:span text:style-name="T9">b2bRequest</text:span>:</text:p>
            <text:list xml:id="list4266111525" text:style-name="WWNum37">
              <text:list-item>
                <text:p text:style-name="P22">element <text:span text:style-name="T9">header</text:span> <text:s/>- data hlavičky požadavku</text:p>
              </text:list-item>
              <text:list-item>
                <text:p text:style-name="P22">element <text:span text:style-name="T9">serviceData</text:span> - vlastní data požadavku obsahující element <text:span text:style-name="T9">getStat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Stats</text:span> je uveden v příloze <text:span text:style-name="T15">„B2B-POLServices-v1.X.xsd“</text:span>.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Výstupní objekt</text:span></text:p>
          </table:table-cell>
          <table:table-cell table:style-name="Tabulka11.B2" office:value-type="string">
            <text:p text:style-name="Standard_20__28_user_29_">Element <text:span text:style-name="T9">b2bSyncResponse</text:span>:</text:p>
            <text:list xml:id="list2798913464" text:style-name="WWNum38">
              <text:list-item>
                <text:p text:style-name="P23">element <text:span text:style-name="T9">header</text:span> <text:s/>- data hlavičky odpovědi</text:p>
              </text:list-item>
              <text:list-item>
                <text:p text:style-name="P23">element <text:span text:style-name="T9">serviceData</text:span> – data odpovědi obsahující element <text:span text:style-name="T9">getStatsResponse</text:span></text:p>
              </text:list-item>
            </text:list>
            <text:p text:style-name="P26"/>
            <text:p text:style-name="Standard_20__28_user_29_">nebo</text:p>
            <text:list xml:id="list3501252249" text:style-name="WWNum33">
              <text:list-item>
                <text:p text:style-name="P27"><text:span text:style-name="T9">B2BFaultMessage</text:span></text:p>
              </text:list-item>
              <text:list-item>
                <text:p text:style-name="P27">Popis elementů <text:span text:style-name="T9">b2bSyncResponse </text:span>a<text:span text:style-name="T9"> B2BFaultMessage</text:span> je uveden v příloze <text:span text:style-name="T15">„B2BCommon-v1.1.xsd“</text:span>.</text:p>
              </text:list-item>
              <text:list-item>
                <text:p text:style-name="P27">Popis elementu <text:span text:style-name="T9">getStatsResponse</text:span> je uveden v příloze <text:span text:style-name="T15">„B2B-POLServices-vX.xsd“</text:span>.</text:p>
              </text:list-item>
            </text:list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Omezení</text:span></text:p>
          </table:table-cell>
          <table:table-cell table:style-name="Tabulka11.B2" office:value-type="string">
            <text:p text:style-name="Table_20_Contents">max. 1000 volání denně</text:p>
          </table:table-cell>
        </table:table-row>
      </table:table>
      <text:h text:style-name="P17" text:outline-level="3"/>
      <text:list xml:id="list92921559047275" text:continue-list="list92921247384561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08_1756983612"/><text:bookmark-start text:name="_Toc496533170"/>getStats - request<text:bookmark-end text:name="__RefHeading__19508_1756983612"/><text:bookmark-end text:name="_Toc496533170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2" table:style-name="Tabulka12">
        <table:table-column table:style-name="Tabulka12.A"/>
        <table:table-column table:style-name="Tabulka12.B"/>
        <table:table-column table:style-name="Tabulka12.C"/>
        <table:table-column table:style-name="Tabulka12.D"/>
        <table:table-row table:style-name="Tabulka12.1">
          <table:table-cell table:style-name="Tabulka12.A1" office:value-type="string">
            <text:p text:style-name="Standard_20__28_user_29_"><text:span text:style-name="T7">Položka</text:span></text:p>
          </table:table-cell>
          <table:table-cell table:style-name="Tabulka12.A1" office:value-type="string">
            <text:p text:style-name="Standard_20__28_user_29_"><text:span text:style-name="T7">Datový typ</text:span></text:p>
          </table:table-cell>
          <table:table-cell table:style-name="Tabulka12.A1" office:value-type="string">
            <text:p text:style-name="Standard_20__28_user_29_"><text:span text:style-name="T7">Povinná</text:span></text:p>
          </table:table-cell>
          <table:table-cell table:style-name="Tabulka12.D1" office:value-type="string">
            <text:p text:style-name="Standard_20__28_user_29_"><text:span text:style-name="T7">Komentář</text:span></text:p>
          </table:table-cell>
        </table:table-row>
        <table:table-row table:style-name="Tabulka12.1">
          <table:table-cell table:style-name="Tabulka12.A2" office:value-type="string">
            <text:p text:style-name="Table_20_Contents">dateBegin</text:p>
          </table:table-cell>
          <table:table-cell table:style-name="Tabulka12.A2" office:value-type="string">
            <text:p text:style-name="Table_20_Contents">date</text:p>
          </table:table-cell>
          <table:table-cell table:style-name="Tabulka12.A2" office:value-type="string">
            <text:p text:style-name="Table_20_Contents">A</text:p>
          </table:table-cell>
          <table:table-cell table:style-name="Tabulka12.D2" office:value-type="string">
            <text:p text:style-name="Table_20_Contents">Datum od</text:p>
          </table:table-cell>
        </table:table-row>
        <table:table-row table:style-name="Tabulka12.1">
          <table:table-cell table:style-name="Tabulka12.A2" office:value-type="string">
            <text:p text:style-name="Table_20_Contents">dateEnd</text:p>
          </table:table-cell>
          <table:table-cell table:style-name="Tabulka12.A2" office:value-type="string">
            <text:p text:style-name="Table_20_Contents">date</text:p>
          </table:table-cell>
          <table:table-cell table:style-name="Tabulka12.A2" office:value-type="string">
            <text:p text:style-name="Table_20_Contents">A</text:p>
          </table:table-cell>
          <table:table-cell table:style-name="Tabulka12.D2" office:value-type="string">
            <text:p text:style-name="Table_20_Contents">Datum do</text:p>
          </table:table-cell>
        </table:table-row>
      </table:table>
      <text:p text:style-name="P33"/>
      <text:list xml:id="list9292085765383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0_1756983612"/><text:bookmark-start text:name="_Toc496533171"/>getStats - response<text:bookmark-end text:name="__RefHeading__19510_1756983612"/><text:bookmark-end text:name="_Toc496533171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3" table:style-name="Tabulka13">
        <table:table-column table:style-name="Tabulka13.A"/>
        <table:table-column table:style-name="Tabulka13.B"/>
        <table:table-column table:style-name="Tabulka13.C"/>
        <table:table-column table:style-name="Tabulka13.D"/>
        <table:table-row table:style-name="Tabulka13.1">
          <table:table-cell table:style-name="Tabulka13.A1" office:value-type="string">
            <text:p text:style-name="Standard_20__28_user_29_"><text:span text:style-name="T7">Položka</text:span></text:p>
          </table:table-cell>
          <table:table-cell table:style-name="Tabulka13.A1" office:value-type="string">
            <text:p text:style-name="Standard_20__28_user_29_"><text:span text:style-name="T7">Datový typ</text:span></text:p>
          </table:table-cell>
          <table:table-cell table:style-name="Tabulka13.A1" office:value-type="string">
            <text:p text:style-name="Standard_20__28_user_29_"><text:span text:style-name="T7">Povinná</text:span></text:p>
          </table:table-cell>
          <table:table-cell table:style-name="Tabulka13.D1" office:value-type="string">
            <text:p text:style-name="Standard_20__28_user_29_"><text:span text:style-name="T7">Komentář</text:span></text:p>
          </table:table-cell>
        </table:table-row>
        <table:table-row table:style-name="Tabulka13.1">
          <table:table-cell table:style-name="Tabulka13.A2" office:value-type="string">
            <text:p text:style-name="Table_20_Contents">importAll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Celkový počet importů</text:p>
          </table:table-cell>
        </table:table-row>
        <table:table-row table:style-name="Tabulka13.1">
          <table:table-cell table:style-name="Tabulka13.A2" office:value-type="string">
            <text:p text:style-name="Table_20_Contents">importErr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chybných importů</text:p>
          </table:table-cell>
        </table:table-row>
        <table:table-row table:style-name="Tabulka13.1">
          <table:table-cell table:style-name="Tabulka13.A2" office:value-type="string">
            <text:p text:style-name="Table_20_Contents">importOk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přijatých importů</text:p>
          </table:table-cell>
        </table:table-row>
        <table:table-row table:style-name="Tabulka13.1">
          <table:table-cell table:style-name="Tabulka13.A2" office:value-type="string">
            <text:p text:style-name="Table_20_Contents">parcels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přijatých zásilek</text:p>
          </table:table-cell>
        </table:table-row>
      </table:table>
      <text:p text:style-name="Standard_20__28_user_29_"/>
      <text:list xml:id="list929223986226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2_1756983612"/><text:bookmark-start text:name="_Toc496533172"/>Příklad request:<text:bookmark-end text:name="__RefHeading__19512_1756983612"/><text:bookmark-end text:name="_Toc496533172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P33">&lt;?xml version="1.0" encoding="UTF-8" standalone="yes"?&gt;</text:p>
      <text:p text:style-name="P33">&lt;b2bRequest xmlns="https://b2b.postaonline.cz/schema/B2BCommon-v1" xmlns:ns2="https://b2b.postaonline.cz/schema/POLServices-v1"&gt;</text:p>
      <text:p text:style-name="P33"><text:tab/>&lt;header&gt;</text:p>
      <text:p text:style-name="Standard_20__28_user_29_"><text:soft-page-break/><text:tab/><text:tab/>&lt;idExtTransaction&gt;<text:span text:style-name="T20">1</text:span>&lt;/idExtTransaction&gt;</text:p>
      <text:p text:style-name="Standard_20__28_user_29_"><text:tab/><text:tab/>&lt;timeStamp&gt;<text:span text:style-name="T20">2014-03-12T13:33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serviceData&gt;</text:p>
      <text:p text:style-name="Standard_20__28_user_29_"><text:tab/><text:tab/>&lt;ns2:getStats&gt;</text:p>
      <text:p text:style-name="Standard_20__28_user_29_"><text:tab/><text:tab/><text:tab/>&lt;ns2:dateBegin&gt;<text:span text:style-name="T20">2016-02-18T00:00:00.000+02:00</text:span>&lt;/ns2:dateBegin&gt;</text:p>
      <text:p text:style-name="Standard_20__28_user_29_"><text:tab/><text:tab/><text:tab/>&lt;ns2:dateEnd&gt;<text:span text:style-name="T20">2016-02-18T23:59:00.000+02:00</text:span>&lt;/ns2:dateEnd&gt;</text:p>
      <text:p text:style-name="Standard_20__28_user_29_"><text:tab/><text:tab/>&lt;/ns2:getStats&gt;</text:p>
      <text:p text:style-name="Standard_20__28_user_29_"><text:tab/>&lt;/serviceData&gt;</text:p>
      <text:p text:style-name="Standard_20__28_user_29_">&lt;/b2bRequest&gt;</text:p>
      <text:p text:style-name="Standard_20__28_user_29_"/>
      <text:p text:style-name="Standard_20__28_user_29_"/>
      <text:list xml:id="list9292165189106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4_1756983612"/><text:bookmark-start text:name="_Toc496533173"/>Příklad response:<text:bookmark-end text:name="__RefHeading__19514_1756983612"/><text:bookmark-end text:name="_Toc49653317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v1:b2bSyncResponse xmlns:v1="https://b2b.postaonline.cz/schema/B2BCommon-v1" xmlns:v1_1="https://b2b.postaonline.cz/schema/POLServices-v1"&gt;</text:p>
      <text:p text:style-name="Standard_20__28_user_29_"><text:tab/>&lt;v1:header&gt;</text:p>
      <text:p text:style-name="Standard_20__28_user_29_"><text:tab/><text:tab/>&lt;v1:timeStamp&gt;<text:span text:style-name="T20">2016-02-25T08:30:03.678Z</text:span>&lt;/v1:timeStamp&gt;</text:p>
      <text:p text:style-name="Standard_20__28_user_29_"><text:tab/><text:tab/>&lt;v1:b2bRequestHeader&gt;</text:p>
      <text:p text:style-name="Standard_20__28_user_29_"><text:tab/><text:tab/><text:tab/>&lt;v1:idExtTransaction&gt;<text:span text:style-name="T20">1</text:span>&lt;/v1:idExtTransaction&gt;</text:p>
      <text:p text:style-name="Standard_20__28_user_29_"><text:tab/><text:tab/><text:tab/>&lt;v1:timeStamp&gt;<text:span text:style-name="T20">2014-03-12T12:33:34.573Z</text:span>&lt;/v1:timeStamp&gt;</text:p>
      <text:p text:style-name="Standard_20__28_user_29_"><text:tab/><text:tab/><text:tab/>&lt;v1:idContract&gt;<text:span text:style-name="T20">25195667001</text:span>&lt;/v1:idContract&gt;</text:p>
      <text:p text:style-name="Standard_20__28_user_29_"><text:tab/><text:tab/>&lt;/v1:b2bRequestHeader&gt;</text:p>
      <text:p text:style-name="Standard_20__28_user_29_"><text:tab/>&lt;/v1:header&gt;</text:p>
      <text:p text:style-name="Standard_20__28_user_29_"><text:tab/>&lt;v1:serviceData&gt;</text:p>
      <text:p text:style-name="Standard_20__28_user_29_"><text:tab/><text:tab/>&lt;v1_1:getStatsResponse&gt;</text:p>
      <text:p text:style-name="Standard_20__28_user_29_"><text:tab/><text:tab/><text:tab/>&lt;v1_1:importAll&gt;<text:span text:style-name="T20">16</text:span>&lt;/v1_1:importAll&gt;</text:p>
      <text:p text:style-name="Standard_20__28_user_29_"><text:tab/><text:tab/><text:tab/>&lt;v1_1:importErr&gt;<text:span text:style-name="T20">13</text:span>&lt;/v1_1:importErr&gt;</text:p>
      <text:p text:style-name="Standard_20__28_user_29_"><text:tab/><text:tab/><text:tab/>&lt;v1_1:importOk&gt;<text:span text:style-name="T20">3</text:span>&lt;/v1_1:importOk&gt;</text:p>
      <text:p text:style-name="Standard_20__28_user_29_"><text:tab/><text:tab/><text:tab/>&lt;v1_1:parcels&gt;<text:span text:style-name="T20">43</text:span>&lt;/v1_1:parcels&gt;</text:p>
      <text:p text:style-name="Standard_20__28_user_29_"><text:tab/><text:tab/>&lt;/v1_1:getStatsResponse&gt;</text:p>
      <text:p text:style-name="Standard_20__28_user_29_"><text:tab/>&lt;/v1:serviceData&gt;</text:p>
      <text:p text:style-name="Standard_20__28_user_29_">&lt;/v1:b2bSyncResponse&gt;</text:p>
      <text:p text:style-name="Standard_20__28_user_29_"/>
      <text:p text:style-name="cp_5f_Normal_5f_2"/>
      <text:p text:style-name="cp_5f_Normal_5f_2"/>
      <text:p text:style-name="cp_5f_Normal_5f_2"/>
      <text:p text:style-name="cp_5f_Normal_5f_2"/>
      <text:p text:style-name="cp_5f_Normal_5f_2"/>
      <text:p text:style-name="cp_5f_Normal_5f_2"/>
      <text:list xml:id="list92920832373204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37_1056414631"/><text:bookmark-start text:name="_Toc496533174"/>Operace – getParcelState<text:bookmark-end text:name="__RefHeading__537_1056414631"/><text:bookmark-end text:name="_Toc496533174"/></text:h>
                </text:list-item>
              </text:list>
            </text:list-item>
          </text:list>
        </text:list-item>
      </text:list>
      <table:table table:name="Tabulka14" table:style-name="Tabulka14">
        <table:table-column table:style-name="Tabulka14.A"/>
        <table:table-column table:style-name="Tabulka14.B"/>
        <table:table-row table:style-name="Tabulka14.1">
          <table:table-cell table:style-name="Tabulka14.A1" office:value-type="string">
            <text:p text:style-name="Table_20_Contents"><text:span text:style-name="T9">Endpoint</text:span></text:p>
          </table:table-cell>
          <table:table-cell table:style-name="Tabulka14.B1" office:value-type="string">
            <text:p text:style-name="Table_20_Contents"><text:a xlink:type="simple" xlink:href="https://b2b.postaonline.cz/services/POLService/v1/sendParcels" text:style-name="ListLabel_20_76" text:visited-style-name="ListLabel_20_76">https://b2b.postaonline.cz/services/POLService/v1</text:a><text:a xlink:type="simple" xlink:href="https://b2b.postaonline.cz/services/POLService/v1/sendParcels" text:style-name="ListLabel_20_75" text:visited-style-name="ListLabel_20_75"><text:span text:style-name="T13">/</text:span></text:a><text:span text:style-name="T13">getParcelState</text:span>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Popis</text:span></text:p>
          </table:table-cell>
          <table:table-cell table:style-name="Tabulka14.B2" office:value-type="string">
            <text:p text:style-name="Table_20_Contents">Operace slouží k získání seznamu stavů zásilek.</text:p>
          </table:table-cell>
        </table:table-row>
        <text:soft-page-break/>
        <table:table-row table:style-name="Tabulka14.1">
          <table:table-cell table:style-name="Tabulka14.A2" office:value-type="string">
            <text:p text:style-name="Table_20_Contents"><text:span text:style-name="T9">Typ</text:span></text:p>
          </table:table-cell>
          <table:table-cell table:style-name="Tabulka14.B2" office:value-type="string">
            <text:p text:style-name="Table_20_Contents">Synchronní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Vstupní objekt</text:span></text:p>
          </table:table-cell>
          <table:table-cell table:style-name="Tabulka14.B2" office:value-type="string">
            <text:p text:style-name="Standard_20__28_user_29_">Element <text:span text:style-name="T9">b2bRequest</text:span>:</text:p>
            <text:p text:style-name="Standard_20__28_user_29_">element <text:span text:style-name="T9">header</text:span> <text:s/>- data hlavičky požadavku</text:p>
            <text:p text:style-name="Standard_20__28_user_29_">element <text:span text:style-name="T9">serviceData</text:span> - vlastní data požadavku obsahující element <text:span text:style-name="T9">getParcelState</text:span></text:p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ParcelState</text:span> je uveden v příloze <text:span text:style-name="T15">„B2B-POLServices-v1.X.xsd“</text:span>.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Výstupní objekt</text:span></text:p>
          </table:table-cell>
          <table:table-cell table:style-name="Tabulka14.B2" office:value-type="string">
            <text:p text:style-name="Standard_20__28_user_29_">Element <text:span text:style-name="T9">b2bSyncResponse</text:span>:</text:p>
            <text:list xml:id="list3019539707" text:style-name="WWNum40">
              <text:list-item>
                <text:p text:style-name="P24">element <text:span text:style-name="T9">header</text:span> <text:s/>- data hlavičky odpovědi</text:p>
              </text:list-item>
              <text:list-item>
                <text:p text:style-name="P24">element <text:span text:style-name="T9">serviceData</text:span> – data odpovědi obsahující element <text:span text:style-name="T9">getParcelStateResponse</text:span></text:p>
              </text:list-item>
            </text:list>
            <text:p text:style-name="P28"/>
            <text:p text:style-name="Standard_20__28_user_29_">nebo </text:p>
            <text:p text:style-name="Standard_20__28_user_29_"><text:span text:style-name="T9">B2BFaultMessage</text:span></text:p>
            <text:p text:style-name="Standard_20__28_user_29_"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ParcelStateResponse</text:span> je uveden v příloze <text:span text:style-name="T15">„B2B-POLServices-vX.xsd“</text:span>.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Omezení</text:span></text:p>
          </table:table-cell>
          <table:table-cell table:style-name="Tabulka14.B2" office:value-type="string">
            <text:p text:style-name="Table_20_Contents">max. 1000 volání denně</text:p>
          </table:table-cell>
        </table:table-row>
      </table:table>
      <text:h text:style-name="P10" text:outline-level="4"/>
      <text:list xml:id="list92921253917106" text:continue-list="list92920832373204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6_1756983612"/><text:bookmark-start text:name="_Toc496533175"/>getParcelState - request<text:bookmark-end text:name="__RefHeading__19516_1756983612"/><text:bookmark-end text:name="_Toc49653317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5" table:style-name="Tabulka15">
        <table:table-column table:style-name="Tabulka15.A"/>
        <table:table-column table:style-name="Tabulka15.B"/>
        <table:table-column table:style-name="Tabulka15.C"/>
        <table:table-column table:style-name="Tabulka15.D"/>
        <table:table-row table:style-name="Tabulka15.1">
          <table:table-cell table:style-name="Tabulka15.A1" office:value-type="string">
            <text:p text:style-name="Standard_20__28_user_29_"><text:span text:style-name="T7">Položka</text:span></text:p>
          </table:table-cell>
          <table:table-cell table:style-name="Tabulka15.A1" office:value-type="string">
            <text:p text:style-name="Standard_20__28_user_29_"><text:span text:style-name="T7">Datový typ</text:span></text:p>
          </table:table-cell>
          <table:table-cell table:style-name="Tabulka15.A1" office:value-type="string">
            <text:p text:style-name="Standard_20__28_user_29_"><text:span text:style-name="T7">Povinná</text:span></text:p>
          </table:table-cell>
          <table:table-cell table:style-name="Tabulka15.D1" office:value-type="string">
            <text:p text:style-name="Standard_20__28_user_29_"><text:span text:style-name="T7">Komentář</text:span></text:p>
          </table:table-cell>
        </table:table-row>
        <table:table-row table:style-name="Tabulka15.1">
          <table:table-cell table:style-name="Tabulka15.A2" office:value-type="string">
            <text:p text:style-name="Table_20_Contents">idParcel</text:p>
          </table:table-cell>
          <table:table-cell table:style-name="Tabulka15.A2" office:value-type="string">
            <text:p text:style-name="Table_20_Contents">String</text:p>
          </table:table-cell>
          <table:table-cell table:style-name="Tabulka15.A2" office:value-type="string">
            <text:p text:style-name="Table_20_Contents">A</text:p>
          </table:table-cell>
          <table:table-cell table:style-name="Tabulka15.D2" office:value-type="string">
            <text:p text:style-name="Table_20_Contents">ID zásilky</text:p>
          </table:table-cell>
        </table:table-row>
        <table:table-row table:style-name="Tabulka15.1">
          <table:table-cell table:style-name="Tabulka15.A2" office:value-type="string">
            <text:p text:style-name="Table_20_Contents">language</text:p>
          </table:table-cell>
          <table:table-cell table:style-name="Tabulka15.A2" office:value-type="string">
            <text:p text:style-name="Table_20_Contents">String</text:p>
          </table:table-cell>
          <table:table-cell table:style-name="Tabulka15.A2" office:value-type="string">
            <text:p text:style-name="Table_20_Contents">N</text:p>
          </table:table-cell>
          <table:table-cell table:style-name="Tabulka15.D2" office:value-type="string">
            <text:p text:style-name="Table_20_Contents">Jazyk zobrazovanych udalosti. default cs</text:p>
          </table:table-cell>
        </table:table-row>
      </table:table>
      <text:p text:style-name="P33"/>
      <text:list xml:id="list9292046327848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8_1756983612"/><text:bookmark-start text:name="_Toc496533176"/>Počet opakování objektů<text:bookmark-end text:name="__RefHeading__19518_1756983612"/><text:bookmark-end text:name="_Toc496533176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6" table:style-name="Tabulka16">
        <table:table-column table:style-name="Tabulka16.A"/>
        <table:table-column table:style-name="Tabulka16.B"/>
        <table:table-row table:style-name="Tabulka16.1">
          <table:table-cell table:style-name="Tabulka16.A1" office:value-type="string">
            <text:p text:style-name="Standard_20__28_user_29_">Položka</text:p>
          </table:table-cell>
          <table:table-cell table:style-name="Tabulka16.A1" office:value-type="string">
            <text:p text:style-name="Standard_20__28_user_29_">Počet opakování</text:p>
          </table:table-cell>
        </table:table-row>
        <table:table-row table:style-name="Tabulka16.1">
          <table:table-cell table:style-name="Tabulka16.A1" office:value-type="string">
            <text:p text:style-name="Table_20_Contents">idParcel</text:p>
          </table:table-cell>
          <table:table-cell table:style-name="Tabulka16.A1" office:value-type="string">
            <text:p text:style-name="Standard_20__28_user_29_"><text:span text:style-name="T14">1,10</text:span> záznamů</text:p>
          </table:table-cell>
        </table:table-row>
      </table:table>
      <text:p text:style-name="cp_5f_Normal_5f_4"/>
      <text:list xml:id="list9292192292376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0_1756983612"/><text:bookmark-start text:name="_Toc496533177"/>getParcelState - response<text:bookmark-end text:name="__RefHeading__19520_1756983612"/><text:bookmark-end text:name="_Toc496533177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7" table:style-name="Tabulka17">
        <table:table-column table:style-name="Tabulka17.A"/>
        <table:table-column table:style-name="Tabulka17.B"/>
        <table:table-column table:style-name="Tabulka17.C"/>
        <table:table-column table:style-name="Tabulka17.D"/>
        <table:table-row table:style-name="Tabulka17.1">
          <table:table-cell table:style-name="Tabulka17.A1" office:value-type="string">
            <text:p text:style-name="Standard_20__28_user_29_"><text:span text:style-name="T7">Položka</text:span></text:p>
          </table:table-cell>
          <table:table-cell table:style-name="Tabulka17.A1" office:value-type="string">
            <text:p text:style-name="Standard_20__28_user_29_"><text:span text:style-name="T7">Datový typ</text:span></text:p>
          </table:table-cell>
          <table:table-cell table:style-name="Tabulka17.A1" office:value-type="string">
            <text:p text:style-name="Standard_20__28_user_29_"><text:span text:style-name="T7">Povinná</text:span></text:p>
          </table:table-cell>
          <table:table-cell table:style-name="Tabulka17.D1" office:value-type="string">
            <text:p text:style-name="Standard_20__28_user_29_"><text:span text:style-name="T7">Komentář</text:span>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Data zásilky</text:p>
          </table:table-cell>
        </table:table-row>
        <table:table-row table:style-name="Tabulka17.1">
          <table:table-cell table:style-name="Tabulka17.A2" office:value-type="string">
            <text:p text:style-name="Table_20_Contents">idParcel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ID zásilky</text:p>
          </table:table-cell>
        </table:table-row>
        <table:table-row table:style-name="Tabulka17.1">
          <table:table-cell table:style-name="Tabulka17.A2" office:value-type="string">
            <text:p text:style-name="Table_20_Contents">parcelTyp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Typ zásilky</text:p>
          </table:table-cell>
        </table:table-row>
        <table:table-row table:style-name="Tabulka17.1">
          <table:table-cell table:style-name="Tabulka17.A2" office:value-type="string">
            <text:p text:style-name="Table_20_Contents">weight</text:p>
          </table:table-cell>
          <table:table-cell table:style-name="Tabulka17.A2" office:value-type="string">
            <text:p text:style-name="Table_20_Contents">Decimal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Hmotnost</text:p>
          </table:table-cell>
        </table:table-row>
        <table:table-row table:style-name="Tabulka17.1">
          <table:table-cell table:style-name="Tabulka17.A2" office:value-type="string">
            <text:p text:style-name="Table_20_Contents">amount</text:p>
          </table:table-cell>
          <table:table-cell table:style-name="Tabulka17.A2" office:value-type="string">
            <text:p text:style-name="Table_20_Contents">Decimal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Částka dobírky</text:p>
          </table:table-cell>
        </table:table-row>
        <table:table-row table:style-name="Tabulka17.1">
          <table:table-cell table:style-name="Tabulka17.A2" office:value-type="string">
            <text:p text:style-name="Table_20_Contents">currency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Měna dobírky</text:p>
          </table:table-cell>
        </table:table-row>
        <table:table-row table:style-name="Tabulka17.1">
          <table:table-cell table:style-name="Tabulka17.A2" office:value-type="string">
            <text:p text:style-name="Table_20_Contents">quantityParcel</text:p>
          </table:table-cell>
          <table:table-cell table:style-name="Tabulka17.A2" office:value-type="string">
            <text:p text:style-name="Table_20_Contents">Integer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Počet kusů</text:p>
          </table:table-cell>
        </table:table-row>
        <table:table-row table:style-name="Tabulka17.1">
          <table:table-cell table:style-name="Tabulka17.A2" office:value-type="string">
            <text:p text:style-name="Table_20_Contents">depositTo</text:p>
          </table:table-cell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Datum uložení do</text:p>
          </table:table-cell>
        </table:table-row>
        <table:table-row table:style-name="Tabulka17.1">
          <table:table-cell table:style-name="Tabulka17.A2" office:value-type="string">
            <text:p text:style-name="Table_20_Contents">timeDeposit</text:p>
          </table:table-cell>
          <table:table-cell table:style-name="Tabulka17.A2" office:value-type="string">
            <text:p text:style-name="Table_20_Contents">Integer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Úložní doba</text:p>
          </table:table-cell>
        </table:table-row>
        <text:soft-page-break/>
        <table:table-row table:style-name="Tabulka17.1">
          <table:table-cell table:style-name="Tabulka17.A2" office:value-type="string">
            <text:p text:style-name="Table_20_Contents">countryOfOrigin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Země původu</text:p>
          </table:table-cell>
        </table:table-row>
        <table:table-row table:style-name="Tabulka17.1">
          <table:table-cell table:style-name="Tabulka17.A2" office:value-type="string">
            <text:p text:style-name="Table_20_Contents">countryOfDestination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Země určení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.states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Historie stavů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.states.state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Stav zásilky</text:p>
          </table:table-cell>
        </table:table-row>
        <table:table-row table:style-name="Tabulka17.1">
          <table:table-cell table:style-name="Tabulka17.A2" office:value-type="string">
            <text:p text:style-name="Table_20_Contents">id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ID stavu</text:p>
          </table:table-cell>
        </table:table-row>
        <table:table-row table:style-name="Tabulka17.1"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Datum stavu</text:p>
          </table:table-cell>
        </table:table-row>
        <table:table-row table:style-name="Tabulka17.1">
          <table:table-cell table:style-name="Tabulka17.A2" office:value-type="string">
            <text:p text:style-name="Table_20_Contents">text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Text stavu</text:p>
          </table:table-cell>
        </table:table-row>
        <table:table-row table:style-name="Tabulka17.1">
          <table:table-cell table:style-name="Tabulka17.A2" office:value-type="string">
            <text:p text:style-name="Table_20_Contents">postCod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Psč kde stav nastal</text:p>
          </table:table-cell>
        </table:table-row>
        <table:table-row table:style-name="Tabulka17.1">
          <table:table-cell table:style-name="Tabulka17.A2" office:value-type="string">
            <text:p text:style-name="Table_20_Contents">nam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Název provozovny kde stav nastal</text:p>
          </table:table-cell>
        </table:table-row>
      </table:table>
      <text:list xml:id="list9292129610159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2_1756983612"/><text:bookmark-start text:name="_Toc496533178"/>Počet opakování objektů<text:bookmark-end text:name="__RefHeading__19522_1756983612"/><text:bookmark-end text:name="_Toc496533178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8" table:style-name="Tabulka18">
        <table:table-column table:style-name="Tabulka18.A"/>
        <table:table-column table:style-name="Tabulka18.B"/>
        <table:table-row table:style-name="Tabulka18.1">
          <table:table-cell table:style-name="Tabulka18.A1" office:value-type="string">
            <text:p text:style-name="Standard_20__28_user_29_">Položka</text:p>
          </table:table-cell>
          <table:table-cell table:style-name="Tabulka18.A1" office:value-type="string">
            <text:p text:style-name="Standard_20__28_user_29_">Počet opakování</text:p>
          </table:table-cell>
        </table:table-row>
        <table:table-row table:style-name="Tabulka18.1">
          <table:table-cell table:style-name="Tabulka18.A1" office:value-type="string">
            <text:p text:style-name="Table_20_Contents"><text:span text:style-name="T9">parcel</text:span></text:p>
          </table:table-cell>
          <table:table-cell table:style-name="Tabulka18.A1" office:value-type="string">
            <text:p text:style-name="Standard_20__28_user_29_"><text:span text:style-name="T14">1</text:span> záznam</text:p>
          </table:table-cell>
        </table:table-row>
        <table:table-row table:style-name="Tabulka18.1">
          <table:table-cell table:style-name="Tabulka18.A3" office:value-type="string">
            <text:p text:style-name="Table_20_Contents"><text:span text:style-name="T9">states</text:span></text:p>
          </table:table-cell>
          <table:table-cell table:style-name="Tabulka18.A3" office:value-type="string">
            <text:p text:style-name="Standard_20__28_user_29_"><text:span text:style-name="T14">1</text:span> záznam</text:p>
          </table:table-cell>
        </table:table-row>
        <table:table-row table:style-name="Tabulka18.1">
          <table:table-cell table:style-name="Tabulka18.A3" office:value-type="string">
            <text:p text:style-name="Table_20_Contents"><text:span text:style-name="T9">state</text:span></text:p>
          </table:table-cell>
          <table:table-cell table:style-name="Tabulka18.A3" office:value-type="string">
            <text:p text:style-name="Standard_20__28_user_29_"><text:span text:style-name="T15">1,n záznamů</text:span></text:p>
          </table:table-cell>
        </table:table-row>
      </table:table>
      <text:h text:style-name="P10" text:outline-level="4"/>
      <text:list xml:id="list9292102103289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4_1756983612"/><text:bookmark-start text:name="_Toc496533179"/>Příklad request:<text:bookmark-end text:name="__RefHeading__19524_1756983612"/><text:bookmark-end text:name="_Toc496533179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<text:tab/>&lt;header&gt;</text:p>
      <text:p text:style-name="Standard_20__28_user_29_"><text:tab/><text:tab/>&lt;idExtTransaction&gt;<text:span text:style-name="T20">1</text:span>&lt;/idExtTransaction&gt;</text:p>
      <text:p text:style-name="Standard_20__28_user_29_"><text:tab/><text:tab/>&lt;timeStamp&gt;<text:span text:style-name="T20">2016-03-12T11:00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serviceData&gt;</text:p>
      <text:p text:style-name="Standard_20__28_user_29_"><text:tab/><text:tab/>&lt;ns2:getParcelState&gt;</text:p>
      <text:p text:style-name="Standard_20__28_user_29_"><text:tab/><text:tab/><text:tab/>&lt;ns2:idParcel&gt;<text:span text:style-name="T20">BA0109964075X</text:span>&lt;/ns2:idParcel&gt;</text:p>
      <text:p text:style-name="Standard_20__28_user_29_"><text:tab/><text:tab/><text:tab/>&lt;ns2:idParcel&gt;<text:span text:style-name="T20">BA0146149139X</text:span>&lt;/ns2:idParcel&gt;</text:p>
      <text:p text:style-name="Standard_20__28_user_29_"><text:tab/><text:tab/><text:tab/>&lt;ns2:language&gt;cs&lt;/ns2:language&gt;</text:p>
      <text:p text:style-name="Standard_20__28_user_29_"><text:tab/><text:tab/>&lt;/ns2:getParcelState&gt;</text:p>
      <text:p text:style-name="Standard_20__28_user_29_"><text:tab/>&lt;/serviceData&gt;</text:p>
      <text:p text:style-name="Standard_20__28_user_29_">&lt;/b2bRequest&gt;</text:p>
      <text:p text:style-name="Standard_20__28_user_29_"/>
      <text:list xml:id="list929213629085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6_1756983612"/><text:bookmark-start text:name="_Toc496533180"/>Příklad response:<text:bookmark-end text:name="__RefHeading__19526_1756983612"/><text:bookmark-end text:name="_Toc496533180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?&gt;</text:p>
      <text:p text:style-name="Standard_20__28_user_29_">&lt;v1:b2bSyncResponse xmlns:v1="https://b2b.postaonline.cz/schema/B2BCommon-v1" xmlns:v1_1="https://b2b.postaonline.cz/schema/POLServices-v1"&gt;</text:p>
      <text:p text:style-name="Standard_20__28_user_29_"><text:tab/>&lt;v1:header&gt;</text:p>
      <text:p text:style-name="Standard_20__28_user_29_"><text:tab/><text:tab/>&lt;v1:timeStamp&gt;<text:span text:style-name="T20">2016-02-18T16:00:34.913Z</text:span>&lt;/v1:timeStamp&gt;</text:p>
      <text:p text:style-name="Standard_20__28_user_29_"><text:tab/><text:tab/>&lt;v1:b2bRequestHeader&gt;</text:p>
      <text:p text:style-name="Standard_20__28_user_29_"><text:tab/><text:tab/><text:tab/>&lt;v1:idExtTransaction&gt;<text:span text:style-name="T20">1</text:span>&lt;/v1:idExtTransaction&gt;</text:p>
      <text:p text:style-name="Standard_20__28_user_29_"><text:tab/><text:tab/><text:tab/>&lt;v1:timeStamp&gt;<text:span text:style-name="T20">2016-03-12T10:00:34.573Z</text:span>&lt;/v1:timeStamp&gt;</text:p>
      <text:p text:style-name="Standard_20__28_user_29_"><text:soft-page-break/><text:tab/><text:tab/><text:tab/>&lt;v1:idContract&gt;<text:span text:style-name="T20">25195667001</text:span>&lt;/v1:idContract&gt;</text:p>
      <text:p text:style-name="Standard_20__28_user_29_"><text:tab/><text:tab/>&lt;/v1:b2bRequestHeader&gt;</text:p>
      <text:p text:style-name="Standard_20__28_user_29_"><text:tab/>&lt;/v1:header&gt;</text:p>
      <text:p text:style-name="Standard_20__28_user_29_"><text:tab/>&lt;v1:serviceData&gt;</text:p>
      <text:p text:style-name="Standard_20__28_user_29_"><text:tab/><text:tab/>&lt;v1_1:getParcelStateResponse&gt;</text:p>
      <text:p text:style-name="Standard_20__28_user_29_"><text:tab/><text:tab/><text:tab/>&lt;v1_1:parcel&gt;</text:p>
      <text:p text:style-name="Standard_20__28_user_29_"><text:tab/><text:tab/><text:tab/><text:tab/>&lt;v1_1:idParcel&gt;<text:span text:style-name="T20">BA0109964075X</text:span>&lt;/v1_1:idParcel&gt;</text:p>
      <text:p text:style-name="Standard_20__28_user_29_"><text:tab/><text:tab/><text:tab/><text:tab/>&lt;v1_1:parcelType&gt;<text:span text:style-name="T20">BA</text:span>&lt;/v1_1:parcelType&gt;</text:p>
      <text:p text:style-name="Standard_20__28_user_29_"><text:tab/><text:tab/><text:tab/><text:tab/>&lt;v1_1:weight&gt;<text:span text:style-name="T20">0.690</text:span>&lt;/v1_1:weight&gt;</text:p>
      <text:p text:style-name="Standard_20__28_user_29_"><text:tab/><text:tab/><text:tab/><text:tab/>&lt;v1_1:amount&gt;<text:span text:style-name="T20">0</text:span>&lt;/v1_1:amount&gt;</text:p>
      <text:p text:style-name="Standard_20__28_user_29_"><text:tab/><text:tab/><text:tab/><text:tab/>&lt;v1_1:currency&gt;&lt;/v1_1:currency&gt;</text:p>
      <text:p text:style-name="Standard_20__28_user_29_"><text:tab/><text:tab/><text:tab/><text:tab/>&lt;v1_1:timeDeposit&gt;<text:span text:style-name="T20">15</text:span>&lt;/v1_1:timeDeposit&gt;</text:p>
      <text:p text:style-name="Standard_20__28_user_29_"><text:tab/><text:tab/><text:tab/><text:tab/>&lt;v1_1:states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21</text:span>&lt;/v1_1:id&gt;</text:p>
      <text:p text:style-name="Standard_20__28_user_29_"><text:tab/><text:tab/><text:tab/><text:tab/><text:tab/><text:tab/>&lt;v1_1:date&gt;<text:span text:style-name="T20">2015-09-02</text:span>&lt;/v1_1:date&gt;</text:p>
      <text:p text:style-name="Standard_20__28_user_29_"><text:tab/><text:tab/><text:tab/><text:tab/><text:tab/><text:tab/>&lt;v1_1:text&gt;<text:span text:style-name="T20">Podání zásilky.</text:span>&lt;/v1_1:text&gt;</text:p>
      <text:p text:style-name="Standard_20__28_user_29_"><text:tab/><text:tab/><text:tab/><text:tab/><text:tab/><text:tab/>&lt;v1_1:postCode&gt;<text:span text:style-name="T20">26701</text:span>&lt;/v1_1:postCode&gt;</text:p>
      <text:p text:style-name="Standard_20__28_user_29_"><text:tab/><text:tab/><text:tab/><text:tab/><text:tab/><text:tab/>&lt;v1_1:name&gt;<text:span text:style-name="T20">Králův Dvůr u Berouna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F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Vstup zásilky na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I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Výstup zásilky z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B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Přeprava zásilky k dodací poště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1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Příprava zásilky k doručení.</text:span>&lt;/v1_1:text&gt;</text:p>
      <text:p text:style-name="Standard_20__28_user_29_"><text:tab/><text:tab/><text:tab/><text:tab/><text:tab/><text:tab/>&lt;v1_1:postCode&gt;<text:span text:style-name="T20">25607</text:span>&lt;/v1_1:postCode&gt;</text:p>
      <text:p text:style-name="Standard_20__28_user_29_"><text:tab/><text:tab/><text:tab/><text:tab/><text:tab/><text:tab/>&lt;v1_1:name&gt;<text:span text:style-name="T20">Depo Benešov 70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3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Doručov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soft-page-break/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91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Dod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&lt;/v1_1:states&gt;</text:p>
      <text:p text:style-name="Standard_20__28_user_29_"><text:tab/><text:tab/><text:tab/>&lt;/v1_1:parcel&gt;&lt;v1_1:parcel&gt;</text:p>
      <text:p text:style-name="Standard_20__28_user_29_"><text:tab/><text:tab/><text:tab/><text:tab/>&lt;v1_1:idParcel&gt;<text:span text:style-name="T20">BA0146149139X</text:span>&lt;/v1_1:idParcel&gt;</text:p>
      <text:p text:style-name="Standard_20__28_user_29_"><text:tab/><text:tab/><text:tab/><text:tab/>&lt;v1_1:parcelType&gt;<text:span text:style-name="T20">BA</text:span>&lt;/v1_1:parcelType&gt;</text:p>
      <text:p text:style-name="Standard_20__28_user_29_"><text:tab/><text:tab/><text:tab/><text:tab/>&lt;v1_1:weight&gt;<text:span text:style-name="T20">0.686</text:span>&lt;/v1_1:weight&gt;</text:p>
      <text:p text:style-name="Standard_20__28_user_29_"><text:tab/><text:tab/><text:tab/><text:tab/>&lt;v1_1:amount&gt;<text:span text:style-name="T20">0</text:span>&lt;/v1_1:amount&gt;</text:p>
      <text:p text:style-name="Standard_20__28_user_29_"><text:tab/><text:tab/><text:tab/><text:tab/>&lt;v1_1:currency&gt;&lt;/v1_1:currency&gt;</text:p>
      <text:p text:style-name="Standard_20__28_user_29_"><text:tab/><text:tab/><text:tab/><text:tab/>&lt;v1_1:timeDeposit&gt;<text:span text:style-name="T20">15</text:span>&lt;/v1_1:timeDeposit&gt;</text:p>
      <text:p text:style-name="Standard_20__28_user_29_"><text:tab/><text:tab/><text:tab/><text:tab/>&lt;v1_1:states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21</text:span>&lt;/v1_1:id&gt;</text:p>
      <text:p text:style-name="Standard_20__28_user_29_"><text:tab/><text:tab/><text:tab/><text:tab/><text:tab/><text:tab/>&lt;v1_1:date&gt;<text:span text:style-name="T20">2015-08-18</text:span>&lt;/v1_1:date&gt;</text:p>
      <text:p text:style-name="Standard_20__28_user_29_"><text:tab/><text:tab/><text:tab/><text:tab/><text:tab/><text:tab/>&lt;v1_1:text&gt;<text:span text:style-name="T20">Podání zásilky.</text:span>&lt;/v1_1:text&gt;</text:p>
      <text:p text:style-name="Standard_20__28_user_29_"><text:tab/><text:tab/><text:tab/><text:tab/><text:tab/><text:tab/>&lt;v1_1:postCode&gt;<text:span text:style-name="T20">53703</text:span>&lt;/v1_1:postCode&gt;</text:p>
      <text:p text:style-name="Standard_20__28_user_29_"><text:tab/><text:tab/><text:tab/><text:tab/><text:tab/><text:tab/>&lt;v1_1:name&gt;<text:span text:style-name="T20">Chrudim 3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F</text:span>&lt;/v1_1:id&gt;</text:p>
      <text:p text:style-name="Standard_20__28_user_29_"><text:tab/><text:tab/><text:tab/><text:tab/><text:tab/><text:tab/>&lt;v1_1:date&gt;<text:span text:style-name="T20">2015-08-18</text:span>&lt;/v1_1:date&gt;</text:p>
      <text:p text:style-name="Standard_20__28_user_29_"><text:tab/><text:tab/><text:tab/><text:tab/><text:tab/><text:tab/>&lt;v1_1:text&gt;<text:span text:style-name="T20">Vstup zásilky na SPU.</text:span>&lt;/v1_1:text&gt;</text:p>
      <text:p text:style-name="Standard_20__28_user_29_"><text:tab/><text:tab/><text:tab/><text:tab/><text:tab/><text:tab/>&lt;v1_1:postCode&gt;<text:span text:style-name="T20">53020</text:span>&lt;/v1_1:postCode&gt;</text:p>
      <text:p text:style-name="Standard_20__28_user_29_"><text:tab/><text:tab/><text:tab/><text:tab/><text:tab/><text:tab/>&lt;v1_1:name&gt;<text:span text:style-name="T20">SPU Pardubice 0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I</text:span>&lt;/v1_1:id&gt;</text:p>
      <text:p text:style-name="Standard_20__28_user_29_"><text:tab/><text:tab/><text:tab/><text:tab/><text:tab/><text:tab/>&lt;v1_1:date&gt;<text:span text:style-name="T20">2015-08-19</text:span>&lt;/v1_1:date&gt;</text:p>
      <text:p text:style-name="Standard_20__28_user_29_"><text:tab/><text:tab/><text:tab/><text:tab/><text:tab/><text:tab/>&lt;v1_1:text&gt;<text:span text:style-name="T20">Výstup zásilky z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B</text:span>&lt;/v1_1:id&gt;</text:p>
      <text:p text:style-name="Standard_20__28_user_29_"><text:tab/><text:tab/><text:tab/><text:tab/><text:tab/><text:tab/>&lt;v1_1:date&gt;<text:span text:style-name="T20">2015-08-19</text:span>&lt;/v1_1:date&gt;</text:p>
      <text:p text:style-name="Standard_20__28_user_29_"><text:tab/><text:tab/><text:tab/><text:tab/><text:tab/><text:tab/>&lt;v1_1:text&gt;<text:span text:style-name="T20">Přeprava zásilky k dodací poště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1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Příprava zásilky k doručení.</text:span>&lt;/v1_1:text&gt;</text:p>
      <text:p text:style-name="Standard_20__28_user_29_"><text:tab/><text:tab/><text:tab/><text:tab/><text:tab/><text:tab/>&lt;v1_1:postCode&gt;<text:span text:style-name="T20">25607</text:span>&lt;/v1_1:postCode&gt;</text:p>
      <text:p text:style-name="Standard_20__28_user_29_"><text:tab/><text:tab/><text:tab/><text:tab/><text:tab/><text:tab/>&lt;v1_1:name&gt;<text:span text:style-name="T20">Depo Benešov 70</text:span>&lt;/v1_1:name&gt;</text:p>
      <text:p text:style-name="Standard_20__28_user_29_"><text:tab/><text:tab/><text:tab/><text:tab/><text:tab/>&lt;/v1_1:state&gt;</text:p>
      <text:p text:style-name="Standard_20__28_user_29_"><text:soft-page-break/><text:tab/><text:tab/><text:tab/><text:tab/><text:tab/>&lt;v1_1:state&gt;</text:p>
      <text:p text:style-name="Standard_20__28_user_29_"><text:tab/><text:tab/><text:tab/><text:tab/><text:tab/><text:tab/>&lt;v1_1:id&gt;<text:span text:style-name="T20">53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Doručov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43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E-mail odesílateli - dodání zásilky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91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Dod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&lt;/v1_1:states&gt;</text:p>
      <text:p text:style-name="Standard_20__28_user_29_"><text:tab/><text:tab/><text:tab/>&lt;/v1_1:parcel&gt;</text:p>
      <text:p text:style-name="Standard_20__28_user_29_"><text:tab/><text:tab/>&lt;/v1_1:getParcelStateResponse&gt;</text:p>
      <text:p text:style-name="Standard_20__28_user_29_"><text:tab/>&lt;/v1:serviceData&gt;</text:p>
      <text:p text:style-name="Standard_20__28_user_29_">&lt;/v1:b2bSyncResponse&gt;</text:p>
      <text:h text:style-name="P15" text:outline-level="1"><text:bookmark-start text:name="__RefHeading__9712_635746556"/></text:h>
      <text:list xml:id="list92922221795120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Toc496533181"/>Operace – getParcelsPrinting<text:bookmark-end text:name="_Toc496533181"/></text:h>
                </text:list-item>
              </text:list>
            </text:list-item>
          </text:list>
        </text:list-item>
      </text:list>
      <table:table table:name="Tabulka19" table:style-name="Tabulka19">
        <table:table-column table:style-name="Tabulka19.A"/>
        <table:table-column table:style-name="Tabulka19.B"/>
        <table:table-row table:style-name="Tabulka19.1">
          <table:table-cell table:style-name="Tabulka19.A1" office:value-type="string">
            <text:p text:style-name="Table_20_Contents"><text:span text:style-name="T9">Endpoint</text:span></text:p>
          </table:table-cell>
          <table:table-cell table:style-name="Tabulka19.B1" office:value-type="string">
            <text:p text:style-name="Table_20_Contents"><text:a xlink:type="simple" xlink:href="https://b2b.postaonline.cz/services/POLService/v1/sendParcels" text:style-name="ListLabel_20_75" text:visited-style-name="ListLabel_20_75"><text:span text:style-name="T13">https://b2b.postaonline.cz/services/POLService/v1</text:span></text:a><text:a xlink:type="simple" xlink:href="https://b2b.postaonline.cz/services/POLService/v1/sendParcels" text:style-name="ListLabel_20_75" text:visited-style-name="ListLabel_20_75"><text:span text:style-name="T13">/</text:span></text:a><text:span text:style-name="T13">getParcelsPrinting</text:span>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Popis</text:span></text:p>
          </table:table-cell>
          <table:table-cell table:style-name="Tabulka19.B2" office:value-type="string">
            <text:p text:style-name="Table_20_Contents">Operace slouží k získání adresních štítků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Typ</text:span></text:p>
          </table:table-cell>
          <table:table-cell table:style-name="Tabulka19.B2" office:value-type="string">
            <text:p text:style-name="Table_20_Contents">Synchronní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Vstupní objekt</text:span></text:p>
          </table:table-cell>
          <table:table-cell table:style-name="Tabulka19.B2" office:value-type="string">
            <text:p text:style-name="Standard_20__28_user_29_">Element <text:span text:style-name="T9">b2bRequest</text:span>:</text:p>
            <text:p text:style-name="Standard_20__28_user_29_">element <text:span text:style-name="T9">header</text:span> <text:s/>- data hlavičky požadavku</text:p>
            <text:p text:style-name="Standard_20__28_user_29_">element <text:span text:style-name="T9">serviceData</text:span> - vlastní data požadavku obsahující element <text:span text:style-name="T9">getParcelsPrinting</text:span></text:p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ParcelsPrinting</text:span> je uveden v příloze <text:span text:style-name="T15">„B2B-POLServices-v1.X.xsd“</text:span>.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Výstupní objekt</text:span></text:p>
          </table:table-cell>
          <table:table-cell table:style-name="Tabulka19.B2" office:value-type="string">
            <text:p text:style-name="Standard_20__28_user_29_">Element <text:span text:style-name="T9">b2bSyncResponse</text:span>:</text:p>
            <text:list xml:id="list92921369560336" text:continue-list="list3019539707" text:style-name="WWNum40">
              <text:list-item>
                <text:p text:style-name="P24">element <text:span text:style-name="T9">header</text:span> <text:s/>- data hlavičky odpovědi</text:p>
              </text:list-item>
              <text:list-item>
                <text:p text:style-name="P24">element <text:span text:style-name="T9">serviceData</text:span> – data odpovědi obsahující element <text:span text:style-name="T9">getParcelsPrintingResponse</text:span></text:p>
              </text:list-item>
            </text:list>
            <text:p text:style-name="P28"/>
            <text:p text:style-name="Standard_20__28_user_29_">nebo </text:p>
            <text:p text:style-name="Standard_20__28_user_29_"><text:span text:style-name="T9">B2BFaultMessage</text:span></text:p>
            <text:p text:style-name="Standard_20__28_user_29_"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ParcelsPrintingResponse</text:span> je uveden v příloze <text:span text:style-name="T15">„B2B-POLServices-vX.xsd“</text:span>.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Omezení</text:span></text:p>
          </table:table-cell>
          <table:table-cell table:style-name="Tabulka19.B2" office:value-type="string">
            <text:p text:style-name="Table_20_Contents">max. 1000000 volání denně</text:p>
          </table:table-cell>
        </table:table-row>
      </table:table>
      <text:h text:style-name="P10" text:outline-level="4"><text:soft-page-break/></text:h>
      <text:list xml:id="list92921918129356" text:continue-list="list92922221795120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2"/>getParcelsPrinting - request<text:bookmark-end text:name="_Toc496533182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0" table:style-name="Tabulka20">
        <table:table-column table:style-name="Tabulka20.A"/>
        <table:table-column table:style-name="Tabulka20.B"/>
        <table:table-column table:style-name="Tabulka20.C"/>
        <table:table-column table:style-name="Tabulka20.D"/>
        <table:table-row table:style-name="Tabulka20.1">
          <table:table-cell table:style-name="Tabulka20.A1" office:value-type="string">
            <text:p text:style-name="Table_20_Contents"><text:span text:style-name="T9">Položka</text:span></text:p>
          </table:table-cell>
          <table:table-cell table:style-name="Tabulka20.A1" office:value-type="string">
            <text:p text:style-name="Table_20_Contents"><text:span text:style-name="T9">Datový typ</text:span></text:p>
          </table:table-cell>
          <table:table-cell table:style-name="Tabulka20.A1" office:value-type="string">
            <text:p text:style-name="Table_20_Contents"><text:span text:style-name="T9">Povinná</text:span></text:p>
          </table:table-cell>
          <table:table-cell table:style-name="Tabulka20.D1" office:value-type="string">
            <text:p text:style-name="Table_20_Contents"><text:span text:style-name="T9">Komentář</text:span>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9">doPrintingHeader</text:span></text:p>
          </table:table-cell>
          <table:table-cell table:style-name="Tabulka20.A2" office:value-type="string">
            <text:p text:style-name="Table_20_Contents"/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lavičkové údaje tisku zásilek</text:p>
          </table:table-cell>
        </table:table-row>
        <table:table-row table:style-name="Tabulka20.1">
          <table:table-cell table:style-name="Tabulka20.A2" office:value-type="string">
            <text:p text:style-name="Table_20_Contents">customerID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Technologické číslo podavatele</text:p>
          </table:table-cell>
        </table:table-row>
        <table:table-row table:style-name="Tabulka20.1">
          <table:table-cell table:style-name="Tabulka20.A2" office:value-type="string">
            <text:p text:style-name="Table_20_Contents">contractNumber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Table_20_Contents">ID CČK složky podavatele</text:p>
          </table:table-cell>
        </table:table-row>
        <table:table-row table:style-name="Tabulka20.1">
          <table:table-cell table:style-name="Tabulka20.A2" office:value-type="string">
            <text:p text:style-name="Table_20_Contents">idForm</text:p>
          </table:table-cell>
          <table:table-cell table:style-name="Tabulka20.A2" office:value-type="string">
            <text:p text:style-name="Table_20_Contents">unsignedByte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Standard">ID formuláře</text:p>
            <text:list xml:id="list2955609787" text:style-name="WWNum42">
              <text:list-item>
                <text:p text:style-name="P45">7 - adresní štítek (alonž) - samostatný</text:p>
              </text:list-item>
              <text:list-item>
                <text:p text:style-name="P45">8 - adresní štítek (alonž) + dobírková poukázka A</text:p>
              </text:list-item>
              <text:list-item>
                <text:p text:style-name="P45">10 - poštovní dobírková poukázka A - samostatná</text:p>
              </text:list-item>
              <text:list-item>
                <text:p text:style-name="P45">11 - poštovní dobírková poukázka A - 3x (A4)</text:p>
              </text:list-item>
              <text:list-item>
                <text:p text:style-name="P45">12 - Poštovní dobírková poukázka C</text:p>
              </text:list-item>
              <text:list-item>
                <text:p text:style-name="P45">13 - Dobírková složenka ČSOB</text:p>
              </text:list-item>
              <text:list-item>
                <text:p text:style-name="P45">20 - adresní štítek bianco - 4x (A4)</text:p>
              </text:list-item>
              <text:list-item>
                <text:p text:style-name="P45">21 - adresní štítek bianco - samostatný</text:p>
              </text:list-item>
              <text:list-item>
                <text:p text:style-name="P45">22 - obálka 1 - C6</text:p>
              </text:list-item>
              <text:list-item>
                <text:p text:style-name="P45">23 - obálka 2 - C5</text:p>
              </text:list-item>
              <text:list-item>
                <text:p text:style-name="P45">24 - obálka 3 - B4</text:p>
              </text:list-item>
              <text:list-item>
                <text:p text:style-name="P45">25 - obálka 4 - DL bez okénka</text:p>
              </text:list-item>
              <text:list-item>
                <text:p text:style-name="P45">26 - štítky pro RR - 3x8 (A4)</text:p>
              </text:list-item>
              <text:list-item>
                <text:p text:style-name="P45">38 - Integrovaný doklad</text:p>
              </text:list-item>
              <text:list-item>
                <text:p text:style-name="P45">39 - adresní štítek bianco - samostatný (na šířku)</text:p>
              </text:list-item>
              <text:list-item>
                <text:p text:style-name="P45">40 - Adresní údaje 3x8 (A4)</text:p>
              </text:list-item>
              <text:list-item>
                <text:p text:style-name="P45">41 - Dodejka</text:p>
              </text:list-item>
              <text:list-item>
                <text:p text:style-name="P45">56 - CN22</text:p>
              </text:list-item>
              <text:list-item>
                <text:p text:style-name="P45">57 - CN23</text:p>
              </text:list-item>
              <text:list-item>
                <text:p text:style-name="P45">58 - AŠ - samostatný Standardní balík do zahraničí</text:p>
              </text:list-item>
              <text:list-item>
                <text:p text:style-name="P45">59 - AŠ - 4xA4 Standardní balík do zahraničí</text:p>
              </text:list-item>
              <text:list-item>
                <text:p text:style-name="P45">60 - AŠ - samostatný Cenný balík do zahraničí</text:p>
              </text:list-item>
              <text:list-item>
                <text:p text:style-name="P45">61 - 4xA4 Cenný balík do zahraničí</text:p>
              </text:list-item>
              <text:list-item>
                <text:p text:style-name="P45">62 - AŠ - samostatný EMS za<text:soft-page-break/>hraničí</text:p>
              </text:list-item>
              <text:list-item>
                <text:p text:style-name="P45">63 - AŠ - 2xA4 EMS do zahraničí</text:p>
              </text:list-item>
              <text:list-item>
                <text:p text:style-name="P45">72 - Harmonizovaný štítek pro MZ produkty – samostatný</text:p>
              </text:list-item>
              <text:list-item>
                <text:p text:style-name="P45">73 - Harmonizovaný štítek pro MZ produkty – <text:s/>4x (A4)</text:p>
              </text:list-item>
              <text:list-item>
                <text:p text:style-name="P45">Formuláře ID 72 a 73 je možno použít pouze pro zásilky s prefixem <text:span text:style-name="T7">CE</text:span> do zemí <text:span text:style-name="T9">AT, DE, FR, GR, HR, CH, IS, LU, LV, NO, PL, SK</text:span></text:p>
              </text:list-item>
            </text:list>
          </table:table-cell>
        </table:table-row>
        <table:table-row table:style-name="Tabulka20.1">
          <table:table-cell table:style-name="Tabulka20.A2" office:value-type="string">
            <text:p text:style-name="Table_20_Contents">shiftHorizontal</text:p>
          </table:table-cell>
          <table:table-cell table:style-name="Tabulka20.A2" office:value-type="string">
            <text:p text:style-name="Table_20_Contents">byte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odnota posunu doprava v mm</text:p>
          </table:table-cell>
        </table:table-row>
        <table:table-row table:style-name="Tabulka20.1">
          <table:table-cell table:style-name="Tabulka20.A2" office:value-type="string">
            <text:p text:style-name="Table_20_Contents">shiftVertical</text:p>
          </table:table-cell>
          <table:table-cell table:style-name="Tabulka20.A2" office:value-type="string">
            <text:p text:style-name="Table_20_Contents">byte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odnota posunu dolů v m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22">position</text:span></text:p>
          </table:table-cell>
          <table:table-cell table:style-name="Tabulka20.A2" office:value-type="string">
            <text:p text:style-name="Table_20_Contents">unsignedByte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Table_20_Contents">Hodnota pozice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7">doPrintingData</text:span></text:p>
          </table:table-cell>
          <table:table-cell table:style-name="Tabulka20.A2" office:value-type="string">
            <text:p text:style-name="Table_20_Contents"/>
          </table:table-cell>
          <table:table-cell table:style-name="Tabulka20.A2" office:value-type="string">
            <text:p text:style-name="Table_20_Contents"/>
          </table:table-cell>
          <table:table-cell table:style-name="Tabulka20.D2" office:value-type="string">
            <text:p text:style-name="Table_20_Contents">Položkové údaje</text:p>
          </table:table-cell>
        </table:table-row>
        <table:table-row table:style-name="Tabulka20.1">
          <table:table-cell table:style-name="Tabulka20.A2" office:value-type="string">
            <text:p text:style-name="Table_20_Contents">parcelCode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ID zásilky</text:p>
          </table:table-cell>
        </table:table-row>
      </table:table>
      <text:p text:style-name="Standard_20__28_user_29_"/>
      <text:list xml:id="list92921587984478" text:continue-list="list92921918129356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3"/>Počet opakování objektů<text:bookmark-end text:name="_Toc496533183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1" table:style-name="Tabulka21">
        <table:table-column table:style-name="Tabulka21.A"/>
        <table:table-column table:style-name="Tabulka21.B"/>
        <table:table-row table:style-name="Tabulka21.1">
          <table:table-cell table:style-name="Tabulka21.A1" office:value-type="string">
            <text:p text:style-name="Standard_20__28_user_29_">Položka</text:p>
          </table:table-cell>
          <table:table-cell table:style-name="Tabulka21.A1" office:value-type="string">
            <text:p text:style-name="Standard_20__28_user_29_">Počet opakování</text:p>
          </table:table-cell>
        </table:table-row>
        <table:table-row table:style-name="Tabulka21.1">
          <table:table-cell table:style-name="Tabulka21.A1" office:value-type="string">
            <text:p text:style-name="Table_20_Contents"><text:span text:style-name="T9">doPrintingHeader</text:span></text:p>
          </table:table-cell>
          <table:table-cell table:style-name="Tabulka21.A1" office:value-type="string">
            <text:p text:style-name="Standard_20__28_user_29_"><text:span text:style-name="T14">1</text:span> záznam</text:p>
          </table:table-cell>
        </table:table-row>
        <table:table-row table:style-name="Tabulka21.1">
          <table:table-cell table:style-name="Tabulka21.A1" office:value-type="string">
            <text:p text:style-name="Table_20_Contents"><text:span text:style-name="T7">doPrintingData</text:span></text:p>
          </table:table-cell>
          <table:table-cell table:style-name="Tabulka21.A1" office:value-type="string">
            <text:p text:style-name="Standard_20__28_user_29_"><text:span text:style-name="T14">1</text:span> záznam</text:p>
          </table:table-cell>
        </table:table-row>
        <table:table-row table:style-name="Tabulka21.1">
          <table:table-cell table:style-name="Tabulka21.A1" office:value-type="string">
            <text:p text:style-name="Table_20_Contents">parcelCode</text:p>
          </table:table-cell>
          <table:table-cell table:style-name="Tabulka21.A1" office:value-type="string">
            <text:p text:style-name="Standard_20__28_user_29_">1 až 500 záznamů</text:p>
          </table:table-cell>
        </table:table-row>
      </table:table>
      <text:h text:style-name="P10" text:outline-level="4"/>
      <text:list xml:id="list9292042069838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4"/>getParcelsPrinting - response<text:bookmark-end text:name="_Toc496533184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2" table:style-name="Tabulka22">
        <table:table-column table:style-name="Tabulka22.A"/>
        <table:table-column table:style-name="Tabulka22.B"/>
        <table:table-column table:style-name="Tabulka22.C"/>
        <table:table-column table:style-name="Tabulka22.D"/>
        <table:table-row table:style-name="Tabulka22.1">
          <table:table-cell table:style-name="Tabulka22.A1" office:value-type="string">
            <text:p text:style-name="Table_20_Contents"><text:span text:style-name="T9">Položka</text:span></text:p>
          </table:table-cell>
          <table:table-cell table:style-name="Tabulka22.A1" office:value-type="string">
            <text:p text:style-name="Table_20_Contents"><text:span text:style-name="T9">Datový typ</text:span></text:p>
          </table:table-cell>
          <table:table-cell table:style-name="Tabulka22.A1" office:value-type="string">
            <text:p text:style-name="Table_20_Contents"><text:span text:style-name="T9">Povinná</text:span></text:p>
          </table:table-cell>
          <table:table-cell table:style-name="Tabulka22.D1" office:value-type="string">
            <text:p text:style-name="Table_20_Contents"><text:span text:style-name="T9">Komentář</text:span>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Hlavičková data výsledku podání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text:span text:style-name="T7"> .doPrintingHeader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Vlastní hlavička pro tisk</text:p>
          </table:table-cell>
        </table:table-row>
        <table:table-row table:style-name="Tabulka22.1">
          <table:table-cell table:style-name="Tabulka22.A2" office:value-type="string">
            <text:p text:style-name="Table_20_Contents">customerID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Technologické číslo podavatele</text:p>
          </table:table-cell>
        </table:table-row>
        <table:table-row table:style-name="Tabulka22.1">
          <table:table-cell table:style-name="Tabulka22.A2" office:value-type="string">
            <text:p text:style-name="Table_20_Contents">contractNumber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ID CČK složky podavatele</text:p>
          </table:table-cell>
        </table:table-row>
        <table:table-row table:style-name="Tabulka22.1">
          <table:table-cell table:style-name="Tabulka22.A2" office:value-type="string">
            <text:p text:style-name="Table_20_Contents">idForm</text:p>
          </table:table-cell>
          <table:table-cell table:style-name="Tabulka22.A2" office:value-type="string">
            <text:p text:style-name="Table_20_Contents">unsignedByte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Standard">ID formuláře</text:p>
            <text:list xml:id="list92921219873013" text:continue-list="list2955609787" text:style-name="WWNum42">
              <text:list-item>
                <text:p text:style-name="P45">7 - adresní štítek (alonž) - samostatný</text:p>
              </text:list-item>
              <text:list-item>
                <text:p text:style-name="P45">8 - adresní štítek (alonž) + dobírková poukázka A</text:p>
              </text:list-item>
              <text:list-item>
                <text:p text:style-name="P45">10 - poštovní dobírková poukázka A - samostatná</text:p>
              </text:list-item>
              <text:list-item>
                <text:p text:style-name="P45">11 - poštovní dobírková poukázka A - 3x (A4)</text:p>
              </text:list-item>
              <text:list-item>
                <text:p text:style-name="P45"><text:soft-page-break/>12 - Poštovní dobírková poukázka C</text:p>
              </text:list-item>
              <text:list-item>
                <text:p text:style-name="P45">13 - Dobírková složenka ČSOB</text:p>
              </text:list-item>
              <text:list-item>
                <text:p text:style-name="P45">20 - adresní štítek bianco - 4x (A4)</text:p>
              </text:list-item>
              <text:list-item>
                <text:p text:style-name="P45">21 - adresní štítek bianco - samostatný</text:p>
              </text:list-item>
              <text:list-item>
                <text:p text:style-name="P45">22 - obálka 1 - C6</text:p>
              </text:list-item>
              <text:list-item>
                <text:p text:style-name="P45">23 - obálka 2 - C5</text:p>
              </text:list-item>
              <text:list-item>
                <text:p text:style-name="P45">24 - obálka 3 - B4</text:p>
              </text:list-item>
              <text:list-item>
                <text:p text:style-name="P45">25 - obálka 4 - DL bez okénka</text:p>
              </text:list-item>
              <text:list-item>
                <text:p text:style-name="P45">26 - štítky pro RR - 3x8 (A4)</text:p>
              </text:list-item>
              <text:list-item>
                <text:p text:style-name="P45">38 - Integrovaný doklad</text:p>
              </text:list-item>
              <text:list-item>
                <text:p text:style-name="P45">39 - adresní štítek bianco - samostatný (na šířku)</text:p>
              </text:list-item>
              <text:list-item>
                <text:p text:style-name="P45">40 - Adresní údaje 3x8 (A4)</text:p>
              </text:list-item>
              <text:list-item>
                <text:p text:style-name="P45">41 - Dodejka</text:p>
              </text:list-item>
              <text:list-item>
                <text:p text:style-name="P45">56 - CN22</text:p>
              </text:list-item>
              <text:list-item>
                <text:p text:style-name="P45">57 - CN23</text:p>
              </text:list-item>
              <text:list-item>
                <text:p text:style-name="P45">58 - AŠ - samostatný Standardní balík do zahraničí</text:p>
              </text:list-item>
              <text:list-item>
                <text:p text:style-name="P45">59 - AŠ - 4xA4 Standardní balík do zahraničí</text:p>
              </text:list-item>
              <text:list-item>
                <text:p text:style-name="P45">60 - AŠ - samostatný Cenný balík do zahraničí</text:p>
              </text:list-item>
              <text:list-item>
                <text:p text:style-name="P45">61 - 4xA4 Cenný balík do zahraničí</text:p>
              </text:list-item>
              <text:list-item>
                <text:p text:style-name="P45">62 - AŠ - samostatný EMS zahraničí</text:p>
              </text:list-item>
              <text:list-item>
                <text:p text:style-name="P45">63 - AŠ - 2xA4 EMS do zahraničí</text:p>
              </text:list-item>
              <text:list-item>
                <text:p text:style-name="P45">72 - Harmonizovaný štítek pro MZ produkty – samostatný</text:p>
              </text:list-item>
              <text:list-item>
                <text:p text:style-name="P45">73 - Harmonizovaný štítek pro MZ produkty – <text:s/>4x (A4)</text:p>
              </text:list-item>
              <text:list-item>
                <text:p text:style-name="P45">100 - Harmonizovaný štítek bianco – 4x (A4)</text:p>
              </text:list-item>
              <text:list-item>
                <text:p text:style-name="P45">101 - Harmonizovaný štítek bianco – samostatný</text:p>
              </text:list-item>
              <text:list-item>
                <text:p text:style-name="P45">102 - Harmonizovaný štítek bianco – samostatný (na výšku)</text:p>
              </text:list-item>
              <text:list-item>
                <text:p text:style-name="P45">103 - Adresní štítek A6 – 4x</text:p>
              </text:list-item>
              <text:list-item>
                <text:p text:style-name="P45">200 - Harmonizovaný štítek <text:soft-page-break/>bianco - (Zebra - 105x148)</text:p>
              </text:list-item>
              <text:list-item>
                <text:p text:style-name="P45">201 - Harmonizovaný štítek bianco - (Zebra - 100x150)<text:bookmark text:name="_GoBack"/></text:p>
              </text:list-item>
            </text:list>
          </table:table-cell>
        </table:table-row>
        <table:table-row table:style-name="Tabulka22.1">
          <table:table-cell table:style-name="Tabulka22.A2" office:value-type="string">
            <text:p text:style-name="Table_20_Contents">shiftHorizontal</text:p>
          </table:table-cell>
          <table:table-cell table:style-name="Tabulka22.A2" office:value-type="string">
            <text:p text:style-name="Table_20_Contents">byte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Hodnota posunu doprava v mm</text:p>
          </table:table-cell>
        </table:table-row>
        <table:table-row table:style-name="Tabulka22.1">
          <table:table-cell table:style-name="Tabulka22.A2" office:value-type="string">
            <text:p text:style-name="Table_20_Contents">shiftVertical</text:p>
          </table:table-cell>
          <table:table-cell table:style-name="Tabulka22.A2" office:value-type="string">
            <text:p text:style-name="Table_20_Contents">byte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Hodnota posunu dolů v m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22">position</text:span></text:p>
          </table:table-cell>
          <table:table-cell table:style-name="Tabulka22.A2" office:value-type="string">
            <text:p text:style-name="Table_20_Contents">unsignedByte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Hodnota pozice</text:p>
          </table:table-cell>
        </table:table-row>
        <table:table-row table:style-name="Tabulka22.1">
          <table:table-cell table:style-name="Tabulka22.A2" office:value-type="string">
            <text:p text:style-name="Table_20_Contents">parcelCode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ID zásilky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text:span text:style-name="T7"> .doPrintingStateResponse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Stav tisku:</text:p>
            <text:list xml:id="list3466910632" text:style-name="WWNum43">
              <text:list-item>
                <text:p text:style-name="P46">1 - OK <text:s/>- Data parametrů zpracování v pořádku</text:p>
              </text:list-item>
              <text:list-item>
                <text:p text:style-name="P46">2 - INTERNALL_ERROR - Jiná chyba systému <text:s text:c="22"/></text:p>
              </text:list-item>
              <text:list-item>
                <text:p text:style-name="P46">100 - INVALID_PARCEL_CODE - Neplatné ID zásilky</text:p>
              </text:list-item>
              <text:list-item>
                <text:p text:style-name="P46">378 - INVALID_PREFIX_COMBINATION <text:s/>- Zásilka je chybně přiřazena k id tiskové šablony</text:p>
              </text:list-item>
              <text:list-item>
                <text:p text:style-name="P46">379 - PARCEL_DOES_NOT_MEET_THE_REQUIREMENTS_FORM - Parametry zásilky nesplňují podmínky požadovaného formuláře</text:p>
              </text:list-item>
              <text:list-item>
                <text:p text:style-name="P39">380 - NO_CONTRACT_SERVICE_RETURN_RECEIPT - K formuláři není sjednána smlouva ke službě Dodejka</text:p>
              </text:list-item>
            </text:list>
          </table:table-cell>
        </table:table-row>
        <table:table-row table:style-name="Tabulka22.1">
          <table:table-cell table:style-name="Tabulka22.A2" office:value-type="string">
            <text:p text:style-name="Table_20_Contents">responseCode</text:p>
          </table:table-cell>
          <table:table-cell table:style-name="Tabulka22.A2" office:value-type="string">
            <text:p text:style-name="Table_20_Contents">positiveInteger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/>
          </table:table-cell>
        </table:table-row>
        <table:table-row table:style-name="Tabulka22.1">
          <table:table-cell table:style-name="Tabulka22.A2" office:value-type="string">
            <text:p text:style-name="Table_20_Contents">responseText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/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7">doPrintingDataResult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Data tisku</text:p>
          </table:table-cell>
        </table:table-row>
        <table:table-row table:style-name="Tabulka22.1">
          <table:table-cell table:style-name="Tabulka22.A2" office:value-type="string">
            <text:p text:style-name="Table_20_Contents">file</text:p>
          </table:table-cell>
          <table:table-cell table:style-name="Tabulka22.A2" office:value-type="string">
            <text:p text:style-name="Table_20_Contents">base64Binary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Soubor PDF</text:p>
          </table:table-cell>
        </table:table-row>
      </table:table>
      <text:p text:style-name="Standard_20__28_user_29_"/>
      <text:list xml:id="list92922109125565" text:continue-list="list92920420698384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5"/>Počet opakování objektů<text:bookmark-end text:name="_Toc49653318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3" table:style-name="Tabulka23">
        <table:table-column table:style-name="Tabulka23.A"/>
        <table:table-column table:style-name="Tabulka23.B"/>
        <table:table-row table:style-name="Tabulka23.1">
          <table:table-cell table:style-name="Tabulka23.A1" office:value-type="string">
            <text:p text:style-name="Standard_20__28_user_29_">Položka</text:p>
          </table:table-cell>
          <table:table-cell table:style-name="Tabulka23.A1" office:value-type="string">
            <text:p text:style-name="Standard_20__28_user_29_">Počet opakování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text:span text:style-name="T7"> .doPrintingHeader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text:span text:style-name="T7"> .doPrintingStateResponse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7">doPrintingDataResult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</table:table>
      <text:p text:style-name="cp_5f_Normal_5f_4"/>
      <text:p text:style-name="cp_5f_Normal_5f_4"/>
      <text:list xml:id="list929212531974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6"/><text:soft-page-break/>Příklad request:<text:bookmark-end text:name="_Toc496533186"/></text:h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3">&lt;?</text:span><text:span text:style-name="T24">xml</text:span><text:span text:style-name="T25"> </text:span><text:span text:style-name="T27">version</text:span><text:span text:style-name="T28">=</text:span><text:span text:style-name="T30">"1.0"</text:span><text:span text:style-name="T25"> </text:span><text:span text:style-name="T27">encoding</text:span><text:span text:style-name="T28">=</text:span><text:span text:style-name="T30">"UTF-8"</text:span><text:span text:style-name="T25"> </text:span><text:span text:style-name="T27">standalone</text:span><text:span text:style-name="T28">=</text:span><text:span text:style-name="T30">"yes"</text:span><text:span text:style-name="T23">?&gt;</text:span></text:p>
      <text:p text:style-name="P4"><text:span text:style-name="T23">&lt;</text:span><text:span text:style-name="T24">b2bRequest</text:span><text:span text:style-name="T25"> </text:span><text:span text:style-name="T27">xmlns</text:span><text:span text:style-name="T28">=</text:span><text:span text:style-name="T30">"https://b2b.postaonline.cz/schema/B2BCommon-v1"</text:span></text:p>
      <text:p text:style-name="P4"><text:span text:style-name="T25"><text:tab/></text:span><text:span text:style-name="T27">xmlns:ns2</text:span><text:span text:style-name="T28">=</text:span><text:span text:style-name="T30">"</text:span><text:a xlink:type="simple" xlink:href="https://b2b.postaonline.cz/schema/POLServices-v1" text:style-name="ListLabel_20_77" text:visited-style-name="ListLabel_20_77"><text:span text:style-name="Internet_20_link"><text:span text:style-name="T26">https://b2b.postaonline.cz/schema/POLServices-v1</text:span></text:span></text:a><text:span text:style-name="T30">"&gt;</text:span></text:p>
      <text:p text:style-name="P4"><text:span text:style-name="T28"><text:tab/></text:span><text:span text:style-name="T23">&lt;</text:span><text:span text:style-name="T24">header</text:span><text:span text:style-name="T23">&gt;</text:span></text:p>
      <text:p text:style-name="P4"><text:span text:style-name="T28"><text:tab/><text:tab/></text:span><text:span text:style-name="T23">&lt;</text:span><text:span text:style-name="T24">idExtTransaction</text:span><text:span text:style-name="T23">&gt;</text:span><text:span text:style-name="T28">1</text:span><text:span text:style-name="T23">&lt;/</text:span><text:span text:style-name="T24">idExtTransaction</text:span><text:span text:style-name="T23">&gt;</text:span></text:p>
      <text:p text:style-name="P4"><text:span text:style-name="T28"><text:tab/><text:tab/></text:span><text:span text:style-name="T23">&lt;</text:span><text:span text:style-name="T24">timeStamp</text:span><text:span text:style-name="T23">&gt;</text:span><text:span text:style-name="T28">2016-01-22T10:00:34.573+01:00</text:span><text:span text:style-name="T23">&lt;/</text:span><text:span text:style-name="T24">timeStamp</text:span><text:span text:style-name="T23">&gt;</text:span></text:p>
      <text:p text:style-name="P4"><text:span text:style-name="T28"><text:tab/><text:tab/></text:span><text:span text:style-name="T23">&lt;</text:span><text:span text:style-name="T24">idContract</text:span><text:span text:style-name="T23">&gt;</text:span><text:span text:style-name="T28">2511327004</text:span><text:span text:style-name="T23">&lt;/</text:span><text:span text:style-name="T24">idContract</text:span><text:span text:style-name="T23">&gt;</text:span></text:p>
      <text:p text:style-name="P4"><text:span text:style-name="T28"><text:tab/></text:span><text:span text:style-name="T23">&lt;/</text:span><text:span text:style-name="T24">header</text:span><text:span text:style-name="T23">&gt;</text:span></text:p>
      <text:p text:style-name="P4"><text:span text:style-name="T28"><text:tab/></text:span><text:span text:style-name="T23">&lt;</text:span><text:span text:style-name="T24">serviceData</text:span><text:span text:style-name="T23">&gt;</text:span></text:p>
      <text:p text:style-name="P4"><text:span text:style-name="T28"><text:tab/><text:tab/></text:span><text:span text:style-name="T23">&lt;</text:span><text:span text:style-name="T24">ns2:getParcelsPrinting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Head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customerID</text:span><text:span text:style-name="T23">&gt;</text:span><text:span text:style-name="T28">EE89</text:span><text:span text:style-name="T23">&lt;/</text:span><text:span text:style-name="T24">ns2:customerID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contractNumber</text:span><text:span text:style-name="T23">&gt;</text:span><text:span text:style-name="T28">2511327004</text:span><text:span text:style-name="T23">&lt;/</text:span><text:span text:style-name="T24">ns2:contractNumb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idForm</text:span><text:span text:style-name="T23">&gt;</text:span><text:span text:style-name="T28">20</text:span><text:span text:style-name="T23">&lt;/</text:span><text:span text:style-name="T24">ns2:idForm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shiftHorizontal</text:span><text:span text:style-name="T23">&gt;</text:span><text:span text:style-name="T28">0</text:span><text:span text:style-name="T23">&lt;/</text:span><text:span text:style-name="T24">ns2:shiftHorizontal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shiftVertical</text:span><text:span text:style-name="T23">&gt;</text:span><text:span text:style-name="T28">0</text:span><text:span text:style-name="T23">&lt;/</text:span><text:span text:style-name="T24">ns2:shiftVertical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position</text:span><text:span text:style-name="T23">&gt;</text:span><text:span text:style-name="T28">0</text:span><text:span text:style-name="T23">&lt;/</text:span><text:span text:style-name="T24">ns2:position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Header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Data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parcelCode</text:span><text:span text:style-name="T23">&gt;</text:span><text:span text:style-name="T28">RR123456789E</text:span><text:span text:style-name="T23">&lt;/</text:span><text:span text:style-name="T24">ns2:parcelCod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Data</text:span><text:span text:style-name="T23">&gt;</text:span></text:p>
      <text:p text:style-name="P4"><text:span text:style-name="T28"><text:tab/><text:tab/></text:span><text:span text:style-name="T23">&lt;/</text:span><text:span text:style-name="T24">ns2:getParcelsPrinting</text:span><text:span text:style-name="T23">&gt;</text:span></text:p>
      <text:p text:style-name="P4"><text:span text:style-name="T28"><text:tab/></text:span><text:span text:style-name="T23">&lt;/</text:span><text:span text:style-name="T24">serviceData</text:span><text:span text:style-name="T23">&gt;</text:span></text:p>
      <text:p text:style-name="cp_5f_Normal_5f_1"><text:span text:style-name="T23">&lt;/</text:span><text:span text:style-name="T24">b2bRequest</text:span><text:span text:style-name="T23">&gt;</text:span><text:tab/></text:p>
      <text:p text:style-name="cp_5f_Normal_5f_1"/>
      <text:list xml:id="list9292184075014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7"/>Příklad response:<text:bookmark-end text:name="_Toc49653318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P4"><text:span text:style-name="T23">&lt;?</text:span><text:span text:style-name="T24">xml</text:span><text:span text:style-name="T25"> </text:span><text:span text:style-name="T27">version</text:span><text:span text:style-name="T28">=</text:span><text:span text:style-name="T30">"1.0"</text:span><text:span text:style-name="T25"> </text:span><text:span text:style-name="T27">encoding</text:span><text:span text:style-name="T28">=</text:span><text:span text:style-name="T30">"UTF-8"</text:span><text:span text:style-name="T23">?&gt;</text:span></text:p>
      <text:p text:style-name="P4"><text:span text:style-name="T23">&lt;</text:span><text:span text:style-name="T24">b2bSyncResponse</text:span><text:span text:style-name="T25"> </text:span><text:span text:style-name="T27">xmlns</text:span><text:span text:style-name="T28">=</text:span><text:span text:style-name="T30">"https://b2b.postaonline.cz/schema/B2BCommon-v1"</text:span></text:p>
      <text:p text:style-name="P4"><text:span text:style-name="T25"><text:tab/></text:span><text:span text:style-name="T27">xmlns:ns2</text:span><text:span text:style-name="T28">=</text:span><text:span text:style-name="T30">"https://b2b.postaonline.cz/schema/POLServices-v1"</text:span><text:span text:style-name="T23">&gt;</text:span></text:p>
      <text:p text:style-name="P4"><text:span text:style-name="T28"><text:tab/></text:span><text:span text:style-name="T23">&lt;</text:span><text:span text:style-name="T24">header</text:span><text:span text:style-name="T23">&gt;</text:span></text:p>
      <text:p text:style-name="P4"><text:span text:style-name="T28"><text:tab/><text:tab/></text:span><text:span text:style-name="T23">&lt;</text:span><text:span text:style-name="T24">timeStamp</text:span><text:span text:style-name="T23">&gt;</text:span><text:span text:style-name="T28">2016-02-18T16:00:34.913Z</text:span><text:span text:style-name="T23">&lt;/</text:span><text:span text:style-name="T24">timeStamp</text:span><text:span text:style-name="T23">&gt;</text:span></text:p>
      <text:p text:style-name="P4"><text:span text:style-name="T28"><text:tab/><text:tab/></text:span><text:span text:style-name="T23">&lt;</text:span><text:span text:style-name="T24">b2bRequestHeader</text:span><text:span text:style-name="T23">&gt;</text:span></text:p>
      <text:p text:style-name="P4"><text:span text:style-name="T28"><text:tab/><text:tab/><text:tab/></text:span><text:span text:style-name="T23">&lt;</text:span><text:span text:style-name="T24">idExtTransaction</text:span><text:span text:style-name="T23">&gt;</text:span><text:span text:style-name="T28">1</text:span><text:span text:style-name="T23">&lt;/</text:span><text:span text:style-name="T24">idExtTransaction</text:span><text:span text:style-name="T23">&gt;</text:span></text:p>
      <text:p text:style-name="P4"><text:span text:style-name="T28"><text:tab/><text:tab/><text:tab/></text:span><text:span text:style-name="T23">&lt;</text:span><text:span text:style-name="T24">timeStamp</text:span><text:span text:style-name="T23">&gt;</text:span><text:span text:style-name="T28">2016-03-12T10:00:34.573Z</text:span><text:span text:style-name="T23">&lt;/</text:span><text:span text:style-name="T24">timeStamp</text:span><text:span text:style-name="T23">&gt;</text:span></text:p>
      <text:p text:style-name="P4"><text:span text:style-name="T28"><text:tab/><text:tab/><text:tab/></text:span><text:span text:style-name="T23">&lt;</text:span><text:span text:style-name="T24">idContract</text:span><text:span text:style-name="T23">&gt;</text:span><text:span text:style-name="T28">25195667001</text:span><text:span text:style-name="T23">&lt;/</text:span><text:span text:style-name="T24">idContract</text:span><text:span text:style-name="T23">&gt;</text:span></text:p>
      <text:p text:style-name="P4"><text:span text:style-name="T28"><text:tab/><text:tab/></text:span><text:span text:style-name="T23">&lt;/</text:span><text:span text:style-name="T24">b2bRequestHeader</text:span><text:span text:style-name="T23">&gt;</text:span></text:p>
      <text:p text:style-name="P4"><text:span text:style-name="T28"><text:tab/></text:span><text:span text:style-name="T23">&lt;/</text:span><text:span text:style-name="T24">header</text:span><text:span text:style-name="T23">&gt;</text:span></text:p>
      <text:p text:style-name="P4"><text:span text:style-name="T28"><text:tab/></text:span><text:span text:style-name="T23">&lt;</text:span><text:span text:style-name="T24">serviceData</text:span><text:span text:style-name="T23">&gt;</text:span></text:p>
      <text:p text:style-name="P4"><text:span text:style-name="T28"><text:tab/><text:tab/></text:span><text:span text:style-name="T23">&lt;</text:span><text:span text:style-name="T24">ns2:getParcelsPrintingResponse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HeaderResult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doPrintingHeader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customerID</text:span><text:span text:style-name="T23">&gt;</text:span><text:span text:style-name="T28">EE89</text:span><text:span text:style-name="T23">&lt;/</text:span><text:span text:style-name="T24">ns2:customerID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contractNumber</text:span><text:span text:style-name="T23">&gt;</text:span><text:span text:style-name="T28">12345678</text:span><text:span text:style-name="T23">&lt;/</text:span><text:span text:style-name="T24">ns2:contractNumber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idForm</text:span><text:span text:style-name="T23">&gt;</text:span><text:span text:style-name="T28">20</text:span><text:span text:style-name="T23">&lt;/</text:span><text:span text:style-name="T24">ns2:idForm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shiftHorizontal</text:span><text:span text:style-name="T23">&gt;</text:span><text:span text:style-name="T28">0</text:span><text:span text:style-name="T23">&lt;/</text:span><text:span text:style-name="T24">ns2:shiftHorizontal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shiftVertical</text:span><text:span text:style-name="T23">&gt;</text:span><text:span text:style-name="T28">0</text:span><text:span text:style-name="T23">&lt;/</text:span><text:span text:style-name="T24">ns2:shiftVertical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position</text:span><text:span text:style-name="T23">&gt;</text:span><text:span text:style-name="T28">0</text:span><text:span text:style-name="T23">&lt;/</text:span><text:span text:style-name="T24">ns2:position</text:span><text:span text:style-name="T23">&gt;</text:span></text:p>
      <text:p text:style-name="P4"><text:span text:style-name="T28"><text:tab/><text:tab/><text:tab/><text:tab/></text:span><text:span text:style-name="T23">&lt;/</text:span><text:span text:style-name="T24">ns2:doPrintingHead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doPrintingStateResponse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responseCode</text:span><text:span text:style-name="T23">&gt;</text:span><text:span text:style-name="T29">0</text:span><text:span text:style-name="T23">&lt;/</text:span><text:span text:style-name="T24">ns2:responseCode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responseText</text:span><text:span text:style-name="T23">&gt;</text:span><text:span text:style-name="T28">OK</text:span><text:span text:style-name="T23">&lt;/</text:span><text:span text:style-name="T24">ns2:responseText</text:span><text:span text:style-name="T23">&gt;</text:span></text:p>
      <text:p text:style-name="P4"><text:span text:style-name="T28"><text:tab/><text:tab/><text:tab/><text:tab/></text:span><text:span text:style-name="T23">&lt;/</text:span><text:span text:style-name="T24">ns2:doPrintingStateRespons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HeaderResult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DataResult</text:span><text:span text:style-name="T23">&gt;</text:span></text:p>
      <text:p text:style-name="P4"><text:soft-page-break/><text:span text:style-name="T28"><text:tab/><text:tab/><text:tab/><text:tab/></text:span><text:span text:style-name="T23">&lt;</text:span><text:span text:style-name="T24">ns2:file</text:span><text:span text:style-name="T23">&gt;</text:span><text:span text:style-name="T28">dGVzdA==</text:span><text:span text:style-name="T23">&lt;/</text:span><text:span text:style-name="T24">ns2:fil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DataResult</text:span><text:span text:style-name="T23">&gt;</text:span></text:p>
      <text:p text:style-name="P4"><text:span text:style-name="T28"><text:tab/><text:tab/></text:span><text:span text:style-name="T23">&lt;/</text:span><text:span text:style-name="T24">ns2:getParcelsPrintingResponse</text:span><text:span text:style-name="T23">&gt;</text:span></text:p>
      <text:p text:style-name="P4"><text:span text:style-name="T28"><text:tab/></text:span><text:span text:style-name="T23">&lt;/</text:span><text:span text:style-name="T24">serviceData</text:span><text:span text:style-name="T23">&gt;</text:span></text:p>
      <text:p text:style-name="cp_5f_Normal_5f_1"><text:span text:style-name="T23">&lt;/</text:span><text:span text:style-name="T24">b2bSyncResponse</text:span><text:span text:style-name="T23">&gt;</text:span><text:tab/></text:p>
      <text:list xml:id="list92920556618384" text:continue-numbering="true" text:style-name="WWNum1">
        <text:list-item>
          <text:h text:style-name="P13" text:outline-level="1"><text:bookmark-start text:name="_Toc496533188"/>Přílohy<text:bookmark-end text:name="_Toc496533188"/><text:bookmark-end text:name="__RefHeading__9712_635746556"/></text:h>
        </text:list-item>
      </text:list>
      <text:h text:style-name="P18" text:outline-level="2"><text:bookmark-start text:name="__RefHeading__2475_1815102186"/><text:bookmark-start text:name="_Toc496533189"/>Příloha č. 1 Definice XSD – B2BCommon<text:bookmark-end text:name="__RefHeading__2475_1815102186"/><text:bookmark-end text:name="_Toc496533189"/></text:h>
      <text:p text:style-name="cp_5f_Normal_5f_2"><draw:frame draw:style-name="fr5" draw:name="Objekt1" text:anchor-type="char" svg:x="-0.026cm" svg:y="0.164cm" svg:width="2.693cm" svg:height="1.744cm" draw:z-index="89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_20__28_user_29_"><text:tab/></text:p>
      <text:p text:style-name="Standard_20__28_user_29_"/>
      <text:h text:style-name="P18" text:outline-level="2"/>
      <text:h text:style-name="P18" text:outline-level="2"><draw:frame draw:style-name="fr6" draw:name="Objekt2" text:anchor-type="char" svg:x="-0.041cm" svg:y="0.693cm" svg:width="2.725cm" svg:height="1.746cm" draw:z-index="90"><draw:object-ole xlink:href="./Obj101" xlink:type="simple" xlink:show="embed" xlink:actuate="onLoad"/><draw:image xlink:href="./ObjectReplacements/Obj101" xlink:type="simple" xlink:show="embed" xlink:actuate="onLoad"/></draw:frame><text:bookmark-start text:name="_Toc496533190"/>Příloha č. 2 Definice XSD – B2B-POL Services<text:bookmark-end text:name="_Toc496533190"/></text:h>
      <text:p text:style-name="cp_5f_Normal_5f_2"/>
      <text:p text:style-name="cp_5f_Normal_5f_2"/>
      <text:p text:style-name="P33"/>
      <text:h text:style-name="P18" text:outline-level="2"><text:bookmark-start text:name="_Toc496533191"/>Příloha č. 3 Definice návratových hodnot operace<text:bookmark-end text:name="_Toc496533191"/></text:h>
      <text:p text:style-name="Standard_20__28_user_29_"/>
      <text:p text:style-name="P25"><text:tab/></text:p>
      <text:p text:style-name="P25"/>
      <text:p text:style-name="P25"><draw:frame draw:style-name="fr7" draw:name="Objekt3" text:anchor-type="char" svg:x="0.011cm" svg:y="-1.379cm" svg:width="2.725cm" svg:height="1.748cm" draw:z-index="91"><draw:object-ole xlink:href="./Obj102" xlink:type="simple" xlink:show="embed" xlink:actuate="onLoad"/><draw:image xlink:href="./ObjectReplacements/Obj10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ourier New1" svg:font-family="'Courier New'" style:font-adornments="obyčejné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s" fo:country="CZ" style:letter-kerning="true" style:font-name-asian="DejaVu Sans" style:font-size-asian="12pt" style:language-asian="cs" style:country-asian="CZ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2pt" style:language-asian="cs" style:country-asian="CZ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text-properties fo:font-size="12pt" style:font-size-asian="12pt"/>
    </style:style>
    <style:style style:name="Heading_20_1" style:display-name="Heading 1" style:family="paragraph" style:default-outline-level="1" style:class="text">
      <style:paragraph-properties fo:margin-top="0.4cm" fo:margin-bottom="0.3cm" loext:contextual-spacing="false" style:line-height-at-least="0.6cm" fo:keep-together="always" fo:keep-with-next="always"/>
      <style:text-properties fo:color="#2d55ab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2" style:class="text">
      <style:paragraph-properties fo:margin-top="0.199cm" fo:margin-bottom="0.199cm" loext:contextual-spacing="false" fo:line-height="0.6cm" fo:keep-together="always" fo:keep-with-next="always"/>
      <style:text-properties fo:color="#2d55ab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keep-with-next="always"/>
      <style:text-properties fo:color="#9999cc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keep-with-next="always"/>
      <style:text-properties fo:color="#9999cc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default-outline-level="5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Heading" style:default-outline-level="6" style:class="text">
      <style:text-properties fo:font-weight="bold" style:font-weight-asian="bold" style:font-weight-complex="bold"/>
    </style:style>
    <style:style style:name="Heading_20_7" style:display-name="Heading 7" style:family="paragraph" style:parent-style-name="Heading" style:default-outline-level="7" style:class="text">
      <style:text-properties fo:font-weight="bold" style:font-weight-asian="bold" style:font-weight-complex="bold"/>
    </style:style>
    <style:style style:name="Heading_20_8" style:display-name="Heading 8" style:family="paragraph" style:parent-style-name="Heading" style:default-outline-level="8" style:class="text">
      <style:text-properties fo:font-weight="bold" style:font-weight-asian="bold" style:font-weight-complex="bold"/>
    </style:style>
    <style:style style:name="Heading_20_9" style:display-name="Heading 9" style:family="paragraph" style:parent-style-name="Heading" style:default-outline-level="9" style:class="text"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line-height="0.459cm" fo:text-align="start" style:justify-single-word="false" fo:orphans="2" fo:widows="2" text:number-lines="false" text:line-number="0" style:writing-mode="lr-tb"/>
      <style:text-properties style:font-name="Times New Roman" fo:font-family="'Times New Roman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_20_body_20__28_user_29_" style:display-name="Text body (user)" style:family="paragraph" style:parent-style-name="Standard_20__28_user_29_" style:default-outline-level="">
      <style:paragraph-properties fo:line-height="100%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0pt"/>
    </style:style>
    <style:style style:name="caption" style:family="paragraph" style:parent-style-name="Standard_20__28_user_29_" style:next-style-name="Standard_20__28_user_29_" style:default-outline-level="">
      <style:paragraph-properties fo:margin-top="0cm" fo:margin-bottom="0.353cm" loext:contextual-spacing="false" fo:line-height="100%"/>
      <style:text-properties fo:font-size="8pt" fo:font-style="italic" style:font-size-asian="8pt" style:font-style-asian="italic" style:font-size-complex="9pt" style:font-weight-complex="bold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_20__28_user_29_" style:default-outline-level="" style:class="extra">
      <style:paragraph-properties fo:line-height="100%"/>
      <style:text-properties fo:color="#2d55ab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default-outline-level="" style:class="extra">
      <style:paragraph-properties fo:line-height="100%"/>
      <style:text-properties fo:font-size="7pt" style:font-size-asian="7pt"/>
    </style:style>
    <style:style style:name="cp_5f_Adresa" style:display-name="cp_Adresa" style:family="paragraph" style:parent-style-name="Standard_20__28_user_29_" style:default-outline-level="">
      <style:paragraph-properties fo:margin-left="8.001cm" fo:margin-right="0cm" fo:margin-top="0cm" fo:margin-bottom="1.801cm" loext:contextual-spacing="false" style:line-height-at-least="0.459cm" fo:text-indent="0cm" style:auto-text-indent="false"/>
    </style:style>
    <style:style style:name="cp_5f_Normal_5f_1" style:display-name="cp_Normal_1" style:family="paragraph" style:parent-style-name="Standard_20__28_user_29_" style:default-outline-level="">
      <style:paragraph-properties fo:margin-top="0cm" fo:margin-bottom="0.459cm" loext:contextual-spacing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.529cm" loext:contextual-spacing="false" fo:line-height="100%"/>
      <style:text-properties fo:color="#2d55ab" style:font-name="Arial" fo:font-family="Arial" style:font-family-generic="roman" style:font-pitch="variable" fo:font-size="18pt" fo:letter-spacing="0.009cm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p_5f_Normal_5f_2" style:display-name="cp_Normal_2" style:family="paragraph" style:parent-style-name="cp_5f_Normal_5f_1" style:default-outline-level="">
      <style:paragraph-properties fo:margin-left="0cm" fo:margin-right="0cm" fo:text-indent="0.7cm" style:auto-text-indent="false"/>
    </style:style>
    <style:style style:name="cp_5f_Normal_5f_3" style:display-name="cp_Normal_3" style:family="paragraph" style:parent-style-name="cp_5f_Normal_5f_2" style:default-outline-level="">
      <style:paragraph-properties fo:margin-left="0cm" fo:margin-right="0cm" fo:text-indent="1.7cm" style:auto-text-indent="false"/>
    </style:style>
    <style:style style:name="cp_5f_Normal_5f_4" style:display-name="cp_Normal_4" style:family="paragraph" style:parent-style-name="cp_5f_Normal_5f_3" style:default-outline-level="">
      <style:paragraph-properties fo:margin-left="0cm" fo:margin-right="0cm" fo:text-indent="3cm" style:auto-text-indent="false"/>
    </style:style>
    <style:style style:name="cp_5f_Normal_5f_5" style:display-name="cp_Normal_5" style:family="paragraph" style:parent-style-name="cp_5f_Normal_5f_4" style:default-outline-level="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List_20_Bullet" style:display-name="List Bullet" style:family="paragraph" style:parent-style-name="Standard_20__28_user_29_" style:default-outline-level=""/>
    <style:style style:name="cp_5f_List_20_Bullet" style:display-name="cp_List Bullet" style:family="paragraph" style:parent-style-name="List_20_Bullet" style:default-outline-level=""/>
    <style:style style:name="cp_5f_List_20_Bullet2" style:display-name="cp_List Bullet2" style:family="paragraph" style:parent-style-name="cp_5f_List_20_Bullet" style:default-outline-level=""/>
    <style:style style:name="cp_5f_List_20_Bullet3" style:display-name="cp_List Bullet3" style:family="paragraph" style:parent-style-name="cp_5f_List_20_Bullet2" style:default-outline-level=""/>
    <style:style style:name="cp_5f_List_20_Bullet4" style:display-name="cp_List Bullet4" style:family="paragraph" style:parent-style-name="cp_5f_List_20_Bullet3" style:default-outline-level=""/>
    <style:style style:name="cp_5f_List_20_Bullet5" style:display-name="cp_List Bullet5" style:family="paragraph" style:parent-style-name="cp_5f_List_20_Bullet4" style:default-outline-level=""/>
    <style:style style:name="cp_5f_List_20_Number" style:display-name="cp_List Number" style:family="paragraph" style:parent-style-name="cp_5f_List_20_Bullet" style:default-outline-level="">
      <style:text-properties fo:font-weight="bold" style:font-weight-asian="bold"/>
    </style:style>
    <style:style style:name="cp_5f_List_20_Number2" style:display-name="cp_List Number2" style:family="paragraph" style:parent-style-name="cp_5f_List_20_Number" style:default-outline-level="">
      <style:text-properties fo:font-weight="normal" style:font-weight-asian="normal"/>
    </style:style>
    <style:style style:name="cp_5f_List_20_Number3" style:display-name="cp_List Number3" style:family="paragraph" style:parent-style-name="cp_5f_List_20_Number2" style:default-outline-level=""/>
    <style:style style:name="cp_5f_List_20_Number4" style:display-name="cp_List Number4" style:family="paragraph" style:parent-style-name="cp_5f_List_20_Number3" style:default-outline-level=""/>
    <style:style style:name="cp_5f_List_20_Number5" style:display-name="cp_List Number5" style:family="paragraph" style:parent-style-name="cp_5f_List_20_Number4" style:default-outline-level=""/>
    <style:style style:name="Contents_20_Heading_20__28_user_29_" style:display-name="Contents Heading (user)" style:family="paragraph" style:parent-style-name="Heading_20_1" style:next-style-name="Standard_20__28_user_29_" style:default-outline-level="" style:list-style-name="">
      <style:paragraph-properties fo:margin-top="0.847cm" fo:margin-bottom="0cm" loext:contextual-spacing="false" fo:line-height="115%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top="0cm" fo:margin-bottom="0.176cm" loext:contextual-spacing="false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0.7cm" fo:margin-right="0cm" fo:margin-top="0cm" fo:margin-bottom="0.176cm" loext:contextual-spacing="false" fo:text-indent="0cm" style:auto-text-indent="false"/>
    </style:style>
    <style:style style:name="Contents_20_3_20__28_user_29_" style:display-name="Contents 3 (user)" style:family="paragraph" style:parent-style-name="Standard_20__28_user_29_" style:next-style-name="Standard_20__28_user_29_" style:default-outline-level="">
      <style:paragraph-properties fo:margin-left="1.7cm" fo:margin-right="0cm" fo:margin-top="0cm" fo:margin-bottom="0.176cm" loext:contextual-spacing="false" fo:text-indent="0cm" style:auto-text-indent="false"/>
    </style:style>
    <style:style style:name="Contents_20_4_20__28_user_29_" style:display-name="Contents 4 (user)" style:family="paragraph" style:parent-style-name="Standard_20__28_user_29_" style:next-style-name="Standard_20__28_user_29_" style:default-outline-level="">
      <style:paragraph-properties fo:margin-left="3cm" fo:margin-right="0cm" fo:margin-top="0cm" fo:margin-bottom="0.176cm" loext:contextual-spacing="false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 style:default-outline-level="">
      <style:paragraph-properties fo:margin-left="4.6cm" fo:margin-right="0cm" fo:margin-top="0cm" fo:margin-bottom="0.176cm" loext:contextual-spacing="false" fo:text-indent="0cm" style:auto-text-indent="false"/>
    </style:style>
    <style:style style:name="Body_20_Text_20_2" style:display-name="Body Text 2" style:family="paragraph" style:parent-style-name="Standard_20__28_user_29_" style:default-outline-level="">
      <style:paragraph-properties fo:line-height="100%" fo:text-align="justify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font-size-complex="10pt"/>
    </style:style>
    <style:style style:name="Text" style:family="paragraph" style:parent-style-name="Standard_20__28_user_29_" style:default-outline-level="" style:class="extra">
      <style:paragraph-properties fo:margin-top="0.212cm" fo:margin-bottom="0cm" loext:contextual-spacing="false" fo:line-height="100%" fo:text-align="justify" style:justify-single-word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>
      <loext:graphic-properties draw:fill="solid" draw:fill-color="#cccccc"/>
      <style:paragraph-properties fo:background-color="#cccccc"/>
      <style:text-properties fo:font-weight="bold" style:font-weight-asian="bold" style:font-weight-complex="bold"/>
    </style:style>
    <style:style style:name="Contents_20_6_20__28_user_29_" style:display-name="Contents 6 (user)" style:family="paragraph" style:parent-style-name="Index" style:default-outline-level="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_20__28_user_29_" style:display-name="Contents 7 (user)" style:family="paragraph" style:parent-style-name="Index" style:default-outline-level="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_20__28_user_29_" style:display-name="Contents 8 (user)" style:family="paragraph" style:parent-style-name="Index" style:default-outline-level="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_20__28_user_29_" style:display-name="Contents 9 (user)" style:family="paragraph" style:parent-style-name="Index" style:default-outline-level="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default-outline-level=""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default-outline-level="" style:class="text">
      <style:text-properties fo:font-weight="bold" style:font-weight-asian="bold" style:font-weight-complex="bold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text-indent="0cm" style:auto-text-indent="false"/>
    </style:style>
    <style:style style:name="Salutation" style:family="paragraph" style:parent-style-name="Standard_20__28_user_29_" style:default-outline-level="" style:class="text"/>
    <style:style style:name="First_20_line_20_indent" style:display-name="First line indent" style:family="paragraph" style:parent-style-name="Text_20_body_20__28_user_29_" style:default-outline-level="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_20__28_user_29_" style:default-outline-level="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tabulka_20_nadpis" style:display-name="tabulka nadpis" style:family="paragraph" style:parent-style-name="Table_20_Heading" style:default-outline-level=""/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yl3" style:family="paragraph" style:parent-style-name="Heading_20_5" style:default-outline-level="" style:list-style-name="">
      <style:paragraph-properties fo:margin-top="0.212cm" fo:margin-bottom="0.106cm" loext:contextual-spacing="false" fo:line-height="100%"/>
      <style:text-properties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847cm"/>
          <style:tab-stop style:position="16.98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ulkový" style:family="paragraph" style:parent-style-name="Standard" style:default-outline-level="">
      <style:paragraph-properties fo:text-align="justify" style:justify-single-word="false" fo:orphans="2" fo:widows="2" fo:hyphenation-ladder-count="no-limit" style:vertical-align="auto"/>
      <style:text-properties style:font-name="Tahoma" fo:font-family="Tahoma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ar" style:country-asian="SA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Seznam_20_s_20_odrážkami1" style:display-name="Seznam s odrážkami1" style:family="paragraph" style:parent-style-name="Standard" style:default-outline-level="">
      <style:paragraph-properties fo:text-align="justify" style:justify-single-word="false" fo:orphans="2" fo:widows="2" fo:hyphenation-ladder-count="no-limit" style:vertical-align="auto">
        <style:tab-stops>
          <style:tab-stop style:position="1.589cm"/>
        </style:tab-stops>
      </style:paragraph-properties>
      <style:text-properties style:font-name="Tahoma" fo:font-family="Tahoma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orphans="2" fo:widows="2" fo:hyphenation-ladder-count="no-limit" fo:text-indent="0cm" style:auto-text-indent="false" style:vertical-align="auto"/>
      <style:text-properties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fo:hyphenate="true" fo:hyphenation-remain-char-count="2" fo:hyphenation-push-char-count="2"/>
    </style:style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3z0" style:family="text">
      <style:text-properties fo:color="#ecb31b"/>
    </style:style>
    <style:style style:name="WW8Num14z2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0" style:family="text">
      <style:text-properties fo:color="#ecb31b"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5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0z6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7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2z1" style:family="tex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WW8Num25z0" style:family="tex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5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Char_20_Char3" style:display-name="Char Char3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har_20_Char2" style:display-name="Char Char2" style:family="text" style:parent-style-name="Default_20_Paragraph_20_Font">
      <style:text-properties fo:color="#2d55ab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Char_20_Char1" style:display-name="Char Char1" style:family="text" style:parent-style-name="Default_20_Paragraph_20_Font"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1pt"/>
    </style:style>
    <style:style style:name="Char_20_Char8" style:display-name="Char Char8" style:family="text" style:parent-style-name="Default_20_Paragraph_20_Font">
      <style:text-properties fo:color="#2d55ab" style:font-name="Arial" fo:font-family="Arial" style:font-family-generic="roman" style:font-pitch="variable" fo:font-size="14pt" fo:language="cs" fo:country="CZ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Char_20_Char7" style:display-name="Char Char7" style:family="text" style:parent-style-name="Default_20_Paragraph_20_Font">
      <style:text-properties fo:color="#2d55ab" style:font-name="Arial" fo:font-family="Arial" style:font-family-generic="roman" style:font-pitch="variable" fo:font-size="12pt" fo:language="cs" fo:country="CZ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Char_20_Char" style:display-name="Char Char" style:family="text" style:parent-style-name="Default_20_Paragraph_20_Font">
      <style:text-properties fo:color="#2d55ab" style:font-name="Arial" fo:font-family="Arial" style:font-family-generic="roman" style:font-pitch="variable" fo:font-size="18pt" fo:letter-spacing="0.009cm" fo:font-weight="bold" style:letter-kerning="true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Char_20_Char4" style:display-name="Char Char4" style:family="text" style:parent-style-name="Default_20_Paragraph_20_Font">
      <style:text-properties style:font-name="Arial" fo:font-family="Arial" style:font-family-generic="roman" style:font-pitch="variable" fo:font-size="9pt" fo:language="cs" fo:country="CZ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Char_20_Char5" style:display-name="Char Char5" style:family="text" style:parent-style-name="Default_20_Paragraph_20_Font">
      <style:text-properties style:font-name="Arial" fo:font-family="Arial" style:font-family-generic="roman" style:font-pitch="variable" fo:language="cs" fo:country="CZ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Char_20_Char6" style:display-name="Char Char6" style:family="text" style:parent-style-name="Default_20_Paragraph_20_Font">
      <style:text-properties style:font-name="Arial" fo:font-family="Arial" style:font-family-generic="roman" style:font-pitch="variable" fo:font-size="11pt" fo:language="cs" fo:country="CZ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ecb31b"/>
    </style:style>
    <style:style style:name="ListLabel_20_10" style:display-name="ListLabel 10" style:family="text">
      <style:text-properties fo:color="#ecb31b"/>
    </style:style>
    <style:style style:name="ListLabel_20_11" style:display-name="ListLabel 11" style:family="text">
      <style:text-properties fo:color="#ecb31b"/>
    </style:style>
    <style:style style:name="ListLabel_20_12" style:display-name="ListLabel 12" style:family="text">
      <style:text-properties fo:color="#ecb31b"/>
    </style:style>
    <style:style style:name="ListLabel_20_13" style:display-name="ListLabel 13" style:family="text">
      <style:text-properties fo:color="#ecb31b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ecb31b"/>
    </style:style>
    <style:style style:name="ListLabel_20_22" style:display-name="ListLabel 22" style:family="text">
      <style:text-properties fo:color="#ecb31b"/>
    </style:style>
    <style:style style:name="ListLabel_20_23" style:display-name="ListLabel 23" style:family="text">
      <style:text-properties fo:color="#ecb31b"/>
    </style:style>
    <style:style style:name="ListLabel_20_24" style:display-name="ListLabel 24" style:family="text">
      <style:text-properties fo:color="#ecb31b"/>
    </style:style>
    <style:style style:name="ListLabel_20_25" style:display-name="ListLabel 25" style:family="text">
      <style:text-properties fo:color="#ecb31b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fo:font-size="11pt" style:font-size-asian="11pt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fo:color="#0000ff" style:text-underline-style="solid" style:text-underline-width="auto" style:text-underline-color="font-color"/>
    </style:style>
    <style:style style:name="ListLabel_20_76" style:display-name="ListLabel 76" style:family="text"/>
    <style:style style:name="ListLabel_20_77" style:display-name="ListLabel 77" style:family="text">
      <style:text-properties style:font-name="Courier New" fo:font-family="'Courier New'" style:font-family-generic="roman" style:font-pitch="variable" fo:font-size="10pt" fo:font-style="italic" style:letter-kerning="false" style:font-size-asian="10pt" style:font-style-asian="italic" style:font-name-complex="Courier New2" style:font-family-complex="'Courier New'" style:font-family-generic-complex="system" style:font-pitch-complex="variable" style:font-size-complex="10pt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outline-level-style>
      <text:outline-level-style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199cm" fo:margin-left="2c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fo:text-indent="-1.6cm" fo:margin-left="3.6cm"/>
        </style:list-level-properties>
      </text:list-level-style-number>
      <text:list-level-style-number text:level="4" text:style-name="ListLabel_20_12" style:num-suffix="." style:num-format="1" text:display-levels="4">
        <style:list-level-properties text:list-level-position-and-space-mode="label-alignment">
          <style:list-level-label-alignment text:label-followed-by="listtab" fo:text-indent="-2cm" fo:margin-left="5.6cm"/>
        </style:list-level-properties>
      </text:list-level-style-number>
      <text:list-level-style-number text:level="5" text:style-name="ListLabel_20_13" style:num-suffix="." style:num-format="1" text:display-levels="5">
        <style:list-level-properties text:list-level-position-and-space-mode="label-alignment">
          <style:list-level-label-alignment text:label-followed-by="listtab" fo:text-indent="-2.401cm" fo:margin-left="8.00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6cm" fo:margin-left="4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801cm" fo:margin-left="0.801cm"/>
        </style:list-level-properties>
        <style:text-properties style:font-name="Symbol1"/>
      </text:list-level-style-bullet>
      <text:list-level-style-bullet text:level="2" text:style-name="ListLabel_20_22" style:num-suffix="" text:bullet-char="">
        <style:list-level-properties text:list-level-position-and-space-mode="label-alignment">
          <style:list-level-label-alignment text:label-followed-by="listtab" fo:text-indent="-0.799cm" fo:margin-left="1.6cm"/>
        </style:list-level-properties>
        <style:text-properties style:font-name="Symbol1"/>
      </text:list-level-style-bullet>
      <text:list-level-style-bullet text:level="3" text:style-name="ListLabel_20_23" style:num-suffix="" text:bullet-char="">
        <style:list-level-properties text:list-level-position-and-space-mode="label-alignment">
          <style:list-level-label-alignment text:label-followed-by="listtab" fo:text-indent="-0.801cm" fo:margin-left="2.401cm"/>
        </style:list-level-properties>
        <style:text-properties style:font-name="Symbol1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799cm" fo:margin-left="3.2cm"/>
        </style:list-level-properties>
        <style:text-properties style:font-name="Symbol1"/>
      </text:list-level-style-bullet>
      <text:list-level-style-bullet text:level="5" text:style-name="ListLabel_20_25" style:num-suffix="" text:bullet-char="">
        <style:list-level-properties text:list-level-position-and-space-mode="label-alignment">
          <style:list-level-label-alignment text:label-followed-by="listtab" fo:text-indent="-0.801cm" fo:margin-left="4.001cm"/>
        </style:list-level-properties>
        <style:text-properties style:font-name="Symbol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Time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-" text:bullet-char="-">
        <style:list-level-properties text:list-level-position-and-space-mode="label-alignment">
          <style:list-level-label-alignment text:label-followed-by="listtab" fo:margin-left="0.714cm"/>
        </style:list-level-properties>
        <style:text-properties fo:font-family="Times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bullet text:level="6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6" style:num-suffix="•" text:bullet-char="•">
        <style:list-level-properties text:list-level-position-and-space-mode="label-alignment">
          <style:list-level-label-alignment text:label-followed-by="listtab" fo:text-indent="-0.635cm" fo:margin-left="1.367cm"/>
        </style:list-level-properties>
        <style:text-properties style:font-name="OpenSymbol1"/>
      </text:list-level-style-bullet>
      <text:list-level-style-bullet text:level="2" text:style-name="ListLabel_20_37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OpenSymbol1"/>
      </text:list-level-style-bullet>
      <text:list-level-style-bullet text:level="3" text:style-name="ListLabel_20_38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OpenSymbol1"/>
      </text:list-level-style-bullet>
      <text:list-level-style-bullet text:level="4" text:style-name="ListLabel_20_39" style:num-suffix="•" text:bullet-char="•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OpenSymbol1"/>
      </text:list-level-style-bullet>
      <text:list-level-style-bullet text:level="5" text:style-name="ListLabel_20_40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OpenSymbol1"/>
      </text:list-level-style-bullet>
      <text:list-level-style-bullet text:level="6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OpenSymbol1"/>
      </text:list-level-style-bullet>
      <text:list-level-style-bullet text:level="7" text:style-name="ListLabel_20_42" style:num-suffix="•" text:bullet-char="•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OpenSymbol1"/>
      </text:list-level-style-bullet>
      <text:list-level-style-bullet text:level="8" text:style-name="ListLabel_20_43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OpenSymbol1"/>
      </text:list-level-style-bullet>
      <text:list-level-style-bullet text:level="9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3cm" fo:margin-right="0cm" fo:margin-top="0.459cm" fo:margin-bottom="0cm" loext:contextual-spacing="false" fo:text-indent="0cm" style:auto-text-indent="false">
        <style:tab-stops>
          <style:tab-stop style:position="3.011cm" style:type="center"/>
        </style:tab-stops>
      </style:paragraph-properties>
    </style:style>
    <style:style style:name="MP2" style:family="paragraph" style:parent-style-name="Table_20_Contents">
      <style:paragraph-properties fo:margin-left="3cm" fo:margin-right="0cm" fo:text-indent="0cm" style:auto-text-indent="false">
        <style:tab-stops>
          <style:tab-stop style:position="6.001cm"/>
        </style:tab-stops>
      </style:paragraph-properties>
      <style:text-properties fo:color="#000000"/>
    </style:style>
    <style:style style:name="MP3" style:family="paragraph" style:parent-style-name="Footer">
      <style:paragraph-properties fo:padding-left="0cm" fo:padding-right="0cm" fo:padding-top="0.141cm" fo:padding-bottom="0.141cm" fo:border-left="none" fo:border-right="none" fo:border-top="0.99pt solid #000000" fo:border-bottom="0.26pt solid #000000"/>
    </style:style>
    <style:style style:name="MP4" style:family="paragraph" style:parent-style-name="Footer">
      <style:paragraph-properties fo:margin-top="0.141cm" fo:margin-bottom="0cm" loext:contextual-spacing="false"/>
    </style:style>
    <style:style style:name="Mfr1" style:family="graphic" style:parent-style-name="Graphics">
      <style:graphic-properties fo:margin-left="0.37cm" fo:margin-right="0.33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-0.092cm, 0cm, -0.09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cm" fo:margin-top="0cm" fo:margin-bottom="0.014cm" style:run-through="background" style:wrap="run-through" style:number-wrapped-paragraphs="no-limit" style:vertical-pos="from-top" style:vertical-rel="pag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true"/>
      </style:header-style>
      <style:footer-style>
        <style:header-footer-properties fo:min-height="1.503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701cm" fo:margin-left="2cm" fo:margin-right="2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5" text:anchor-type="char" svg:x="4.267cm" svg:y="1.205cm" svg:width="0.199cm" svg:height="1.3cm" draw:z-index="88"><draw:image xlink:href="Pictures/100002010000000400000097EBA0C4B988BFFE9F.png" xlink:type="simple" xlink:show="embed" xlink:actuate="onLoad" loext:mime-type="image/png"/><svg:desc>C:\DATA\Personal data\Projects\Libor Sejna\2010-02-16\Cara svisla.png</svg:desc></draw:frame><draw:frame draw:style-name="Mfr2" draw:name="Picture 8" text:anchor-type="char" svg:x="0cm" svg:y="3cm" svg:width="17.484cm" svg:height="0.415cm" draw:z-index="58"><draw:image xlink:href="Pictures/100002010000081300000031E4F56E7EBAAF8260.png" xlink:type="simple" xlink:show="embed" xlink:actuate="onLoad" loext:mime-type="image/png"/><svg:desc>C:\DATA\Personal data\Projects\Libor Sejna\2010-02-16\Cara1.png</svg:desc></draw:frame><draw:frame draw:style-name="Mfr3" draw:name="Picture 1" text:anchor-type="char" svg:x="2.004cm" svg:y="1.199cm" svg:width="1.7cm" svg:height="1.307cm" draw:z-index="29"><draw:image xlink:href="Pictures/1000020100000104000000C7FE028EA1DB55D505.png" xlink:type="simple" xlink:show="embed" xlink:actuate="onLoad" loext:mime-type="image/png"/><svg:desc>LogoCP2.png</svg:desc></draw:frame>Technická dokumentace B2B – WS PodáníOnline</text:p>
        <text:p text:style-name="MP2"/>
      </style:header>
      <style:footer>
        <text:p text:style-name="MP3">Datum: 26.2.2016<text:tab/> Strana <text:page-number text:select-page="current">30</text:page-number>/<text:page-count>30</text:page-count></text:p>
        <text:p text:style-name="MP4"/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4" draw:name="Picture 2" text:anchor-type="char" svg:y="4.637cm" svg:width="16.999cm" svg:height="0.409cm" draw:z-index="0"><draw:image xlink:href="Pictures/10000201000007D80000003125151B6DA2F68A48.png" xlink:type="simple" xlink:show="embed" xlink:actuate="onLoad" loext:mime-type="image/png"/><svg:desc>C:\DATA\Personal data\Projects\Libor Sejna\2010-02-16\Cara2.png</svg:desc></draw:frame><draw:frame draw:style-name="Mfr3" draw:name="Obrázek1" text:anchor-type="char" svg:x="2cm" svg:y="1.198cm" svg:width="1.7cm" svg:height="1.307cm" draw:z-index="59"><draw:image xlink:href="Pictures/1000020100000104000000C7FE028EA1DB55D505.png" xlink:type="simple" xlink:show="embed" xlink:actuate="onLoad" loext:mime-type="image/png"/><svg:desc>LogoCP2.pn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5-22T07:50:00</meta:creation-date>
    <dc:date>2020-01-16T09:29:19.746128497</dc:date>
    <meta:editing-duration>PT37M23S</meta:editing-duration>
    <meta:generator>LibreOffice/6.0.7.3$Linux_X86_64 LibreOffice_project/00m0$Build-3</meta:generator>
    <meta:document-statistic meta:table-count="23" meta:image-count="5" meta:object-count="3" meta:page-count="30" meta:paragraph-count="1610" meta:word-count="3526" meta:character-count="33538" meta:non-whitespace-character-count="304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